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21mm"/>
    </style:style>
    <style:style style:name="co2" style:family="table-column">
      <style:table-column-properties fo:break-before="auto" style:column-width="10.67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35.28mm"/>
    </style:style>
    <style:style style:name="co5" style:family="table-column">
      <style:table-column-properties fo:break-before="auto" style:column-width="27.45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11.77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1.32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DonnéesIndiv">
      <style:table-properties table:display="true" style:writing-mode="lr-tb"/>
    </style:style>
    <style:style style:name="ta2" style:family="table" style:master-page-name="PageStyle_5f_Inventaire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nnéesIndi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DateHeure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0:00" calcext:value-type="date">
            <text:p>2019-05-02 08:00:00</text:p>
          </table:table-cell>
          <table:table-cell office:value-type="string" calcext:value-type="string">
            <text:p>Turdus merula</text:p>
          </table:table-cell>
          <table:table-cell office:value-type="float" office:value="43.4188291138872" calcext:value-type="float">
            <text:p>43,4188291138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2:00" calcext:value-type="date">
            <text:p>2019-05-02 08:02:00</text:p>
          </table:table-cell>
          <table:table-cell office:value-type="string" calcext:value-type="string">
            <text:p>Turdus merula</text:p>
          </table:table-cell>
          <table:table-cell office:value-type="float" office:value="196.34884909404" calcext:value-type="float">
            <text:p>196,34884909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6:00" calcext:value-type="date">
            <text:p>2019-05-02 07:46:00</text:p>
          </table:table-cell>
          <table:table-cell office:value-type="string" calcext:value-type="string">
            <text:p>Turdus merula</text:p>
          </table:table-cell>
          <table:table-cell office:value-type="float" office:value="748.212939608832" calcext:value-type="float">
            <text:p>748,212939608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72.2569976630978" calcext:value-type="float">
            <text:p>72,25699766309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37.5564036882303" calcext:value-type="float">
            <text:p>37,5564036882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4:00" calcext:value-type="date">
            <text:p>2019-05-02 08:04:00</text:p>
          </table:table-cell>
          <table:table-cell office:value-type="string" calcext:value-type="string">
            <text:p>Sylvia atricapilla</text:p>
          </table:table-cell>
          <table:table-cell office:value-type="float" office:value="92.3227590106803" calcext:value-type="float">
            <text:p>92,322759010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38:00" calcext:value-type="date">
            <text:p>2019-05-02 07:38:00</text:p>
          </table:table-cell>
          <table:table-cell office:value-type="string" calcext:value-type="string">
            <text:p>Sylvia atricapilla</text:p>
          </table:table-cell>
          <table:table-cell office:value-type="float" office:value="152.0552285556" calcext:value-type="float">
            <text:p>152,0552285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1:00" calcext:value-type="date">
            <text:p>2019-05-02 07:41:00</text:p>
          </table:table-cell>
          <table:table-cell office:value-type="string" calcext:value-type="string">
            <text:p>Turdus merula</text:p>
          </table:table-cell>
          <table:table-cell office:value-type="float" office:value="158.468848930576" calcext:value-type="float">
            <text:p>158,468848930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7:42:00" calcext:value-type="date">
            <text:p>2019-05-02 07:42:00</text:p>
          </table:table-cell>
          <table:table-cell office:value-type="string" calcext:value-type="string">
            <text:p>Turdus merula</text:p>
          </table:table-cell>
          <table:table-cell office:value-type="float" office:value="464.27587149299" calcext:value-type="float">
            <text:p>464,27587149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181.867053478679" calcext:value-type="float">
            <text:p>181,867053478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09:00" calcext:value-type="date">
            <text:p>2019-05-02 08:09:00</text:p>
          </table:table-cell>
          <table:table-cell office:value-type="string" calcext:value-type="string">
            <text:p>Turdus merula</text:p>
          </table:table-cell>
          <table:table-cell office:value-type="float" office:value="231.289362661019" calcext:value-type="float">
            <text:p>231,289362661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10:00" calcext:value-type="date">
            <text:p>2019-05-02 08:10:00</text:p>
          </table:table-cell>
          <table:table-cell office:value-type="string" calcext:value-type="string">
            <text:p>Turdus merula</text:p>
          </table:table-cell>
          <table:table-cell office:value-type="float" office:value="254.991406240747" calcext:value-type="float">
            <text:p>254,991406240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71.3875746314764" calcext:value-type="float">
            <text:p>71,3875746314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19.35822061722" calcext:value-type="float">
            <text:p>119,35822061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207.426917123991" calcext:value-type="float">
            <text:p>207,426917123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7:00" calcext:value-type="date">
            <text:p>2019-05-02 08:27:00</text:p>
          </table:table-cell>
          <table:table-cell office:value-type="string" calcext:value-type="string">
            <text:p>Turdus merula</text:p>
          </table:table-cell>
          <table:table-cell office:value-type="float" office:value="145.635554660717" calcext:value-type="float">
            <text:p>145,635554660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Sylvia atricapilla</text:p>
          </table:table-cell>
          <table:table-cell office:value-type="float" office:value="36.2633180369359" calcext:value-type="float">
            <text:p>36,2633180369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29:00" calcext:value-type="date">
            <text:p>2019-05-02 08:29:00</text:p>
          </table:table-cell>
          <table:table-cell office:value-type="string" calcext:value-type="string">
            <text:p>Turdus merula</text:p>
          </table:table-cell>
          <table:table-cell office:value-type="float" office:value="45.1054025628062" calcext:value-type="float">
            <text:p>45,1054025628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1:00" calcext:value-type="date">
            <text:p>2019-05-02 08:31:00</text:p>
          </table:table-cell>
          <table:table-cell office:value-type="string" calcext:value-type="string">
            <text:p>Turdus merula</text:p>
          </table:table-cell>
          <table:table-cell office:value-type="float" office:value="82.3179277832504" calcext:value-type="float">
            <text:p>82,317927783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T08:35:00" calcext:value-type="date">
            <text:p>2019-05-02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34.532655629833" calcext:value-type="float">
            <text:p>134,532655629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1:00" calcext:value-type="date">
            <text:p>2019-05-07 06:51:00</text:p>
          </table:table-cell>
          <table:table-cell office:value-type="string" calcext:value-type="string">
            <text:p>Sylvia atricapilla</text:p>
          </table:table-cell>
          <table:table-cell office:value-type="float" office:value="82.3760093006417" calcext:value-type="float">
            <text:p>82,37600930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4:00" calcext:value-type="date">
            <text:p>2019-05-07 06:54:00</text:p>
          </table:table-cell>
          <table:table-cell office:value-type="string" calcext:value-type="string">
            <text:p>Turdus merula</text:p>
          </table:table-cell>
          <table:table-cell office:value-type="float" office:value="89.2125398790722" calcext:value-type="float">
            <text:p>89,212539879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6:00" calcext:value-type="date">
            <text:p>2019-05-07 06:56:00</text:p>
          </table:table-cell>
          <table:table-cell office:value-type="string" calcext:value-type="string">
            <text:p>Turdus merula</text:p>
          </table:table-cell>
          <table:table-cell office:value-type="float" office:value="137.912080950295" calcext:value-type="float">
            <text:p>137,912080950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50.553522619018" calcext:value-type="float">
            <text:p>150,5535226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251.55114924929" calcext:value-type="float">
            <text:p>251,55114924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6:57:00" calcext:value-type="date">
            <text:p>2019-05-07 06:57:00</text:p>
          </table:table-cell>
          <table:table-cell office:value-type="string" calcext:value-type="string">
            <text:p>Turdus merula</text:p>
          </table:table-cell>
          <table:table-cell office:value-type="float" office:value="186.053498760483" calcext:value-type="float">
            <text:p>186,0534987604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6:00" calcext:value-type="date">
            <text:p>2019-05-07 07:36:00</text:p>
          </table:table-cell>
          <table:table-cell office:value-type="string" calcext:value-type="string">
            <text:p>Sylvia atricapilla</text:p>
          </table:table-cell>
          <table:table-cell office:value-type="float" office:value="48.8241084425804" calcext:value-type="float">
            <text:p>48,8241084425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7:00" calcext:value-type="date">
            <text:p>2019-05-07 07:37:00</text:p>
          </table:table-cell>
          <table:table-cell office:value-type="string" calcext:value-type="string">
            <text:p>Sylvia atricapilla</text:p>
          </table:table-cell>
          <table:table-cell office:value-type="float" office:value="54.8764769790057" calcext:value-type="float">
            <text:p>54,8764769790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38:00" calcext:value-type="date">
            <text:p>2019-05-07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6.1011138597655" calcext:value-type="float">
            <text:p>96,1011138597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40:00" calcext:value-type="date">
            <text:p>2019-05-07 07:40:00</text:p>
          </table:table-cell>
          <table:table-cell office:value-type="string" calcext:value-type="string">
            <text:p>Turdus merula</text:p>
          </table:table-cell>
          <table:table-cell office:value-type="float" office:value="129.329271935996" calcext:value-type="float">
            <text:p>129,329271935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9:00" calcext:value-type="date">
            <text:p>2019-05-07 07:19:00</text:p>
          </table:table-cell>
          <table:table-cell office:value-type="string" calcext:value-type="string">
            <text:p>Turdus merula</text:p>
          </table:table-cell>
          <table:table-cell office:value-type="float" office:value="206.803537676287" calcext:value-type="float">
            <text:p>206,803537676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2.022400766234" calcext:value-type="float">
            <text:p>222,022400766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316.447403014504" calcext:value-type="float">
            <text:p>316,447403014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162.838974769878" calcext:value-type="float">
            <text:p>162,83897476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23:00" calcext:value-type="date">
            <text:p>2019-05-07 07:23:00</text:p>
          </table:table-cell>
          <table:table-cell office:value-type="string" calcext:value-type="string">
            <text:p>Turdus merula</text:p>
          </table:table-cell>
          <table:table-cell office:value-type="float" office:value="226.231095385408" calcext:value-type="float">
            <text:p>226,231095385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3:00" calcext:value-type="date">
            <text:p>2019-05-07 07:13:00</text:p>
          </table:table-cell>
          <table:table-cell office:value-type="string" calcext:value-type="string">
            <text:p>Sylvia atricapilla</text:p>
          </table:table-cell>
          <table:table-cell office:value-type="float" office:value="72.1307651038814" calcext:value-type="float">
            <text:p>72,1307651038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T07:14:00" calcext:value-type="date">
            <text:p>2019-05-07 07:14:00</text:p>
          </table:table-cell>
          <table:table-cell office:value-type="string" calcext:value-type="string">
            <text:p>Sylvia atricapilla</text:p>
          </table:table-cell>
          <table:table-cell office:value-type="float" office:value="79.2425330745169" calcext:value-type="float">
            <text:p>79,2425330745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06:00" calcext:value-type="date">
            <text:p>2019-05-01 08:06:00</text:p>
          </table:table-cell>
          <table:table-cell office:value-type="string" calcext:value-type="string">
            <text:p>Turdus merula</text:p>
          </table:table-cell>
          <table:table-cell office:value-type="float" office:value="51.8612481789888" calcext:value-type="float">
            <text:p>51,86124817898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1:00" calcext:value-type="date">
            <text:p>2019-05-0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6.8098242229012" calcext:value-type="float">
            <text:p>86,8098242229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Turdus merula</text:p>
          </table:table-cell>
          <table:table-cell office:value-type="float" office:value="87.5411401515296" calcext:value-type="float">
            <text:p>87,541140151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6:00" calcext:value-type="date">
            <text:p>2019-05-01 08:46:00</text:p>
          </table:table-cell>
          <table:table-cell office:value-type="string" calcext:value-type="string">
            <text:p>Turdus merula</text:p>
          </table:table-cell>
          <table:table-cell office:value-type="float" office:value="54.9186283798071" calcext:value-type="float">
            <text:p>54,9186283798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Turdus merula</text:p>
          </table:table-cell>
          <table:table-cell office:value-type="float" office:value="43.8183857847104" calcext:value-type="float">
            <text:p>43,8183857847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25.527563660766" calcext:value-type="float">
            <text:p>25,527563660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45.946292406642" calcext:value-type="float">
            <text:p>45,94629240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4:00" calcext:value-type="date">
            <text:p>2019-05-01 10:14:00</text:p>
          </table:table-cell>
          <table:table-cell office:value-type="string" calcext:value-type="string">
            <text:p>Sylvia atricapilla</text:p>
          </table:table-cell>
          <table:table-cell office:value-type="float" office:value="62.1797984254975" calcext:value-type="float">
            <text:p>62,1797984254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6:00" calcext:value-type="date">
            <text:p>2019-05-01 10:16:00</text:p>
          </table:table-cell>
          <table:table-cell office:value-type="string" calcext:value-type="string">
            <text:p>Turdus merula</text:p>
          </table:table-cell>
          <table:table-cell office:value-type="float" office:value="125.186680377059" calcext:value-type="float">
            <text:p>125,1866803770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58:00" calcext:value-type="date">
            <text:p>2019-05-01 09:58:00</text:p>
          </table:table-cell>
          <table:table-cell office:value-type="string" calcext:value-type="string">
            <text:p>Turdus merula</text:p>
          </table:table-cell>
          <table:table-cell office:value-type="float" office:value="40.5108551112288" calcext:value-type="float">
            <text:p>40,510855111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4:00" calcext:value-type="date">
            <text:p>2019-05-01 10:34:00</text:p>
          </table:table-cell>
          <table:table-cell office:value-type="string" calcext:value-type="string">
            <text:p>Turdus merula</text:p>
          </table:table-cell>
          <table:table-cell office:value-type="float" office:value="103.870964280833" calcext:value-type="float">
            <text:p>103,870964280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35:00" calcext:value-type="date">
            <text:p>2019-05-01 10:35:00</text:p>
          </table:table-cell>
          <table:table-cell office:value-type="string" calcext:value-type="string">
            <text:p>Sylvia atricapilla</text:p>
          </table:table-cell>
          <table:table-cell office:value-type="float" office:value="126.880160039387" calcext:value-type="float">
            <text:p>126,880160039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1:00" calcext:value-type="date">
            <text:p>2019-05-01 10:41:00</text:p>
          </table:table-cell>
          <table:table-cell office:value-type="string" calcext:value-type="string">
            <text:p>Turdus merula</text:p>
          </table:table-cell>
          <table:table-cell office:value-type="float" office:value="196.178727385066" calcext:value-type="float">
            <text:p>196,17872738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8:00" calcext:value-type="date">
            <text:p>2019-04-07 08:58:00</text:p>
          </table:table-cell>
          <table:table-cell office:value-type="string" calcext:value-type="string">
            <text:p>Sylvia atricapilla</text:p>
          </table:table-cell>
          <table:table-cell office:value-type="float" office:value="25.9492606616926" calcext:value-type="float">
            <text:p>25,9492606616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48:00" calcext:value-type="date">
            <text:p>2019-04-07 09:48:00</text:p>
          </table:table-cell>
          <table:table-cell office:value-type="string" calcext:value-type="string">
            <text:p>Turdus merula</text:p>
          </table:table-cell>
          <table:table-cell office:value-type="float" office:value="61.4633434395941" calcext:value-type="float">
            <text:p>61,46334343959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52:00" calcext:value-type="date">
            <text:p>2019-04-07 08:52:00</text:p>
          </table:table-cell>
          <table:table-cell office:value-type="string" calcext:value-type="string">
            <text:p>Turdus merula</text:p>
          </table:table-cell>
          <table:table-cell office:value-type="float" office:value="11.6000185699332" calcext:value-type="float">
            <text:p>11,6000185699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7:48:00" calcext:value-type="date">
            <text:p>2019-04-07 07:48:00</text:p>
          </table:table-cell>
          <table:table-cell office:value-type="string" calcext:value-type="string">
            <text:p>Sylvia atricapilla</text:p>
          </table:table-cell>
          <table:table-cell office:value-type="float" office:value="53.6930284187892" calcext:value-type="float">
            <text:p>53,6930284187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4:00" calcext:value-type="date">
            <text:p>2019-04-07 09:24:00</text:p>
          </table:table-cell>
          <table:table-cell office:value-type="string" calcext:value-type="string">
            <text:p>Sylvia atricapilla</text:p>
          </table:table-cell>
          <table:table-cell office:value-type="float" office:value="77.6649774216803" calcext:value-type="float">
            <text:p>77,6649774216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5:00" calcext:value-type="date">
            <text:p>2019-04-07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7.4278673885609" calcext:value-type="float">
            <text:p>67,42786738856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4:00" calcext:value-type="date">
            <text:p>2019-05-01 07:54:00</text:p>
          </table:table-cell>
          <table:table-cell office:value-type="string" calcext:value-type="string">
            <text:p>Sylvia atricapilla</text:p>
          </table:table-cell>
          <table:table-cell office:value-type="float" office:value="200.164523947043" calcext:value-type="float">
            <text:p>200,164523947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46.9130154722504" calcext:value-type="float">
            <text:p>46,9130154722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9:00" calcext:value-type="date">
            <text:p>2019-05-01 09:39:00</text:p>
          </table:table-cell>
          <table:table-cell office:value-type="string" calcext:value-type="string">
            <text:p>Sylvia atricapilla</text:p>
          </table:table-cell>
          <table:table-cell office:value-type="float" office:value="95.1608221688229" calcext:value-type="float">
            <text:p>95,1608221688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98.1861206524536" calcext:value-type="float">
            <text:p>98,1861206524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24.444321588718" calcext:value-type="float">
            <text:p>124,444321588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5:00" calcext:value-type="date">
            <text:p>2019-05-01 08:45:00</text:p>
          </table:table-cell>
          <table:table-cell office:value-type="string" calcext:value-type="string">
            <text:p>Turdus merula</text:p>
          </table:table-cell>
          <table:table-cell office:value-type="float" office:value="336.74456220876" calcext:value-type="float">
            <text:p>336,74456220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401.93447087362" calcext:value-type="float">
            <text:p>401,93447087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0:00" calcext:value-type="date">
            <text:p>2019-05-01 08:50:00</text:p>
          </table:table-cell>
          <table:table-cell office:value-type="string" calcext:value-type="string">
            <text:p>Turdus merula</text:p>
          </table:table-cell>
          <table:table-cell office:value-type="float" office:value="282.296034802461" calcext:value-type="float">
            <text:p>282,29603480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1:00" calcext:value-type="date">
            <text:p>2019-05-01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13.951974938833" calcext:value-type="float">
            <text:p>113,9519749388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1:00" calcext:value-type="date">
            <text:p>2019-05-01 09:41:00</text:p>
          </table:table-cell>
          <table:table-cell office:value-type="string" calcext:value-type="string">
            <text:p>Turdus merula</text:p>
          </table:table-cell>
          <table:table-cell office:value-type="float" office:value="51.8848008491046" calcext:value-type="float">
            <text:p>51,88480084910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3:00" calcext:value-type="date">
            <text:p>2019-05-01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52.836412669501" calcext:value-type="float">
            <text:p>152,836412669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7:00" calcext:value-type="date">
            <text:p>2019-05-01 06:57:00</text:p>
          </table:table-cell>
          <table:table-cell office:value-type="string" calcext:value-type="string">
            <text:p>Turdus merula</text:p>
          </table:table-cell>
          <table:table-cell office:value-type="float" office:value="91.0065214099754" calcext:value-type="float">
            <text:p>91,0065214099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59.4615938867927" calcext:value-type="float">
            <text:p>59,461593886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27.49530481444" calcext:value-type="float">
            <text:p>127,49530481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9:00" calcext:value-type="date">
            <text:p>2019-05-01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0.4150968603295" calcext:value-type="float">
            <text:p>80,4150968603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2:00" calcext:value-type="date">
            <text:p>2019-05-01 07:32:00</text:p>
          </table:table-cell>
          <table:table-cell office:value-type="string" calcext:value-type="string">
            <text:p>Turdus merula</text:p>
          </table:table-cell>
          <table:table-cell office:value-type="float" office:value="101.468495992675" calcext:value-type="float">
            <text:p>101,468495992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7:00" calcext:value-type="date">
            <text:p>2019-05-01 09:07:00</text:p>
          </table:table-cell>
          <table:table-cell office:value-type="string" calcext:value-type="string">
            <text:p>Sylvia atricapilla</text:p>
          </table:table-cell>
          <table:table-cell office:value-type="float" office:value="37.6226780736719" calcext:value-type="float">
            <text:p>37,6226780736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9:00" calcext:value-type="date">
            <text:p>2019-05-01 09:09:00</text:p>
          </table:table-cell>
          <table:table-cell office:value-type="string" calcext:value-type="string">
            <text:p>Turdus merula</text:p>
          </table:table-cell>
          <table:table-cell office:value-type="float" office:value="91.4777620829747" calcext:value-type="float">
            <text:p>91,477762082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36:00" calcext:value-type="date">
            <text:p>2019-05-01 07:36:00</text:p>
          </table:table-cell>
          <table:table-cell office:value-type="string" calcext:value-type="string">
            <text:p>Turdus merula</text:p>
          </table:table-cell>
          <table:table-cell office:value-type="float" office:value="85.9675501862196" calcext:value-type="float">
            <text:p>85,9675501862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7:38:00" calcext:value-type="date">
            <text:p>2019-04-30 07:38:00</text:p>
          </table:table-cell>
          <table:table-cell office:value-type="string" calcext:value-type="string">
            <text:p>Sylvia atricapilla</text:p>
          </table:table-cell>
          <table:table-cell office:value-type="float" office:value="55.0231260144937" calcext:value-type="float">
            <text:p>55,0231260144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2:00" calcext:value-type="date">
            <text:p>2019-04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75.3546651054333" calcext:value-type="float">
            <text:p>75,35466510543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3:00" calcext:value-type="date">
            <text:p>2019-04-30 08:33:00</text:p>
          </table:table-cell>
          <table:table-cell office:value-type="string" calcext:value-type="string">
            <text:p>Sylvia atricapilla</text:p>
          </table:table-cell>
          <table:table-cell office:value-type="float" office:value="74.6897021456075" calcext:value-type="float">
            <text:p>74,6897021456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5:00" calcext:value-type="date">
            <text:p>2019-04-30 08:35:00</text:p>
          </table:table-cell>
          <table:table-cell office:value-type="string" calcext:value-type="string">
            <text:p>Sylvia atricapilla</text:p>
          </table:table-cell>
          <table:table-cell office:value-type="float" office:value="46.1874180747295" calcext:value-type="float">
            <text:p>46,1874180747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6:00" calcext:value-type="date">
            <text:p>2019-04-30 08:36:00</text:p>
          </table:table-cell>
          <table:table-cell office:value-type="string" calcext:value-type="string">
            <text:p>Turdus merula</text:p>
          </table:table-cell>
          <table:table-cell office:value-type="float" office:value="62.6710786473181" calcext:value-type="float">
            <text:p>62,67107864731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52:00" calcext:value-type="date">
            <text:p>2019-04-30 08:52:00</text:p>
          </table:table-cell>
          <table:table-cell office:value-type="string" calcext:value-type="string">
            <text:p>Sylvia atricapilla</text:p>
          </table:table-cell>
          <table:table-cell office:value-type="float" office:value="115.038773169733" calcext:value-type="float">
            <text:p>115,038773169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13:00" calcext:value-type="date">
            <text:p>2019-04-30 09:13:00</text:p>
          </table:table-cell>
          <table:table-cell office:value-type="string" calcext:value-type="string">
            <text:p>Sylvia atricapilla</text:p>
          </table:table-cell>
          <table:table-cell office:value-type="float" office:value="62.7649573547272" calcext:value-type="float">
            <text:p>62,7649573547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Sylvia atricapilla</text:p>
          </table:table-cell>
          <table:table-cell office:value-type="float" office:value="72.4489286406954" calcext:value-type="float">
            <text:p>72,4489286406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2:00" calcext:value-type="date">
            <text:p>2019-04-30 09:32:00</text:p>
          </table:table-cell>
          <table:table-cell office:value-type="string" calcext:value-type="string">
            <text:p>Turdus merula</text:p>
          </table:table-cell>
          <table:table-cell office:value-type="float" office:value="316.452137938871" calcext:value-type="float">
            <text:p>316,452137938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9:35:00" calcext:value-type="date">
            <text:p>2019-04-30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83.538157261518" calcext:value-type="float">
            <text:p>183,5381572615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0:00" calcext:value-type="date">
            <text:p>2019-04-30 08:30:00</text:p>
          </table:table-cell>
          <table:table-cell office:value-type="string" calcext:value-type="string">
            <text:p>Sylvia atricapilla</text:p>
          </table:table-cell>
          <table:table-cell office:value-type="float" office:value="46.2152550241975" calcext:value-type="float">
            <text:p>46,21525502419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30T08:31:00" calcext:value-type="date">
            <text:p>2019-04-30 08:31:00</text:p>
          </table:table-cell>
          <table:table-cell office:value-type="string" calcext:value-type="string">
            <text:p>Sylvia atricapilla</text:p>
          </table:table-cell>
          <table:table-cell office:value-type="float" office:value="78.8645152473322" calcext:value-type="float">
            <text:p>78,864515247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6:00" calcext:value-type="date">
            <text:p>2019-05-03 07:16:00</text:p>
          </table:table-cell>
          <table:table-cell office:value-type="string" calcext:value-type="string">
            <text:p>Sylvia atricapilla</text:p>
          </table:table-cell>
          <table:table-cell office:value-type="float" office:value="105.329459566372" calcext:value-type="float">
            <text:p>105,329459566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7:00" calcext:value-type="date">
            <text:p>2019-05-03 07:17:00</text:p>
          </table:table-cell>
          <table:table-cell office:value-type="string" calcext:value-type="string">
            <text:p>Turdus merula</text:p>
          </table:table-cell>
          <table:table-cell office:value-type="float" office:value="66.6692905413492" calcext:value-type="float">
            <text:p>66,6692905413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6:00" calcext:value-type="date">
            <text:p>2019-05-03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89.183194434675" calcext:value-type="float">
            <text:p>189,183194434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08:00" calcext:value-type="date">
            <text:p>2019-05-03 08:08:00</text:p>
          </table:table-cell>
          <table:table-cell office:value-type="string" calcext:value-type="string">
            <text:p>Turdus merula</text:p>
          </table:table-cell>
          <table:table-cell office:value-type="float" office:value="226.565070091676" calcext:value-type="float">
            <text:p>226,565070091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11:00" calcext:value-type="date">
            <text:p>2019-05-03 08:11:00</text:p>
          </table:table-cell>
          <table:table-cell office:value-type="string" calcext:value-type="string">
            <text:p>Turdus merula</text:p>
          </table:table-cell>
          <table:table-cell office:value-type="float" office:value="148.443560822095" calcext:value-type="float">
            <text:p>148,44356082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149.316725984146" calcext:value-type="float">
            <text:p>149,316725984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3:00" calcext:value-type="date">
            <text:p>2019-05-03 07:13:00</text:p>
          </table:table-cell>
          <table:table-cell office:value-type="string" calcext:value-type="string">
            <text:p>Turdus merula</text:p>
          </table:table-cell>
          <table:table-cell office:value-type="float" office:value="94.0280170929261" calcext:value-type="float">
            <text:p>94,02801709292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88.1779473402117" calcext:value-type="float">
            <text:p>88,1779473402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Sylvia atricapilla</text:p>
          </table:table-cell>
          <table:table-cell office:value-type="float" office:value="59.6669804155934" calcext:value-type="float">
            <text:p>59,66698041559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14:00" calcext:value-type="date">
            <text:p>2019-05-03 07:14:00</text:p>
          </table:table-cell>
          <table:table-cell office:value-type="string" calcext:value-type="string">
            <text:p>Turdus merula</text:p>
          </table:table-cell>
          <table:table-cell office:value-type="float" office:value="108.240096262578" calcext:value-type="float">
            <text:p>108,240096262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27.310429406696" calcext:value-type="float">
            <text:p>227,31042940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02:00" calcext:value-type="date">
            <text:p>2019-05-03 07:02:00</text:p>
          </table:table-cell>
          <table:table-cell office:value-type="string" calcext:value-type="string">
            <text:p>Turdus merula</text:p>
          </table:table-cell>
          <table:table-cell office:value-type="float" office:value="299.812185575065" calcext:value-type="float">
            <text:p>299,8121855750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Turdus merula</text:p>
          </table:table-cell>
          <table:table-cell office:value-type="float" office:value="20.3652447813345" calcext:value-type="float">
            <text:p>20,3652447813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29:00" calcext:value-type="date">
            <text:p>2019-05-03 07:29:00</text:p>
          </table:table-cell>
          <table:table-cell office:value-type="string" calcext:value-type="string">
            <text:p>Sylvia atricapilla</text:p>
          </table:table-cell>
          <table:table-cell office:value-type="float" office:value="83.1079171658949" calcext:value-type="float">
            <text:p>83,1079171658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Sylvia atricapilla</text:p>
          </table:table-cell>
          <table:table-cell office:value-type="float" office:value="76.4432520567218" calcext:value-type="float">
            <text:p>76,4432520567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4:00" calcext:value-type="date">
            <text:p>2019-05-03 07:34:00</text:p>
          </table:table-cell>
          <table:table-cell office:value-type="string" calcext:value-type="string">
            <text:p>Turdus merula</text:p>
          </table:table-cell>
          <table:table-cell office:value-type="float" office:value="247.279468973381" calcext:value-type="float">
            <text:p>247,279468973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51:00" calcext:value-type="date">
            <text:p>2019-05-03 07:51:00</text:p>
          </table:table-cell>
          <table:table-cell office:value-type="string" calcext:value-type="string">
            <text:p>Turdus merula</text:p>
          </table:table-cell>
          <table:table-cell office:value-type="float" office:value="226.391636572277" calcext:value-type="float">
            <text:p>226,39163657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36:00" calcext:value-type="date">
            <text:p>2019-05-03 07:36:00</text:p>
          </table:table-cell>
          <table:table-cell office:value-type="string" calcext:value-type="string">
            <text:p>Turdus merula</text:p>
          </table:table-cell>
          <table:table-cell office:value-type="float" office:value="181.461380571168" calcext:value-type="float">
            <text:p>181,461380571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7:00" calcext:value-type="date">
            <text:p>2019-05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89.8203226241726" calcext:value-type="float">
            <text:p>89,820322624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8:00" calcext:value-type="date">
            <text:p>2019-05-03 07:48:00</text:p>
          </table:table-cell>
          <table:table-cell office:value-type="string" calcext:value-type="string">
            <text:p>Turdus merula</text:p>
          </table:table-cell>
          <table:table-cell office:value-type="float" office:value="122.57312614402" calcext:value-type="float">
            <text:p>122,57312614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7:49:00" calcext:value-type="date">
            <text:p>2019-05-03 07:49:00</text:p>
          </table:table-cell>
          <table:table-cell office:value-type="string" calcext:value-type="string">
            <text:p>Turdus merula</text:p>
          </table:table-cell>
          <table:table-cell office:value-type="float" office:value="45.7162064334081" calcext:value-type="float">
            <text:p>45,7162064334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5:00" calcext:value-type="date">
            <text:p>2019-05-03 08:25:00</text:p>
          </table:table-cell>
          <table:table-cell office:value-type="string" calcext:value-type="string">
            <text:p>Turdus merula</text:p>
          </table:table-cell>
          <table:table-cell office:value-type="float" office:value="217.436078237616" calcext:value-type="float">
            <text:p>217,436078237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2:00" calcext:value-type="date">
            <text:p>2019-05-03 09:12:00</text:p>
          </table:table-cell>
          <table:table-cell office:value-type="string" calcext:value-type="string">
            <text:p>Sylvia atricapilla</text:p>
          </table:table-cell>
          <table:table-cell office:value-type="float" office:value="168.948022451692" calcext:value-type="float">
            <text:p>168,9480224516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3:00" calcext:value-type="date">
            <text:p>2019-05-03 09:13:00</text:p>
          </table:table-cell>
          <table:table-cell office:value-type="string" calcext:value-type="string">
            <text:p>Turdus merula</text:p>
          </table:table-cell>
          <table:table-cell office:value-type="float" office:value="173.405739429448" calcext:value-type="float">
            <text:p>173,4057394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28:00" calcext:value-type="date">
            <text:p>2019-05-03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02.171779434806" calcext:value-type="float">
            <text:p>102,171779434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111.287968564369" calcext:value-type="float">
            <text:p>111,287968564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18:00" calcext:value-type="date">
            <text:p>2019-05-03 09:18:00</text:p>
          </table:table-cell>
          <table:table-cell office:value-type="string" calcext:value-type="string">
            <text:p>Turdus merula</text:p>
          </table:table-cell>
          <table:table-cell office:value-type="float" office:value="337.869580826428" calcext:value-type="float">
            <text:p>337,869580826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6:00" calcext:value-type="date">
            <text:p>2019-05-03 09:36:00</text:p>
          </table:table-cell>
          <table:table-cell office:value-type="string" calcext:value-type="string">
            <text:p>Sylvia atricapilla</text:p>
          </table:table-cell>
          <table:table-cell office:value-type="float" office:value="76.5017967209126" calcext:value-type="float">
            <text:p>76,501796720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48:00" calcext:value-type="date">
            <text:p>2019-05-03 08:48:00</text:p>
          </table:table-cell>
          <table:table-cell office:value-type="string" calcext:value-type="string">
            <text:p>Sylvia atricapilla</text:p>
          </table:table-cell>
          <table:table-cell office:value-type="float" office:value="47.7769044226976" calcext:value-type="float">
            <text:p>47,7769044226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0:00" calcext:value-type="date">
            <text:p>2019-05-03 08:50:00</text:p>
          </table:table-cell>
          <table:table-cell office:value-type="string" calcext:value-type="string">
            <text:p>Turdus merula</text:p>
          </table:table-cell>
          <table:table-cell office:value-type="float" office:value="11.1827334864196" calcext:value-type="float">
            <text:p>11,1827334864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38:00" calcext:value-type="date">
            <text:p>2019-05-03 09:38:00</text:p>
          </table:table-cell>
          <table:table-cell office:value-type="string" calcext:value-type="string">
            <text:p>Turdus merula</text:p>
          </table:table-cell>
          <table:table-cell office:value-type="float" office:value="208.309895404245" calcext:value-type="float">
            <text:p>208,30989540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0:00" calcext:value-type="date">
            <text:p>2019-05-03 09:40:00</text:p>
          </table:table-cell>
          <table:table-cell office:value-type="string" calcext:value-type="string">
            <text:p>Turdus merula</text:p>
          </table:table-cell>
          <table:table-cell office:value-type="float" office:value="115.340937193243" calcext:value-type="float">
            <text:p>115,340937193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9:41:00" calcext:value-type="date">
            <text:p>2019-05-03 09:41:00</text:p>
          </table:table-cell>
          <table:table-cell office:value-type="string" calcext:value-type="string">
            <text:p>Sylvia atricapilla</text:p>
          </table:table-cell>
          <table:table-cell office:value-type="float" office:value="74.9742855638638" calcext:value-type="float">
            <text:p>74,97428556386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2:00" calcext:value-type="date">
            <text:p>2019-05-03 08:52:00</text:p>
          </table:table-cell>
          <table:table-cell office:value-type="string" calcext:value-type="string">
            <text:p>Turdus merula</text:p>
          </table:table-cell>
          <table:table-cell office:value-type="float" office:value="141.225397535898" calcext:value-type="float">
            <text:p>141,225397535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210.371081040634" calcext:value-type="float">
            <text:p>210,37108104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3:00" calcext:value-type="date">
            <text:p>2019-05-03 08:53:00</text:p>
          </table:table-cell>
          <table:table-cell office:value-type="string" calcext:value-type="string">
            <text:p>Turdus merula</text:p>
          </table:table-cell>
          <table:table-cell office:value-type="float" office:value="114.770404850835" calcext:value-type="float">
            <text:p>114,7704048508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Turdus merula</text:p>
          </table:table-cell>
          <table:table-cell office:value-type="float" office:value="85.0994970249694" calcext:value-type="float">
            <text:p>85,0994970249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3T08:54:00" calcext:value-type="date">
            <text:p>2019-05-03 08:54:00</text:p>
          </table:table-cell>
          <table:table-cell office:value-type="string" calcext:value-type="string">
            <text:p>Sylvia atricapilla</text:p>
          </table:table-cell>
          <table:table-cell office:value-type="float" office:value="149.766660428974" calcext:value-type="float">
            <text:p>149,76666042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2:00" calcext:value-type="date">
            <text:p>2019-04-07 08:12:00</text:p>
          </table:table-cell>
          <table:table-cell office:value-type="string" calcext:value-type="string">
            <text:p>Turdus merula</text:p>
          </table:table-cell>
          <table:table-cell office:value-type="float" office:value="47.5966452624476" calcext:value-type="float">
            <text:p>47,5966452624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9:00" calcext:value-type="date">
            <text:p>2019-04-07 08:39:00</text:p>
          </table:table-cell>
          <table:table-cell office:value-type="string" calcext:value-type="string">
            <text:p>Turdus merula</text:p>
          </table:table-cell>
          <table:table-cell office:value-type="float" office:value="102.009447767735" calcext:value-type="float">
            <text:p>102,009447767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2:00" calcext:value-type="date">
            <text:p>2019-04-07 09:32:00</text:p>
          </table:table-cell>
          <table:table-cell office:value-type="string" calcext:value-type="string">
            <text:p>Sylvia atricapilla</text:p>
          </table:table-cell>
          <table:table-cell office:value-type="float" office:value="101.945130103074" calcext:value-type="float">
            <text:p>101,94513010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1754198631" calcext:value-type="float">
            <text:p>106,5817541986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5:00" calcext:value-type="date">
            <text:p>2019-04-07 11:15:00</text:p>
          </table:table-cell>
          <table:table-cell office:value-type="string" calcext:value-type="string">
            <text:p>Turdus merula</text:p>
          </table:table-cell>
          <table:table-cell office:value-type="float" office:value="113.101465068286" calcext:value-type="float">
            <text:p>113,101465068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57.336392747267" calcext:value-type="float">
            <text:p>57,336392747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Sylvia atricapilla</text:p>
          </table:table-cell>
          <table:table-cell office:value-type="float" office:value="84.745410947973" calcext:value-type="float">
            <text:p>84,7454109479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6:00" calcext:value-type="date">
            <text:p>2019-04-07 11:16:00</text:p>
          </table:table-cell>
          <table:table-cell office:value-type="string" calcext:value-type="string">
            <text:p>Turdus merula</text:p>
          </table:table-cell>
          <table:table-cell office:value-type="float" office:value="72.7181728098472" calcext:value-type="float">
            <text:p>72,7181728098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28:00" calcext:value-type="date">
            <text:p>2019-04-07 09:28:00</text:p>
          </table:table-cell>
          <table:table-cell office:value-type="string" calcext:value-type="string">
            <text:p>Turdus merula</text:p>
          </table:table-cell>
          <table:table-cell office:value-type="float" office:value="14.1208661231972" calcext:value-type="float">
            <text:p>14,1208661231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1.448952870373" calcext:value-type="float">
            <text:p>61,448952870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60.585480983784" calcext:value-type="float">
            <text:p>60,585480983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0:00" calcext:value-type="date">
            <text:p>2019-04-07 09:30:00</text:p>
          </table:table-cell>
          <table:table-cell office:value-type="string" calcext:value-type="string">
            <text:p>Sylvia atricapilla</text:p>
          </table:table-cell>
          <table:table-cell office:value-type="float" office:value="73.670180355344" calcext:value-type="float">
            <text:p>73,670180355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22.367441440737" calcext:value-type="float">
            <text:p>122,367441440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31:00" calcext:value-type="date">
            <text:p>2019-04-07 09:31:00</text:p>
          </table:table-cell>
          <table:table-cell office:value-type="string" calcext:value-type="string">
            <text:p>Turdus merula</text:p>
          </table:table-cell>
          <table:table-cell office:value-type="float" office:value="140.472918609321" calcext:value-type="float">
            <text:p>140,472918609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1:00" calcext:value-type="date">
            <text:p>2019-04-07 09:01:00</text:p>
          </table:table-cell>
          <table:table-cell office:value-type="string" calcext:value-type="string">
            <text:p>Sylvia atricapilla</text:p>
          </table:table-cell>
          <table:table-cell office:value-type="float" office:value="122.87718611997" calcext:value-type="float">
            <text:p>122,877186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4:00" calcext:value-type="date">
            <text:p>2019-04-07 09:04:00</text:p>
          </table:table-cell>
          <table:table-cell office:value-type="string" calcext:value-type="string">
            <text:p>Turdus merula</text:p>
          </table:table-cell>
          <table:table-cell office:value-type="float" office:value="241.253158847705" calcext:value-type="float">
            <text:p>241,2531588477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77.928148760562" calcext:value-type="float">
            <text:p>177,928148760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05:00" calcext:value-type="date">
            <text:p>2019-04-07 09:05:00</text:p>
          </table:table-cell>
          <table:table-cell office:value-type="string" calcext:value-type="string">
            <text:p>Turdus merula</text:p>
          </table:table-cell>
          <table:table-cell office:value-type="float" office:value="77.4966883472908" calcext:value-type="float">
            <text:p>77,4966883472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3:00" calcext:value-type="date">
            <text:p>2019-04-07 10:43:00</text:p>
          </table:table-cell>
          <table:table-cell office:value-type="string" calcext:value-type="string">
            <text:p>Turdus merula</text:p>
          </table:table-cell>
          <table:table-cell office:value-type="float" office:value="156.344719092879" calcext:value-type="float">
            <text:p>156,3447190928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Sylvia atricapilla</text:p>
          </table:table-cell>
          <table:table-cell office:value-type="float" office:value="91.4214886548271" calcext:value-type="float">
            <text:p>91,421488654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7:00" calcext:value-type="date">
            <text:p>2019-04-07 10:47:00</text:p>
          </table:table-cell>
          <table:table-cell office:value-type="string" calcext:value-type="string">
            <text:p>Sylvia atricapilla</text:p>
          </table:table-cell>
          <table:table-cell office:value-type="float" office:value="146.356501729026" calcext:value-type="float">
            <text:p>146,356501729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62.536528379646" calcext:value-type="float">
            <text:p>162,5365283796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3:00" calcext:value-type="date">
            <text:p>2019-04-07 08:13:00</text:p>
          </table:table-cell>
          <table:table-cell office:value-type="string" calcext:value-type="string">
            <text:p>Sylvia atricapilla</text:p>
          </table:table-cell>
          <table:table-cell office:value-type="float" office:value="225.400654123847" calcext:value-type="float">
            <text:p>225,4006541238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14:00" calcext:value-type="date">
            <text:p>2019-04-07 08:14:00</text:p>
          </table:table-cell>
          <table:table-cell office:value-type="string" calcext:value-type="string">
            <text:p>Turdus merula</text:p>
          </table:table-cell>
          <table:table-cell office:value-type="float" office:value="198.149887690691" calcext:value-type="float">
            <text:p>198,149887690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8:36:00" calcext:value-type="date">
            <text:p>2019-04-07 08:36:00</text:p>
          </table:table-cell>
          <table:table-cell office:value-type="string" calcext:value-type="string">
            <text:p>Sylvia atricapilla</text:p>
          </table:table-cell>
          <table:table-cell office:value-type="float" office:value="188.791914055904" calcext:value-type="float">
            <text:p>188,7919140559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19:00" calcext:value-type="date">
            <text:p>2019-04-07 11:19:00</text:p>
          </table:table-cell>
          <table:table-cell office:value-type="string" calcext:value-type="string">
            <text:p>Turdus merula</text:p>
          </table:table-cell>
          <table:table-cell office:value-type="float" office:value="109.422053692277" calcext:value-type="float">
            <text:p>109,422053692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2:00" calcext:value-type="date">
            <text:p>2019-04-07 10:12:00</text:p>
          </table:table-cell>
          <table:table-cell office:value-type="string" calcext:value-type="string">
            <text:p>Turdus merula</text:p>
          </table:table-cell>
          <table:table-cell office:value-type="float" office:value="102.975032603454" calcext:value-type="float">
            <text:p>102,975032603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5:00" calcext:value-type="date">
            <text:p>2019-04-07 09:55:00</text:p>
          </table:table-cell>
          <table:table-cell office:value-type="string" calcext:value-type="string">
            <text:p>Sylvia atricapilla</text:p>
          </table:table-cell>
          <table:table-cell office:value-type="float" office:value="141.487754830316" calcext:value-type="float">
            <text:p>141,487754830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09:59:00" calcext:value-type="date">
            <text:p>2019-04-07 09:59:00</text:p>
          </table:table-cell>
          <table:table-cell office:value-type="string" calcext:value-type="string">
            <text:p>Turdus merula</text:p>
          </table:table-cell>
          <table:table-cell office:value-type="float" office:value="143.239564573565" calcext:value-type="float">
            <text:p>143,23956457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10:00" calcext:value-type="date">
            <text:p>2019-04-07 10:10:00</text:p>
          </table:table-cell>
          <table:table-cell office:value-type="string" calcext:value-type="string">
            <text:p>Turdus merula</text:p>
          </table:table-cell>
          <table:table-cell office:value-type="float" office:value="93.1345545856291" calcext:value-type="float">
            <text:p>93,13455458562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1:00" calcext:value-type="date">
            <text:p>2019-05-01 06:41:00</text:p>
          </table:table-cell>
          <table:table-cell office:value-type="string" calcext:value-type="string">
            <text:p>Turdus merula</text:p>
          </table:table-cell>
          <table:table-cell office:value-type="float" office:value="17.6188597554719" calcext:value-type="float">
            <text:p>17,6188597554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3:00" calcext:value-type="date">
            <text:p>2019-05-01 06:43:00</text:p>
          </table:table-cell>
          <table:table-cell office:value-type="string" calcext:value-type="string">
            <text:p>Sylvia atricapilla</text:p>
          </table:table-cell>
          <table:table-cell office:value-type="float" office:value="72.9152631879907" calcext:value-type="float">
            <text:p>72,9152631879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4:00" calcext:value-type="date">
            <text:p>2019-05-01 06:44:00</text:p>
          </table:table-cell>
          <table:table-cell office:value-type="string" calcext:value-type="string">
            <text:p>Turdus merula</text:p>
          </table:table-cell>
          <table:table-cell office:value-type="float" office:value="140.902058422912" calcext:value-type="float">
            <text:p>140,902058422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1:00" calcext:value-type="date">
            <text:p>2019-05-01 07:01:00</text:p>
          </table:table-cell>
          <table:table-cell office:value-type="string" calcext:value-type="string">
            <text:p>Sylvia atricapilla</text:p>
          </table:table-cell>
          <table:table-cell office:value-type="float" office:value="56.7561183851388" calcext:value-type="float">
            <text:p>56,7561183851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3:00" calcext:value-type="date">
            <text:p>2019-05-01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4.8217140131535" calcext:value-type="float">
            <text:p>34,8217140131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4:00" calcext:value-type="date">
            <text:p>2019-05-01 07:04:00</text:p>
          </table:table-cell>
          <table:table-cell office:value-type="string" calcext:value-type="string">
            <text:p>Sylvia atricapilla</text:p>
          </table:table-cell>
          <table:table-cell office:value-type="float" office:value="298.994038093678" calcext:value-type="float">
            <text:p>298,9940380936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7:00" calcext:value-type="date">
            <text:p>2019-05-01 07:07:00</text:p>
          </table:table-cell>
          <table:table-cell office:value-type="string" calcext:value-type="string">
            <text:p>Sylvia atricapilla</text:p>
          </table:table-cell>
          <table:table-cell office:value-type="float" office:value="270.092908583408" calcext:value-type="float">
            <text:p>270,0929085834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09:00" calcext:value-type="date">
            <text:p>2019-05-01 07:09:00</text:p>
          </table:table-cell>
          <table:table-cell office:value-type="string" calcext:value-type="string">
            <text:p>Turdus merula</text:p>
          </table:table-cell>
          <table:table-cell office:value-type="float" office:value="89.4633211786508" calcext:value-type="float">
            <text:p>89,46332117865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48:00" calcext:value-type="date">
            <text:p>2019-05-01 07:48:00</text:p>
          </table:table-cell>
          <table:table-cell office:value-type="string" calcext:value-type="string">
            <text:p>Turdus merula</text:p>
          </table:table-cell>
          <table:table-cell office:value-type="float" office:value="164.666793897387" calcext:value-type="float">
            <text:p>164,666793897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0:00" calcext:value-type="date">
            <text:p>2019-05-01 07:50:00</text:p>
          </table:table-cell>
          <table:table-cell office:value-type="string" calcext:value-type="string">
            <text:p>Sylvia atricapilla</text:p>
          </table:table-cell>
          <table:table-cell office:value-type="float" office:value="368.421178776159" calcext:value-type="float">
            <text:p>368,421178776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1:00" calcext:value-type="date">
            <text:p>2019-05-01 07:51:00</text:p>
          </table:table-cell>
          <table:table-cell office:value-type="string" calcext:value-type="string">
            <text:p>Turdus merula</text:p>
          </table:table-cell>
          <table:table-cell office:value-type="float" office:value="512.638295873628" calcext:value-type="float">
            <text:p>512,638295873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4:00" calcext:value-type="date">
            <text:p>2019-05-0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127.847457154744" calcext:value-type="float">
            <text:p>127,847457154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7:00" calcext:value-type="date">
            <text:p>2019-05-01 07:27:00</text:p>
          </table:table-cell>
          <table:table-cell office:value-type="string" calcext:value-type="string">
            <text:p>Sylvia atricapilla</text:p>
          </table:table-cell>
          <table:table-cell office:value-type="float" office:value="221.945494896359" calcext:value-type="float">
            <text:p>221,945494896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28:00" calcext:value-type="date">
            <text:p>2019-05-01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79.639941374616" calcext:value-type="float">
            <text:p>379,639941374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7:53:00" calcext:value-type="date">
            <text:p>2019-05-0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511.40974530097" calcext:value-type="float">
            <text:p>511,4097453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43.7022436949703" calcext:value-type="float">
            <text:p>43,702243694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4:00" calcext:value-type="date">
            <text:p>2019-05-01 08:24:00</text:p>
          </table:table-cell>
          <table:table-cell office:value-type="string" calcext:value-type="string">
            <text:p>Turdus merula</text:p>
          </table:table-cell>
          <table:table-cell office:value-type="float" office:value="170.556652984787" calcext:value-type="float">
            <text:p>170,556652984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6:00" calcext:value-type="date">
            <text:p>2019-05-01 08:26:00</text:p>
          </table:table-cell>
          <table:table-cell office:value-type="string" calcext:value-type="string">
            <text:p>Sylvia atricapilla</text:p>
          </table:table-cell>
          <table:table-cell office:value-type="float" office:value="87.6460291521443" calcext:value-type="float">
            <text:p>87,6460291521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7:00" calcext:value-type="date">
            <text:p>2019-05-01 08:27:00</text:p>
          </table:table-cell>
          <table:table-cell office:value-type="string" calcext:value-type="string">
            <text:p>Sylvia atricapilla</text:p>
          </table:table-cell>
          <table:table-cell office:value-type="float" office:value="184.419513441423" calcext:value-type="float">
            <text:p>184,41951344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Sylvia atricapilla</text:p>
          </table:table-cell>
          <table:table-cell office:value-type="float" office:value="66.9140512356939" calcext:value-type="float">
            <text:p>66,914051235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7:00" calcext:value-type="date">
            <text:p>2019-05-01 08:47:00</text:p>
          </table:table-cell>
          <table:table-cell office:value-type="string" calcext:value-type="string">
            <text:p>Turdus merula</text:p>
          </table:table-cell>
          <table:table-cell office:value-type="float" office:value="134.92205201051" calcext:value-type="float">
            <text:p>134,92205201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Turdus merula</text:p>
          </table:table-cell>
          <table:table-cell office:value-type="float" office:value="80.2701802237819" calcext:value-type="float">
            <text:p>80,27018022378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63.4121481139996" calcext:value-type="float">
            <text:p>63,41214811399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48:00" calcext:value-type="date">
            <text:p>2019-05-01 08:48:00</text:p>
          </table:table-cell>
          <table:table-cell office:value-type="string" calcext:value-type="string">
            <text:p>Sylvia atricapilla</text:p>
          </table:table-cell>
          <table:table-cell office:value-type="float" office:value="88.0361491439406" calcext:value-type="float">
            <text:p>88,03614914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53:00" calcext:value-type="date">
            <text:p>2019-05-01 08:53:00</text:p>
          </table:table-cell>
          <table:table-cell office:value-type="string" calcext:value-type="string">
            <text:p>Sylvia atricapilla</text:p>
          </table:table-cell>
          <table:table-cell office:value-type="float" office:value="194.254446805311" calcext:value-type="float">
            <text:p>194,254446805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4:00" calcext:value-type="date">
            <text:p>2019-05-01 09:14:00</text:p>
          </table:table-cell>
          <table:table-cell office:value-type="string" calcext:value-type="string">
            <text:p>Turdus merula</text:p>
          </table:table-cell>
          <table:table-cell office:value-type="float" office:value="76.5514553539406" calcext:value-type="float">
            <text:p>76,5514553539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6:00" calcext:value-type="date">
            <text:p>2019-05-01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53.075748045859" calcext:value-type="float">
            <text:p>153,075748045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7:00" calcext:value-type="date">
            <text:p>2019-05-01 09:17:00</text:p>
          </table:table-cell>
          <table:table-cell office:value-type="string" calcext:value-type="string">
            <text:p>Turdus merula</text:p>
          </table:table-cell>
          <table:table-cell office:value-type="float" office:value="194.4667109748" calcext:value-type="float">
            <text:p>194,4667109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116.439382874075" calcext:value-type="float">
            <text:p>116,4393828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Turdus meru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3:00" calcext:value-type="date">
            <text:p>2019-05-01 10:03:00</text:p>
          </table:table-cell>
          <table:table-cell office:value-type="string" calcext:value-type="string">
            <text:p>Sylvia atricapilla</text:p>
          </table:table-cell>
          <table:table-cell office:value-type="float" office:value="144.547068834488" calcext:value-type="float">
            <text:p>144,547068834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Sylvia atricapilla</text:p>
          </table:table-cell>
          <table:table-cell office:value-type="float" office:value="43.6450866759811" calcext:value-type="float">
            <text:p>43,6450866759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4:00" calcext:value-type="date">
            <text:p>2019-05-01 10:04:00</text:p>
          </table:table-cell>
          <table:table-cell office:value-type="string" calcext:value-type="string">
            <text:p>Turdus merula</text:p>
          </table:table-cell>
          <table:table-cell office:value-type="float" office:value="225.404002352032" calcext:value-type="float">
            <text:p>225,404002352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5:00" calcext:value-type="date">
            <text:p>2019-05-01 10:05:00</text:p>
          </table:table-cell>
          <table:table-cell office:value-type="string" calcext:value-type="string">
            <text:p>Turdus merula</text:p>
          </table:table-cell>
          <table:table-cell office:value-type="float" office:value="167.966847944617" calcext:value-type="float">
            <text:p>167,9668479446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2:00" calcext:value-type="date">
            <text:p>2019-05-01 10:02:00</text:p>
          </table:table-cell>
          <table:table-cell office:value-type="string" calcext:value-type="string">
            <text:p>Sylvia atricapilla</text:p>
          </table:table-cell>
          <table:table-cell office:value-type="float" office:value="57.3124258911564" calcext:value-type="float">
            <text:p>57,31242589115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5:00" calcext:value-type="date">
            <text:p>2019-05-01 06:45:00</text:p>
          </table:table-cell>
          <table:table-cell office:value-type="string" calcext:value-type="string">
            <text:p>Sylvia atricapilla</text:p>
          </table:table-cell>
          <table:table-cell office:value-type="float" office:value="216.772338902332" calcext:value-type="float">
            <text:p>216,772338902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49:00" calcext:value-type="date">
            <text:p>2019-05-01 06:49:00</text:p>
          </table:table-cell>
          <table:table-cell office:value-type="string" calcext:value-type="string">
            <text:p>Turdus merula</text:p>
          </table:table-cell>
          <table:table-cell office:value-type="float" office:value="143.672273551276" calcext:value-type="float">
            <text:p>143,672273551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0:00" calcext:value-type="date">
            <text:p>2019-05-01 10:10:00</text:p>
          </table:table-cell>
          <table:table-cell office:value-type="string" calcext:value-type="string">
            <text:p>Sylvia atricapilla</text:p>
          </table:table-cell>
          <table:table-cell office:value-type="float" office:value="171.630808669197" calcext:value-type="float">
            <text:p>171,6308086691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11:00" calcext:value-type="date">
            <text:p>2019-05-01 10:11:00</text:p>
          </table:table-cell>
          <table:table-cell office:value-type="string" calcext:value-type="string">
            <text:p>Sylvia atricapilla</text:p>
          </table:table-cell>
          <table:table-cell office:value-type="float" office:value="190.675477529419" calcext:value-type="float">
            <text:p>190,675477529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19:00" calcext:value-type="date">
            <text:p>2019-05-01 08:19:00</text:p>
          </table:table-cell>
          <table:table-cell office:value-type="string" calcext:value-type="string">
            <text:p>Turdus merula</text:p>
          </table:table-cell>
          <table:table-cell office:value-type="float" office:value="97.669980226642" calcext:value-type="float">
            <text:p>97,669980226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22:00" calcext:value-type="date">
            <text:p>2019-05-01 08:22:00</text:p>
          </table:table-cell>
          <table:table-cell office:value-type="string" calcext:value-type="string">
            <text:p>Sylvia atricapilla</text:p>
          </table:table-cell>
          <table:table-cell office:value-type="float" office:value="57.1407845012397" calcext:value-type="float">
            <text:p>57,1407845012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08:00" calcext:value-type="date">
            <text:p>2019-05-01 09:08:00</text:p>
          </table:table-cell>
          <table:table-cell office:value-type="string" calcext:value-type="string">
            <text:p>Sylvia atricapilla</text:p>
          </table:table-cell>
          <table:table-cell office:value-type="float" office:value="13.3077544861843" calcext:value-type="float">
            <text:p>13,30775448618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2:00" calcext:value-type="date">
            <text:p>2019-05-0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58.0453762518327" calcext:value-type="float">
            <text:p>58,045376251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4:00" calcext:value-type="date">
            <text:p>2019-05-01 09:34:00</text:p>
          </table:table-cell>
          <table:table-cell office:value-type="string" calcext:value-type="string">
            <text:p>Sylvia atricapilla</text:p>
          </table:table-cell>
          <table:table-cell office:value-type="float" office:value="108.594288715387" calcext:value-type="float">
            <text:p>108,594288715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Turdus merula</text:p>
          </table:table-cell>
          <table:table-cell office:value-type="float" office:value="34.9761299796586" calcext:value-type="float">
            <text:p>34,9761299796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5:00" calcext:value-type="date">
            <text:p>2019-05-01 09:35:00</text:p>
          </table:table-cell>
          <table:table-cell office:value-type="string" calcext:value-type="string">
            <text:p>Sylvia atricapilla</text:p>
          </table:table-cell>
          <table:table-cell office:value-type="float" office:value="280.075877301845" calcext:value-type="float">
            <text:p>280,07587730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Turdus merula</text:p>
          </table:table-cell>
          <table:table-cell office:value-type="float" office:value="221.34623316795" calcext:value-type="float">
            <text:p>221,34623316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40:00" calcext:value-type="date">
            <text:p>2019-05-01 09:40:00</text:p>
          </table:table-cell>
          <table:table-cell office:value-type="string" calcext:value-type="string">
            <text:p>Sylvia atricapilla</text:p>
          </table:table-cell>
          <table:table-cell office:value-type="float" office:value="119.410598970313" calcext:value-type="float">
            <text:p>119,410598970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8:00" calcext:value-type="date">
            <text:p>2019-05-01 09:38:00</text:p>
          </table:table-cell>
          <table:table-cell office:value-type="string" calcext:value-type="string">
            <text:p>Sylvia atricapilla</text:p>
          </table:table-cell>
          <table:table-cell office:value-type="float" office:value="87.780892522178" calcext:value-type="float">
            <text:p>87,780892522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6:59:00" calcext:value-type="date">
            <text:p>2019-05-01 06:59:00</text:p>
          </table:table-cell>
          <table:table-cell office:value-type="string" calcext:value-type="string">
            <text:p>Turdus merula</text:p>
          </table:table-cell>
          <table:table-cell office:value-type="float" office:value="37.7457814339582" calcext:value-type="float">
            <text:p>37,7457814339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3:00" calcext:value-type="date">
            <text:p>2019-04-20 07:43:00</text:p>
          </table:table-cell>
          <table:table-cell office:value-type="string" calcext:value-type="string">
            <text:p>Turdus merula</text:p>
          </table:table-cell>
          <table:table-cell office:value-type="float" office:value="25.2514588449685" calcext:value-type="float">
            <text:p>25,25145884496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7:46:00" calcext:value-type="date">
            <text:p>2019-04-20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31.100424918519" calcext:value-type="float">
            <text:p>131,1004249185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4:00" calcext:value-type="date">
            <text:p>2019-04-20 08:24:00</text:p>
          </table:table-cell>
          <table:table-cell office:value-type="string" calcext:value-type="string">
            <text:p>Sylvia atricapilla</text:p>
          </table:table-cell>
          <table:table-cell office:value-type="float" office:value="10.843323181859" calcext:value-type="float">
            <text:p>10,843323181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59:00" calcext:value-type="date">
            <text:p>2019-04-20 08:59:00</text:p>
          </table:table-cell>
          <table:table-cell office:value-type="string" calcext:value-type="string">
            <text:p>Turdus merula</text:p>
          </table:table-cell>
          <table:table-cell office:value-type="float" office:value="81.1068384517042" calcext:value-type="float">
            <text:p>81,1068384517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1:00" calcext:value-type="date">
            <text:p>2019-04-20 08:21:00</text:p>
          </table:table-cell>
          <table:table-cell office:value-type="string" calcext:value-type="string">
            <text:p>Sylvia atricapilla</text:p>
          </table:table-cell>
          <table:table-cell office:value-type="float" office:value="46.3167347634532" calcext:value-type="float">
            <text:p>46,3167347634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1.0018663601582" calcext:value-type="float">
            <text:p>11,001866360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8:22:00" calcext:value-type="date">
            <text:p>2019-04-20 08:22:00</text:p>
          </table:table-cell>
          <table:table-cell office:value-type="string" calcext:value-type="string">
            <text:p>Turdus merula</text:p>
          </table:table-cell>
          <table:table-cell office:value-type="float" office:value="42.9636463762906" calcext:value-type="float">
            <text:p>42,9636463762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Turdus merula</text:p>
          </table:table-cell>
          <table:table-cell office:value-type="float" office:value="107.07837204777" calcext:value-type="float">
            <text:p>107,078372047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36:00" calcext:value-type="date">
            <text:p>2019-04-20 09:36:00</text:p>
          </table:table-cell>
          <table:table-cell office:value-type="string" calcext:value-type="string">
            <text:p>Sylvia atricapilla</text:p>
          </table:table-cell>
          <table:table-cell office:value-type="float" office:value="28.5949589014743" calcext:value-type="float">
            <text:p>28,59495890147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44:00" calcext:value-type="date">
            <text:p>2019-04-20 09:44:00</text:p>
          </table:table-cell>
          <table:table-cell office:value-type="string" calcext:value-type="string">
            <text:p>Turdus merula</text:p>
          </table:table-cell>
          <table:table-cell office:value-type="float" office:value="402.418361454297" calcext:value-type="float">
            <text:p>402,418361454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0:00" calcext:value-type="date">
            <text:p>2019-04-20 09:00:00</text:p>
          </table:table-cell>
          <table:table-cell office:value-type="string" calcext:value-type="string">
            <text:p>Sylvia atricapilla</text:p>
          </table:table-cell>
          <table:table-cell office:value-type="float" office:value="79.0753550301361" calcext:value-type="float">
            <text:p>79,075355030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2:00" calcext:value-type="date">
            <text:p>2019-04-20 09:02:00</text:p>
          </table:table-cell>
          <table:table-cell office:value-type="string" calcext:value-type="string">
            <text:p>Turdus merula</text:p>
          </table:table-cell>
          <table:table-cell office:value-type="float" office:value="156.058187433866" calcext:value-type="float">
            <text:p>156,058187433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7:00" calcext:value-type="date">
            <text:p>2019-04-20 09:07:00</text:p>
          </table:table-cell>
          <table:table-cell office:value-type="string" calcext:value-type="string">
            <text:p>Turdus merula</text:p>
          </table:table-cell>
          <table:table-cell office:value-type="float" office:value="214.812201411968" calcext:value-type="float">
            <text:p>214,812201411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09:03:00" calcext:value-type="date">
            <text:p>2019-04-20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2.3516687181711" calcext:value-type="float">
            <text:p>82,3516687181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7:00" calcext:value-type="date">
            <text:p>2019-04-20 10:17:00</text:p>
          </table:table-cell>
          <table:table-cell office:value-type="string" calcext:value-type="string">
            <text:p>Turdus merula</text:p>
          </table:table-cell>
          <table:table-cell office:value-type="float" office:value="90.4472672847287" calcext:value-type="float">
            <text:p>90,44726728472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0T10:18:00" calcext:value-type="date">
            <text:p>2019-04-20 10:18:00</text:p>
          </table:table-cell>
          <table:table-cell office:value-type="string" calcext:value-type="string">
            <text:p>Sylvia atricapilla</text:p>
          </table:table-cell>
          <table:table-cell office:value-type="float" office:value="1.21209447400735" calcext:value-type="float">
            <text:p>1,212094474007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6:00" calcext:value-type="date">
            <text:p>2019-04-21 07:56:00</text:p>
          </table:table-cell>
          <table:table-cell office:value-type="string" calcext:value-type="string">
            <text:p>Turdus merula</text:p>
          </table:table-cell>
          <table:table-cell office:value-type="float" office:value="164.058867195376" calcext:value-type="float">
            <text:p>164,05886719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7:53:00" calcext:value-type="date">
            <text:p>2019-04-21 07:53:00</text:p>
          </table:table-cell>
          <table:table-cell office:value-type="string" calcext:value-type="string">
            <text:p>Sylvia atricapilla</text:p>
          </table:table-cell>
          <table:table-cell office:value-type="float" office:value="83.891284340625" calcext:value-type="float">
            <text:p>83,891284340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9:03:00" calcext:value-type="date">
            <text:p>2019-04-21 09:03:00</text:p>
          </table:table-cell>
          <table:table-cell office:value-type="string" calcext:value-type="string">
            <text:p>Sylvia atricapilla</text:p>
          </table:table-cell>
          <table:table-cell office:value-type="float" office:value="45.3144164011651" calcext:value-type="float">
            <text:p>45,3144164011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1:00" calcext:value-type="date">
            <text:p>2019-04-21 08:31:00</text:p>
          </table:table-cell>
          <table:table-cell office:value-type="string" calcext:value-type="string">
            <text:p>Sylvia atricapilla</text:p>
          </table:table-cell>
          <table:table-cell office:value-type="float" office:value="58.3362993930449" calcext:value-type="float">
            <text:p>58,3362993930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7:00" calcext:value-type="date">
            <text:p>2019-04-21 08:37:00</text:p>
          </table:table-cell>
          <table:table-cell office:value-type="string" calcext:value-type="string">
            <text:p>Turdus merula</text:p>
          </table:table-cell>
          <table:table-cell office:value-type="float" office:value="101.795339894232" calcext:value-type="float">
            <text:p>101,795339894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38:00" calcext:value-type="date">
            <text:p>2019-04-21 08:38:00</text:p>
          </table:table-cell>
          <table:table-cell office:value-type="string" calcext:value-type="string">
            <text:p>Turdus merula</text:p>
          </table:table-cell>
          <table:table-cell office:value-type="float" office:value="94.8214356174097" calcext:value-type="float">
            <text:p>94,8214356174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4:00" calcext:value-type="date">
            <text:p>2019-04-21 08:54:00</text:p>
          </table:table-cell>
          <table:table-cell office:value-type="string" calcext:value-type="string">
            <text:p>Turdus merula</text:p>
          </table:table-cell>
          <table:table-cell office:value-type="float" office:value="59.945744761925" calcext:value-type="float">
            <text:p>59,9457447619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5:00" calcext:value-type="date">
            <text:p>2019-04-21 08:55:00</text:p>
          </table:table-cell>
          <table:table-cell office:value-type="string" calcext:value-type="string">
            <text:p>Sylvia atricapilla</text:p>
          </table:table-cell>
          <table:table-cell office:value-type="float" office:value="28.0754151110351" calcext:value-type="float">
            <text:p>28,0754151110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21T08:57:00" calcext:value-type="date">
            <text:p>2019-04-21 08:57:00</text:p>
          </table:table-cell>
          <table:table-cell office:value-type="string" calcext:value-type="string">
            <text:p>Sylvia atricapilla</text:p>
          </table:table-cell>
          <table:table-cell office:value-type="float" office:value="49.5696385421205" calcext:value-type="float">
            <text:p>49,5696385421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Turdus merula</text:p>
          </table:table-cell>
          <table:table-cell office:value-type="float" office:value="90.5134945177908" calcext:value-type="float">
            <text:p>90,5134945177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3:00" calcext:value-type="date">
            <text:p>2019-04-12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1.176630948801" calcext:value-type="float">
            <text:p>151,176630948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6:00" calcext:value-type="date">
            <text:p>2019-04-12 08:16:00</text:p>
          </table:table-cell>
          <table:table-cell office:value-type="string" calcext:value-type="string">
            <text:p>Turdus merula</text:p>
          </table:table-cell>
          <table:table-cell office:value-type="float" office:value="113.486527568089" calcext:value-type="float">
            <text:p>113,4865275680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17:00" calcext:value-type="date">
            <text:p>2019-04-1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6.510812161839" calcext:value-type="float">
            <text:p>156,510812161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4:00" calcext:value-type="date">
            <text:p>2019-04-12 08:34:00</text:p>
          </table:table-cell>
          <table:table-cell office:value-type="string" calcext:value-type="string">
            <text:p>Sylvia atricapilla</text:p>
          </table:table-cell>
          <table:table-cell office:value-type="float" office:value="27.8878381233664" calcext:value-type="float">
            <text:p>27,8878381233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7:00" calcext:value-type="date">
            <text:p>2019-04-12 08:37:00</text:p>
          </table:table-cell>
          <table:table-cell office:value-type="string" calcext:value-type="string">
            <text:p>Turdus merula</text:p>
          </table:table-cell>
          <table:table-cell office:value-type="float" office:value="29.7083853767702" calcext:value-type="float">
            <text:p>29,7083853767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38:00" calcext:value-type="date">
            <text:p>2019-04-12 08:38:00</text:p>
          </table:table-cell>
          <table:table-cell office:value-type="string" calcext:value-type="string">
            <text:p>Turdus merula</text:p>
          </table:table-cell>
          <table:table-cell office:value-type="float" office:value="91.6302076305182" calcext:value-type="float">
            <text:p>91,6302076305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8:42:00" calcext:value-type="date">
            <text:p>2019-04-12 08:42:00</text:p>
          </table:table-cell>
          <table:table-cell office:value-type="string" calcext:value-type="string">
            <text:p>Turdus merula</text:p>
          </table:table-cell>
          <table:table-cell office:value-type="float" office:value="78.6909686796878" calcext:value-type="float">
            <text:p>78,6909686796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0:00" calcext:value-type="date">
            <text:p>2019-04-12 09:00:00</text:p>
          </table:table-cell>
          <table:table-cell office:value-type="string" calcext:value-type="string">
            <text:p>Sylvia atricapilla</text:p>
          </table:table-cell>
          <table:table-cell office:value-type="float" office:value="85.9254405235922" calcext:value-type="float">
            <text:p>85,9254405235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2:00" calcext:value-type="date">
            <text:p>2019-04-12 09:02:00</text:p>
          </table:table-cell>
          <table:table-cell office:value-type="string" calcext:value-type="string">
            <text:p>Turdus merula</text:p>
          </table:table-cell>
          <table:table-cell office:value-type="float" office:value="77.1987550471061" calcext:value-type="float">
            <text:p>77,19875504710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3:00" calcext:value-type="date">
            <text:p>2019-04-12 09:03:00</text:p>
          </table:table-cell>
          <table:table-cell office:value-type="string" calcext:value-type="string">
            <text:p>Sylvia atricapilla</text:p>
          </table:table-cell>
          <table:table-cell office:value-type="float" office:value="176.382982541713" calcext:value-type="float">
            <text:p>176,382982541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4:00" calcext:value-type="date">
            <text:p>2019-04-1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41.301140199191" calcext:value-type="float">
            <text:p>241,3011401991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05:00" calcext:value-type="date">
            <text:p>2019-04-12 09:05:00</text:p>
          </table:table-cell>
          <table:table-cell office:value-type="string" calcext:value-type="string">
            <text:p>Turdus merula</text:p>
          </table:table-cell>
          <table:table-cell office:value-type="float" office:value="131.285184674554" calcext:value-type="float">
            <text:p>131,285184674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97.3743761982674" calcext:value-type="float">
            <text:p>97,3743761982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Turdus merula</text:p>
          </table:table-cell>
          <table:table-cell office:value-type="float" office:value="146.663208720281" calcext:value-type="float">
            <text:p>146,663208720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0:00" calcext:value-type="date">
            <text:p>2019-04-12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08.619280569753" calcext:value-type="float">
            <text:p>108,619280569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83.912806375259" calcext:value-type="float">
            <text:p>183,912806375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1:00" calcext:value-type="date">
            <text:p>2019-04-12 09:31:00</text:p>
          </table:table-cell>
          <table:table-cell office:value-type="string" calcext:value-type="string">
            <text:p>Sylvia atricapil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46.6504766672206" calcext:value-type="float">
            <text:p>46,6504766672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37.1700453949437" calcext:value-type="float">
            <text:p>37,1700453949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29:00" calcext:value-type="date">
            <text:p>2019-04-12 10:29:00</text:p>
          </table:table-cell>
          <table:table-cell office:value-type="string" calcext:value-type="string">
            <text:p>Sylvia atricapilla</text:p>
          </table:table-cell>
          <table:table-cell office:value-type="float" office:value="85.6855381803027" calcext:value-type="float">
            <text:p>85,68553818030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Sylvia atricapilla</text:p>
          </table:table-cell>
          <table:table-cell office:value-type="float" office:value="126.475258222298" calcext:value-type="float">
            <text:p>126,475258222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0:00" calcext:value-type="date">
            <text:p>2019-04-12 10:30:00</text:p>
          </table:table-cell>
          <table:table-cell office:value-type="string" calcext:value-type="string">
            <text:p>Turdus merula</text:p>
          </table:table-cell>
          <table:table-cell office:value-type="float" office:value="49.6218677815299" calcext:value-type="float">
            <text:p>49,62186778152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1:00" calcext:value-type="date">
            <text:p>2019-04-12 10:31:00</text:p>
          </table:table-cell>
          <table:table-cell office:value-type="string" calcext:value-type="string">
            <text:p>Turdus merula</text:p>
          </table:table-cell>
          <table:table-cell office:value-type="float" office:value="253.133119431361" calcext:value-type="float">
            <text:p>253,133119431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55:00" calcext:value-type="date">
            <text:p>2019-04-12 09:55:00</text:p>
          </table:table-cell>
          <table:table-cell office:value-type="string" calcext:value-type="string">
            <text:p>Turdus merula</text:p>
          </table:table-cell>
          <table:table-cell office:value-type="float" office:value="69.2932001154605" calcext:value-type="float">
            <text:p>69,29320011546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2:00" calcext:value-type="date">
            <text:p>2019-04-12 09:32:00</text:p>
          </table:table-cell>
          <table:table-cell office:value-type="string" calcext:value-type="string">
            <text:p>Turdus merula</text:p>
          </table:table-cell>
          <table:table-cell office:value-type="float" office:value="141.929473524032" calcext:value-type="float">
            <text:p>141,929473524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35:00" calcext:value-type="date">
            <text:p>2019-04-12 09:35:00</text:p>
          </table:table-cell>
          <table:table-cell office:value-type="string" calcext:value-type="string">
            <text:p>Turdus merula</text:p>
          </table:table-cell>
          <table:table-cell office:value-type="float" office:value="244.896223929482" calcext:value-type="float">
            <text:p>244,896223929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9.580782712359" calcext:value-type="float">
            <text:p>179,58078271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09:48:00" calcext:value-type="date">
            <text:p>2019-04-12 09:48:00</text:p>
          </table:table-cell>
          <table:table-cell office:value-type="string" calcext:value-type="string">
            <text:p>Turdus merula</text:p>
          </table:table-cell>
          <table:table-cell office:value-type="float" office:value="178.021987660643" calcext:value-type="float">
            <text:p>178,021987660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2T10:37:00" calcext:value-type="date">
            <text:p>2019-04-12 10:37:00</text:p>
          </table:table-cell>
          <table:table-cell office:value-type="string" calcext:value-type="string">
            <text:p>Sylvia atricapilla</text:p>
          </table:table-cell>
          <table:table-cell office:value-type="float" office:value="227.973729384829" calcext:value-type="float">
            <text:p>227,97372938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23.568714021798" calcext:value-type="float">
            <text:p>123,568714021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4:00" calcext:value-type="date">
            <text:p>2019-04-13 08:14:00</text:p>
          </table:table-cell>
          <table:table-cell office:value-type="string" calcext:value-type="string">
            <text:p>Turdus merula</text:p>
          </table:table-cell>
          <table:table-cell office:value-type="float" office:value="62.0536534029842" calcext:value-type="float">
            <text:p>62,0536534029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Turdus merula</text:p>
          </table:table-cell>
          <table:table-cell office:value-type="float" office:value="193.337316696177" calcext:value-type="float">
            <text:p>193,3373166961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59:00" calcext:value-type="date">
            <text:p>2019-04-13 08:59:00</text:p>
          </table:table-cell>
          <table:table-cell office:value-type="string" calcext:value-type="string">
            <text:p>Sylvia atricapilla</text:p>
          </table:table-cell>
          <table:table-cell office:value-type="float" office:value="25.6429359235936" calcext:value-type="float">
            <text:p>25,64293592359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0:00" calcext:value-type="date">
            <text:p>2019-04-13 08:30:00</text:p>
          </table:table-cell>
          <table:table-cell office:value-type="string" calcext:value-type="string">
            <text:p>Sylvia atricapilla</text:p>
          </table:table-cell>
          <table:table-cell office:value-type="float" office:value="58.7762885283178" calcext:value-type="float">
            <text:p>58,77628852831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1:00" calcext:value-type="date">
            <text:p>2019-04-13 08:31:00</text:p>
          </table:table-cell>
          <table:table-cell office:value-type="string" calcext:value-type="string">
            <text:p>Turdus merula</text:p>
          </table:table-cell>
          <table:table-cell office:value-type="float" office:value="54.044983922635" calcext:value-type="float">
            <text:p>54,044983922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32:00" calcext:value-type="date">
            <text:p>2019-04-13 08:32:00</text:p>
          </table:table-cell>
          <table:table-cell office:value-type="string" calcext:value-type="string">
            <text:p>Turdus merula</text:p>
          </table:table-cell>
          <table:table-cell office:value-type="float" office:value="66.9869661373368" calcext:value-type="float">
            <text:p>66,9869661373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40.6272226198" calcext:value-type="float">
            <text:p>140,6272226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5:00" calcext:value-type="date">
            <text:p>2019-04-13 08:15:00</text:p>
          </table:table-cell>
          <table:table-cell office:value-type="string" calcext:value-type="string">
            <text:p>Turdus merula</text:p>
          </table:table-cell>
          <table:table-cell office:value-type="float" office:value="88.8652631851353" calcext:value-type="float">
            <text:p>88,86526318513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7:00" calcext:value-type="date">
            <text:p>2019-04-13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41.42539171289" calcext:value-type="float">
            <text:p>141,42539171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09:00" calcext:value-type="date">
            <text:p>2019-04-13 08:09:00</text:p>
          </table:table-cell>
          <table:table-cell office:value-type="string" calcext:value-type="string">
            <text:p>Turdus merula</text:p>
          </table:table-cell>
          <table:table-cell office:value-type="float" office:value="31.7970918796458" calcext:value-type="float">
            <text:p>31,7970918796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0:00" calcext:value-type="date">
            <text:p>2019-04-13 08:10:00</text:p>
          </table:table-cell>
          <table:table-cell office:value-type="string" calcext:value-type="string">
            <text:p>Turdus merula</text:p>
          </table:table-cell>
          <table:table-cell office:value-type="float" office:value="235.845786074981" calcext:value-type="float">
            <text:p>235,845786074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8:12:00" calcext:value-type="date">
            <text:p>2019-04-13 08:12:00</text:p>
          </table:table-cell>
          <table:table-cell office:value-type="string" calcext:value-type="string">
            <text:p>Turdus merula</text:p>
          </table:table-cell>
          <table:table-cell office:value-type="float" office:value="207.157561980945" calcext:value-type="float">
            <text:p>207,157561980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0:00" calcext:value-type="date">
            <text:p>2019-04-13 09:00:00</text:p>
          </table:table-cell>
          <table:table-cell office:value-type="string" calcext:value-type="string">
            <text:p>Turdus merula</text:p>
          </table:table-cell>
          <table:table-cell office:value-type="float" office:value="40.632223456078" calcext:value-type="float">
            <text:p>40,632223456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02:00" calcext:value-type="date">
            <text:p>2019-04-13 09:02:00</text:p>
          </table:table-cell>
          <table:table-cell office:value-type="string" calcext:value-type="string">
            <text:p>Turdus merula</text:p>
          </table:table-cell>
          <table:table-cell office:value-type="float" office:value="66.6693172571411" calcext:value-type="float">
            <text:p>66,6693172571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2:00" calcext:value-type="date">
            <text:p>2019-04-13 09:32:00</text:p>
          </table:table-cell>
          <table:table-cell office:value-type="string" calcext:value-type="string">
            <text:p>Turdus merula</text:p>
          </table:table-cell>
          <table:table-cell office:value-type="float" office:value="63.516157343783" calcext:value-type="float">
            <text:p>63,5161573437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41.363652327633" calcext:value-type="float">
            <text:p>141,36365232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3:00" calcext:value-type="date">
            <text:p>2019-04-13 09:33:00</text:p>
          </table:table-cell>
          <table:table-cell office:value-type="string" calcext:value-type="string">
            <text:p>Turdus merula</text:p>
          </table:table-cell>
          <table:table-cell office:value-type="float" office:value="127.948306442776" calcext:value-type="float">
            <text:p>127,948306442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3T09:35:00" calcext:value-type="date">
            <text:p>2019-04-13 09:35:00</text:p>
          </table:table-cell>
          <table:table-cell office:value-type="string" calcext:value-type="string">
            <text:p>Sylvia atricapilla</text:p>
          </table:table-cell>
          <table:table-cell office:value-type="float" office:value="101.481442191114" calcext:value-type="float">
            <text:p>101,48144219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3:00" calcext:value-type="date">
            <text:p>2019-04-07 10:03:00</text:p>
          </table:table-cell>
          <table:table-cell office:value-type="string" calcext:value-type="string">
            <text:p>Sylvia atricapilla</text:p>
          </table:table-cell>
          <table:table-cell office:value-type="float" office:value="75.4646388661845" calcext:value-type="float">
            <text:p>75,4646388661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09:00" calcext:value-type="date">
            <text:p>2019-04-07 10:09:00</text:p>
          </table:table-cell>
          <table:table-cell office:value-type="string" calcext:value-type="string">
            <text:p>Sylvia atricapilla</text:p>
          </table:table-cell>
          <table:table-cell office:value-type="float" office:value="171.837962644143" calcext:value-type="float">
            <text:p>171,837962644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45:00" calcext:value-type="date">
            <text:p>2019-04-07 10:45:00</text:p>
          </table:table-cell>
          <table:table-cell office:value-type="string" calcext:value-type="string">
            <text:p>Turdus merula</text:p>
          </table:table-cell>
          <table:table-cell office:value-type="float" office:value="523.453818003932" calcext:value-type="float">
            <text:p>523,453818003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2:00" calcext:value-type="date">
            <text:p>2019-04-07 11:22:00</text:p>
          </table:table-cell>
          <table:table-cell office:value-type="string" calcext:value-type="string">
            <text:p>Sylvia atricapilla</text:p>
          </table:table-cell>
          <table:table-cell office:value-type="float" office:value="140.66172286114" calcext:value-type="float">
            <text:p>140,66172286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3:00" calcext:value-type="date">
            <text:p>2019-04-07 11:23:00</text:p>
          </table:table-cell>
          <table:table-cell office:value-type="string" calcext:value-type="string">
            <text:p>Sylvia atricapilla</text:p>
          </table:table-cell>
          <table:table-cell office:value-type="float" office:value="160.426472427372" calcext:value-type="float">
            <text:p>160,426472427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4:00" calcext:value-type="date">
            <text:p>2019-04-07 11:24:00</text:p>
          </table:table-cell>
          <table:table-cell office:value-type="string" calcext:value-type="string">
            <text:p>Turdus merula</text:p>
          </table:table-cell>
          <table:table-cell office:value-type="float" office:value="47.7677096468192" calcext:value-type="float">
            <text:p>47,767709646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27:00" calcext:value-type="date">
            <text:p>2019-04-07 11:27:00</text:p>
          </table:table-cell>
          <table:table-cell office:value-type="string" calcext:value-type="string">
            <text:p>Sylvia atricapilla</text:p>
          </table:table-cell>
          <table:table-cell office:value-type="float" office:value="41.0541271404344" calcext:value-type="float">
            <text:p>41,05412714043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Turdus merula</text:p>
          </table:table-cell>
          <table:table-cell office:value-type="float" office:value="107.926732616298" calcext:value-type="float">
            <text:p>107,9267326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0:58:00" calcext:value-type="date">
            <text:p>2019-04-07 10:58:00</text:p>
          </table:table-cell>
          <table:table-cell office:value-type="string" calcext:value-type="string">
            <text:p>Sylvia atricapilla</text:p>
          </table:table-cell>
          <table:table-cell office:value-type="float" office:value="101.963697436865" calcext:value-type="float">
            <text:p>101,963697436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07T11:02:00" calcext:value-type="date">
            <text:p>2019-04-07 11:02:00</text:p>
          </table:table-cell>
          <table:table-cell office:value-type="string" calcext:value-type="string">
            <text:p>Turdus merula</text:p>
          </table:table-cell>
          <table:table-cell office:value-type="float" office:value="191.081780223397" calcext:value-type="float">
            <text:p>191,081780223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8:00" calcext:value-type="date">
            <text:p>2019-04-14 09:08:00</text:p>
          </table:table-cell>
          <table:table-cell office:value-type="string" calcext:value-type="string">
            <text:p>Turdus merula</text:p>
          </table:table-cell>
          <table:table-cell office:value-type="float" office:value="326.695824438416" calcext:value-type="float">
            <text:p>326,695824438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09:00" calcext:value-type="date">
            <text:p>2019-04-14 09:09:00</text:p>
          </table:table-cell>
          <table:table-cell office:value-type="string" calcext:value-type="string">
            <text:p>Sylvia atricapilla</text:p>
          </table:table-cell>
          <table:table-cell office:value-type="float" office:value="133.901681372054" calcext:value-type="float">
            <text:p>133,901681372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0:00" calcext:value-type="date">
            <text:p>2019-04-14 09:10:00</text:p>
          </table:table-cell>
          <table:table-cell office:value-type="string" calcext:value-type="string">
            <text:p>Sylvia atricapilla</text:p>
          </table:table-cell>
          <table:table-cell office:value-type="float" office:value="31.7274853701491" calcext:value-type="float">
            <text:p>31,7274853701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2:00" calcext:value-type="date">
            <text:p>2019-04-14 09:12:00</text:p>
          </table:table-cell>
          <table:table-cell office:value-type="string" calcext:value-type="string">
            <text:p>Turdus merula</text:p>
          </table:table-cell>
          <table:table-cell office:value-type="float" office:value="35.4804711948525" calcext:value-type="float">
            <text:p>35,480471194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4:00" calcext:value-type="date">
            <text:p>2019-04-14 09:14:00</text:p>
          </table:table-cell>
          <table:table-cell office:value-type="string" calcext:value-type="string">
            <text:p>Turdus merula</text:p>
          </table:table-cell>
          <table:table-cell office:value-type="float" office:value="165.694042636391" calcext:value-type="float">
            <text:p>165,694042636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15:00" calcext:value-type="date">
            <text:p>2019-04-14 09:15:00</text:p>
          </table:table-cell>
          <table:table-cell office:value-type="string" calcext:value-type="string">
            <text:p>Sylvia atricapilla</text:p>
          </table:table-cell>
          <table:table-cell office:value-type="float" office:value="167.400297167681" calcext:value-type="float">
            <text:p>167,4002971676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Turdus merula</text:p>
          </table:table-cell>
          <table:table-cell office:value-type="float" office:value="338.067433034717" calcext:value-type="float">
            <text:p>338,067433034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1:00" calcext:value-type="date">
            <text:p>2019-04-14 09:41:00</text:p>
          </table:table-cell>
          <table:table-cell office:value-type="string" calcext:value-type="string">
            <text:p>Sylvia atricapilla</text:p>
          </table:table-cell>
          <table:table-cell office:value-type="float" office:value="146.697371510992" calcext:value-type="float">
            <text:p>146,69737151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54.3653824717004" calcext:value-type="float">
            <text:p>54,3653824717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2:00" calcext:value-type="date">
            <text:p>2019-04-14 09:42:00</text:p>
          </table:table-cell>
          <table:table-cell office:value-type="string" calcext:value-type="string">
            <text:p>Sylvia atricapilla</text:p>
          </table:table-cell>
          <table:table-cell office:value-type="float" office:value="220.25432946249" calcext:value-type="float">
            <text:p>220,25432946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19.5630560503054" calcext:value-type="float">
            <text:p>19,56305605030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Turdus merula</text:p>
          </table:table-cell>
          <table:table-cell office:value-type="float" office:value="71.2226037763599" calcext:value-type="float">
            <text:p>71,2226037763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7:00" calcext:value-type="date">
            <text:p>2019-04-14 09:57:00</text:p>
          </table:table-cell>
          <table:table-cell office:value-type="string" calcext:value-type="string">
            <text:p>Sylvia atricapilla</text:p>
          </table:table-cell>
          <table:table-cell office:value-type="float" office:value="85.5646070114267" calcext:value-type="float">
            <text:p>85,56460701142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3:00" calcext:value-type="date">
            <text:p>2019-04-14 09:23:00</text:p>
          </table:table-cell>
          <table:table-cell office:value-type="string" calcext:value-type="string">
            <text:p>Turdus merula</text:p>
          </table:table-cell>
          <table:table-cell office:value-type="float" office:value="290.675581985257" calcext:value-type="float">
            <text:p>290,675581985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62.091548394269" calcext:value-type="float">
            <text:p>62,091548394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5:00" calcext:value-type="date">
            <text:p>2019-04-14 09:25:00</text:p>
          </table:table-cell>
          <table:table-cell office:value-type="string" calcext:value-type="string">
            <text:p>Sylvia atricapilla</text:p>
          </table:table-cell>
          <table:table-cell office:value-type="float" office:value="130.675926323001" calcext:value-type="float">
            <text:p>130,675926323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1:00" calcext:value-type="date">
            <text:p>2019-04-14 09:21:00</text:p>
          </table:table-cell>
          <table:table-cell office:value-type="string" calcext:value-type="string">
            <text:p>Turdus merula</text:p>
          </table:table-cell>
          <table:table-cell office:value-type="float" office:value="276.226757348528" calcext:value-type="float">
            <text:p>276,226757348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8:00" calcext:value-type="date">
            <text:p>2019-04-14 09:28:00</text:p>
          </table:table-cell>
          <table:table-cell office:value-type="string" calcext:value-type="string">
            <text:p>Sylvia atricapilla</text:p>
          </table:table-cell>
          <table:table-cell office:value-type="float" office:value="84.4311507461167" calcext:value-type="float">
            <text:p>84,4311507461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9:00" calcext:value-type="date">
            <text:p>2019-04-14 09:29:00</text:p>
          </table:table-cell>
          <table:table-cell office:value-type="string" calcext:value-type="string">
            <text:p>Turdus merula</text:p>
          </table:table-cell>
          <table:table-cell office:value-type="float" office:value="211.609980496611" calcext:value-type="float">
            <text:p>211,609980496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3:00" calcext:value-type="date">
            <text:p>2019-04-14 09:43:00</text:p>
          </table:table-cell>
          <table:table-cell office:value-type="string" calcext:value-type="string">
            <text:p>Sylvia atricapilla</text:p>
          </table:table-cell>
          <table:table-cell office:value-type="float" office:value="192.22103972524" calcext:value-type="float">
            <text:p>192,22103972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5:00" calcext:value-type="date">
            <text:p>2019-04-14 09:45:00</text:p>
          </table:table-cell>
          <table:table-cell office:value-type="string" calcext:value-type="string">
            <text:p>Sylvia atricapilla</text:p>
          </table:table-cell>
          <table:table-cell office:value-type="float" office:value="92.150106894278" calcext:value-type="float">
            <text:p>92,1501068942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6:00" calcext:value-type="date">
            <text:p>2019-04-14 09:46:00</text:p>
          </table:table-cell>
          <table:table-cell office:value-type="string" calcext:value-type="string">
            <text:p>Turdus merula</text:p>
          </table:table-cell>
          <table:table-cell office:value-type="float" office:value="119.578511869126" calcext:value-type="float">
            <text:p>119,578511869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47:00" calcext:value-type="date">
            <text:p>2019-04-14 09:47:00</text:p>
          </table:table-cell>
          <table:table-cell office:value-type="string" calcext:value-type="string">
            <text:p>Sylvia atricapilla</text:p>
          </table:table-cell>
          <table:table-cell office:value-type="float" office:value="71.4426534908887" calcext:value-type="float">
            <text:p>71,4426534908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59:00" calcext:value-type="date">
            <text:p>2019-04-14 09:59:00</text:p>
          </table:table-cell>
          <table:table-cell office:value-type="string" calcext:value-type="string">
            <text:p>Sylvia atricapilla</text:p>
          </table:table-cell>
          <table:table-cell office:value-type="float" office:value="190.722461348799" calcext:value-type="float">
            <text:p>190,722461348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296.870433252849" calcext:value-type="float">
            <text:p>296,870433252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0:00" calcext:value-type="date">
            <text:p>2019-04-14 10:00:00</text:p>
          </table:table-cell>
          <table:table-cell office:value-type="string" calcext:value-type="string">
            <text:p>Sylvia atricapilla</text:p>
          </table:table-cell>
          <table:table-cell office:value-type="float" office:value="198.892686746802" calcext:value-type="float">
            <text:p>198,892686746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01:00" calcext:value-type="date">
            <text:p>2019-04-14 10:01:00</text:p>
          </table:table-cell>
          <table:table-cell office:value-type="string" calcext:value-type="string">
            <text:p>Sylvia atricapilla</text:p>
          </table:table-cell>
          <table:table-cell office:value-type="float" office:value="99.8608358871475" calcext:value-type="float">
            <text:p>99,8608358871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20.647994470165" calcext:value-type="float">
            <text:p>20,647994470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71.5397601649621" calcext:value-type="float">
            <text:p>71,5397601649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8:00" calcext:value-type="date">
            <text:p>2019-04-14 10:18:00</text:p>
          </table:table-cell>
          <table:table-cell office:value-type="string" calcext:value-type="string">
            <text:p>Turdus merula</text:p>
          </table:table-cell>
          <table:table-cell office:value-type="float" office:value="59.4553392096845" calcext:value-type="float">
            <text:p>59,4553392096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19:00" calcext:value-type="date">
            <text:p>2019-04-14 10:19:00</text:p>
          </table:table-cell>
          <table:table-cell office:value-type="string" calcext:value-type="string">
            <text:p>Sylvia atricapilla</text:p>
          </table:table-cell>
          <table:table-cell office:value-type="float" office:value="83.8327587458737" calcext:value-type="float">
            <text:p>83,832758745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1:00" calcext:value-type="date">
            <text:p>2019-04-14 10:21:00</text:p>
          </table:table-cell>
          <table:table-cell office:value-type="string" calcext:value-type="string">
            <text:p>Sylvia atricapilla</text:p>
          </table:table-cell>
          <table:table-cell office:value-type="float" office:value="150.376386871746" calcext:value-type="float">
            <text:p>150,376386871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05.882992373479" calcext:value-type="float">
            <text:p>105,8829923734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3:00" calcext:value-type="date">
            <text:p>2019-04-14 10:23:00</text:p>
          </table:table-cell>
          <table:table-cell office:value-type="string" calcext:value-type="string">
            <text:p>Sylvia atricapilla</text:p>
          </table:table-cell>
          <table:table-cell office:value-type="float" office:value="138.220279567541" calcext:value-type="float">
            <text:p>138,220279567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4:00" calcext:value-type="date">
            <text:p>2019-04-14 10:24:00</text:p>
          </table:table-cell>
          <table:table-cell office:value-type="string" calcext:value-type="string">
            <text:p>Turdus merula</text:p>
          </table:table-cell>
          <table:table-cell office:value-type="float" office:value="219.873355366507" calcext:value-type="float">
            <text:p>219,873355366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68.6603128746259" calcext:value-type="float">
            <text:p>68,6603128746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09:22:00" calcext:value-type="date">
            <text:p>2019-04-14 09:22:00</text:p>
          </table:table-cell>
          <table:table-cell office:value-type="string" calcext:value-type="string">
            <text:p>Sylvia atricapilla</text:p>
          </table:table-cell>
          <table:table-cell office:value-type="float" office:value="25.1408890667182" calcext:value-type="float">
            <text:p>25,1408890667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26:00" calcext:value-type="date">
            <text:p>2019-04-14 10:26:00</text:p>
          </table:table-cell>
          <table:table-cell office:value-type="string" calcext:value-type="string">
            <text:p>Turdus merula</text:p>
          </table:table-cell>
          <table:table-cell office:value-type="float" office:value="161.9686481687" calcext:value-type="float">
            <text:p>161,9686481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1:00" calcext:value-type="date">
            <text:p>2019-04-14 10:31:00</text:p>
          </table:table-cell>
          <table:table-cell office:value-type="string" calcext:value-type="string">
            <text:p>Sylvia atricapilla</text:p>
          </table:table-cell>
          <table:table-cell office:value-type="float" office:value="90.2758141385421" calcext:value-type="float">
            <text:p>90,2758141385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3:00" calcext:value-type="date">
            <text:p>2019-04-14 10:33:00</text:p>
          </table:table-cell>
          <table:table-cell office:value-type="string" calcext:value-type="string">
            <text:p>Sylvia atricapilla</text:p>
          </table:table-cell>
          <table:table-cell office:value-type="float" office:value="79.5654770857189" calcext:value-type="float">
            <text:p>79,5654770857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4-14T10:35:00" calcext:value-type="date">
            <text:p>2019-04-14 10:35:00</text:p>
          </table:table-cell>
          <table:table-cell office:value-type="string" calcext:value-type="string">
            <text:p>Turdus merula</text:p>
          </table:table-cell>
          <table:table-cell office:value-type="float" office:value="68.6773094786209" calcext:value-type="float">
            <text:p>68,6773094786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8:30:00" calcext:value-type="date">
            <text:p>2019-05-01 08:30:00</text:p>
          </table:table-cell>
          <table:table-cell office:value-type="string" calcext:value-type="string">
            <text:p>Turdus merula</text:p>
          </table:table-cell>
          <table:table-cell office:value-type="float" office:value="41.6358888905964" calcext:value-type="float">
            <text:p>41,6358888905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0:00" calcext:value-type="date">
            <text:p>2019-05-01 09:10:00</text:p>
          </table:table-cell>
          <table:table-cell office:value-type="string" calcext:value-type="string">
            <text:p>Sylvia atricapilla</text:p>
          </table:table-cell>
          <table:table-cell office:value-type="float" office:value="119.699426540371" calcext:value-type="float">
            <text:p>119,699426540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11:00" calcext:value-type="date">
            <text:p>2019-05-01 09:11:00</text:p>
          </table:table-cell>
          <table:table-cell office:value-type="string" calcext:value-type="string">
            <text:p>Turdus merula</text:p>
          </table:table-cell>
          <table:table-cell office:value-type="float" office:value="68.6755239573515" calcext:value-type="float">
            <text:p>68,6755239573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1:00" calcext:value-type="date">
            <text:p>2019-05-01 09:31:00</text:p>
          </table:table-cell>
          <table:table-cell office:value-type="string" calcext:value-type="string">
            <text:p>Turdus merula</text:p>
          </table:table-cell>
          <table:table-cell office:value-type="float" office:value="68.846929840475" calcext:value-type="float">
            <text:p>68,846929840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3:00" calcext:value-type="date">
            <text:p>2019-05-01 09:33:00</text:p>
          </table:table-cell>
          <table:table-cell office:value-type="string" calcext:value-type="string">
            <text:p>Sylvia atricapilla</text:p>
          </table:table-cell>
          <table:table-cell office:value-type="float" office:value="40.7320702466276" calcext:value-type="float">
            <text:p>40,73207024662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09:37:00" calcext:value-type="date">
            <text:p>2019-05-01 09:37:00</text:p>
          </table:table-cell>
          <table:table-cell office:value-type="string" calcext:value-type="string">
            <text:p>Sylvia atricapilla</text:p>
          </table:table-cell>
          <table:table-cell office:value-type="float" office:value="140.311779098881" calcext:value-type="float">
            <text:p>140,311779098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6:00" calcext:value-type="date">
            <text:p>2019-05-01 10:06:00</text:p>
          </table:table-cell>
          <table:table-cell office:value-type="string" calcext:value-type="string">
            <text:p>Sylvia atricapilla</text:p>
          </table:table-cell>
          <table:table-cell office:value-type="float" office:value="79.7881807600972" calcext:value-type="float">
            <text:p>79,7881807600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151.728939506417" calcext:value-type="float">
            <text:p>151,728939506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8:00" calcext:value-type="date">
            <text:p>2019-05-01 10:08:00</text:p>
          </table:table-cell>
          <table:table-cell office:value-type="string" calcext:value-type="string">
            <text:p>Turdus merula</text:p>
          </table:table-cell>
          <table:table-cell office:value-type="float" office:value="285.406246958789" calcext:value-type="float">
            <text:p>285,406246958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07:00" calcext:value-type="date">
            <text:p>2019-05-01 10:07:00</text:p>
          </table:table-cell>
          <table:table-cell office:value-type="string" calcext:value-type="string">
            <text:p>Turdus merula</text:p>
          </table:table-cell>
          <table:table-cell office:value-type="float" office:value="228.26173016872" calcext:value-type="float">
            <text:p>228,26173016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27:00" calcext:value-type="date">
            <text:p>2019-05-01 10:27:00</text:p>
          </table:table-cell>
          <table:table-cell office:value-type="string" calcext:value-type="string">
            <text:p>Sylvia atricapilla</text:p>
          </table:table-cell>
          <table:table-cell office:value-type="float" office:value="57.9835564897803" calcext:value-type="float">
            <text:p>57,98355648978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6:00" calcext:value-type="date">
            <text:p>2019-05-01 10:56:00</text:p>
          </table:table-cell>
          <table:table-cell office:value-type="string" calcext:value-type="string">
            <text:p>Sylvia atricapilla</text:p>
          </table:table-cell>
          <table:table-cell office:value-type="float" office:value="167.856303711846" calcext:value-type="float">
            <text:p>167,85630371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Sylvia atricapilla</text:p>
          </table:table-cell>
          <table:table-cell office:value-type="float" office:value="86.3474680144886" calcext:value-type="float">
            <text:p>86,34746801448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6:00" calcext:value-type="date">
            <text:p>2019-05-01 11:06:00</text:p>
          </table:table-cell>
          <table:table-cell office:value-type="string" calcext:value-type="string">
            <text:p>Sylvia atricapilla</text:p>
          </table:table-cell>
          <table:table-cell office:value-type="float" office:value="129.346865883998" calcext:value-type="float">
            <text:p>129,346865883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35.855711652461" calcext:value-type="float">
            <text:p>35,855711652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4:00" calcext:value-type="date">
            <text:p>2019-05-01 11:24:00</text:p>
          </table:table-cell>
          <table:table-cell office:value-type="string" calcext:value-type="string">
            <text:p>Turdus merula</text:p>
          </table:table-cell>
          <table:table-cell office:value-type="float" office:value="53.1213580109386" calcext:value-type="float">
            <text:p>53,12135801093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Sylvia atricapilla</text:p>
          </table:table-cell>
          <table:table-cell office:value-type="float" office:value="25.3479994853195" calcext:value-type="float">
            <text:p>25,34799948531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26:00" calcext:value-type="date">
            <text:p>2019-05-01 11:26:00</text:p>
          </table:table-cell>
          <table:table-cell office:value-type="string" calcext:value-type="string">
            <text:p>Turdus merula</text:p>
          </table:table-cell>
          <table:table-cell office:value-type="float" office:value="157.129038424851" calcext:value-type="float">
            <text:p>157,12903842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32:00" calcext:value-type="date">
            <text:p>2019-05-01 11:32:00</text:p>
          </table:table-cell>
          <table:table-cell office:value-type="string" calcext:value-type="string">
            <text:p>Turdus merula</text:p>
          </table:table-cell>
          <table:table-cell office:value-type="float" office:value="107.163647756784" calcext:value-type="float">
            <text:p>107,1636477567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5:00" calcext:value-type="date">
            <text:p>2019-05-01 11:05:00</text:p>
          </table:table-cell>
          <table:table-cell office:value-type="string" calcext:value-type="string">
            <text:p>Turdus merula</text:p>
          </table:table-cell>
          <table:table-cell office:value-type="float" office:value="247.101933163321" calcext:value-type="float">
            <text:p>247,101933163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1:04:00" calcext:value-type="date">
            <text:p>2019-05-01 11:04:00</text:p>
          </table:table-cell>
          <table:table-cell office:value-type="string" calcext:value-type="string">
            <text:p>Sylvia atricapilla</text:p>
          </table:table-cell>
          <table:table-cell office:value-type="float" office:value="203.369217917056" calcext:value-type="float">
            <text:p>203,3692179170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71.897894378383" calcext:value-type="float">
            <text:p>171,897894378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50:00" calcext:value-type="date">
            <text:p>2019-05-01 10:50:00</text:p>
          </table:table-cell>
          <table:table-cell office:value-type="string" calcext:value-type="string">
            <text:p>Turdus merula</text:p>
          </table:table-cell>
          <table:table-cell office:value-type="float" office:value="198.753281869304" calcext:value-type="float">
            <text:p>198,75328186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9:00" calcext:value-type="date">
            <text:p>2019-05-01 10:49:00</text:p>
          </table:table-cell>
          <table:table-cell office:value-type="string" calcext:value-type="string">
            <text:p>Turdus merula</text:p>
          </table:table-cell>
          <table:table-cell office:value-type="float" office:value="180.993921601732" calcext:value-type="float">
            <text:p>180,993921601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1T10:47:00" calcext:value-type="date">
            <text:p>2019-05-01 10:47:00</text:p>
          </table:table-cell>
          <table:table-cell office:value-type="string" calcext:value-type="string">
            <text:p>Sylvia atricapilla</text:p>
          </table:table-cell>
          <table:table-cell office:value-type="float" office:value="77.1764400057727" calcext:value-type="float">
            <text:p>77,1764400057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Sylvia atricapilla</text:p>
          </table:table-cell>
          <table:table-cell office:value-type="float" office:value="138.842706979296" calcext:value-type="float">
            <text:p>138,842706979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132.566928575067" calcext:value-type="float">
            <text:p>132,5669285750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48:00" calcext:value-type="date">
            <text:p>2019-06-03 06:48:00</text:p>
          </table:table-cell>
          <table:table-cell office:value-type="string" calcext:value-type="string">
            <text:p>Turdus merula</text:p>
          </table:table-cell>
          <table:table-cell office:value-type="float" office:value="280.343032391042" calcext:value-type="float">
            <text:p>280,343032391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413.70504922786" calcext:value-type="float">
            <text:p>413,705049227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5:00" calcext:value-type="date">
            <text:p>2019-06-03 07:15:00</text:p>
          </table:table-cell>
          <table:table-cell office:value-type="string" calcext:value-type="string">
            <text:p>Turdus merula</text:p>
          </table:table-cell>
          <table:table-cell office:value-type="float" office:value="218.719020929207" calcext:value-type="float">
            <text:p>218,719020929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08:00" calcext:value-type="date">
            <text:p>2019-06-03 07:08:00</text:p>
          </table:table-cell>
          <table:table-cell office:value-type="string" calcext:value-type="string">
            <text:p>Sylvia atricapilla</text:p>
          </table:table-cell>
          <table:table-cell office:value-type="float" office:value="263.625695376622" calcext:value-type="float">
            <text:p>263,62569537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10:00" calcext:value-type="date">
            <text:p>2019-06-03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8.3317678132691" calcext:value-type="float">
            <text:p>78,3317678132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2:00" calcext:value-type="date">
            <text:p>2019-06-03 06:52:00</text:p>
          </table:table-cell>
          <table:table-cell office:value-type="string" calcext:value-type="string">
            <text:p>Turdus merula</text:p>
          </table:table-cell>
          <table:table-cell office:value-type="float" office:value="45.5394662656543" calcext:value-type="float">
            <text:p>45,5394662656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6:54:00" calcext:value-type="date">
            <text:p>2019-06-03 06:54:00</text:p>
          </table:table-cell>
          <table:table-cell office:value-type="string" calcext:value-type="string">
            <text:p>Turdus merula</text:p>
          </table:table-cell>
          <table:table-cell office:value-type="float" office:value="733.134402889893" calcext:value-type="float">
            <text:p>733,134402889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7:00" calcext:value-type="date">
            <text:p>2019-06-03 07:37:00</text:p>
          </table:table-cell>
          <table:table-cell office:value-type="string" calcext:value-type="string">
            <text:p>Turdus merula</text:p>
          </table:table-cell>
          <table:table-cell office:value-type="float" office:value="16.2204343662499" calcext:value-type="float">
            <text:p>16,2204343662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310.233007440203" calcext:value-type="float">
            <text:p>310,233007440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2:00" calcext:value-type="date">
            <text:p>2019-06-03 07:52:00</text:p>
          </table:table-cell>
          <table:table-cell office:value-type="string" calcext:value-type="string">
            <text:p>Turdus merula</text:p>
          </table:table-cell>
          <table:table-cell office:value-type="float" office:value="88.6064650124126" calcext:value-type="float">
            <text:p>88,6064650124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86.689372713163" calcext:value-type="float">
            <text:p>686,689372713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53:00" calcext:value-type="date">
            <text:p>2019-06-03 07:53:00</text:p>
          </table:table-cell>
          <table:table-cell office:value-type="string" calcext:value-type="string">
            <text:p>Turdus merula</text:p>
          </table:table-cell>
          <table:table-cell office:value-type="float" office:value="607.903161145066" calcext:value-type="float">
            <text:p>607,903161145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47:00" calcext:value-type="date">
            <text:p>2019-06-03 07:47:00</text:p>
          </table:table-cell>
          <table:table-cell office:value-type="string" calcext:value-type="string">
            <text:p>Sylvia atricapilla</text:p>
          </table:table-cell>
          <table:table-cell office:value-type="float" office:value="71.5257129898845" calcext:value-type="float">
            <text:p>71,5257129898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714.125795314758" calcext:value-type="float">
            <text:p>714,125795314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0:00" calcext:value-type="date">
            <text:p>2019-06-03 07:30:00</text:p>
          </table:table-cell>
          <table:table-cell office:value-type="string" calcext:value-type="string">
            <text:p>Turdus merula</text:p>
          </table:table-cell>
          <table:table-cell office:value-type="float" office:value="536.372161084887" calcext:value-type="float">
            <text:p>536,3721610848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2:00" calcext:value-type="date">
            <text:p>2019-06-03 07:32:00</text:p>
          </table:table-cell>
          <table:table-cell office:value-type="string" calcext:value-type="string">
            <text:p>Sylvia atricapilla</text:p>
          </table:table-cell>
          <table:table-cell office:value-type="float" office:value="139.626376513614" calcext:value-type="float">
            <text:p>139,6263765136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3T07:34:00" calcext:value-type="date">
            <text:p>2019-06-03 07:34:00</text:p>
          </table:table-cell>
          <table:table-cell office:value-type="string" calcext:value-type="string">
            <text:p>Turdus merula</text:p>
          </table:table-cell>
          <table:table-cell office:value-type="float" office:value="404.530515685376" calcext:value-type="float">
            <text:p>404,53051568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6:00" calcext:value-type="date">
            <text:p>2019-06-04 07:46:00</text:p>
          </table:table-cell>
          <table:table-cell office:value-type="string" calcext:value-type="string">
            <text:p>Sylvia atricapilla</text:p>
          </table:table-cell>
          <table:table-cell office:value-type="float" office:value="103.540454242115" calcext:value-type="float">
            <text:p>103,540454242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124.935894056071" calcext:value-type="float">
            <text:p>124,935894056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87.2742279805589" calcext:value-type="float">
            <text:p>87,27422798055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09:00" calcext:value-type="date">
            <text:p>2019-06-04 08:09:00</text:p>
          </table:table-cell>
          <table:table-cell office:value-type="string" calcext:value-type="string">
            <text:p>Sylvia atricapilla</text:p>
          </table:table-cell>
          <table:table-cell office:value-type="float" office:value="53.1758333865558" calcext:value-type="float">
            <text:p>53,1758333865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1:00" calcext:value-type="date">
            <text:p>2019-06-04 08:11:00</text:p>
          </table:table-cell>
          <table:table-cell office:value-type="string" calcext:value-type="string">
            <text:p>Turdus merula</text:p>
          </table:table-cell>
          <table:table-cell office:value-type="float" office:value="384.197396223604" calcext:value-type="float">
            <text:p>384,197396223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Sylvia atricapilla</text:p>
          </table:table-cell>
          <table:table-cell office:value-type="float" office:value="205.957474571569" calcext:value-type="float">
            <text:p>205,95747457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2:00" calcext:value-type="date">
            <text:p>2019-06-04 08:12:00</text:p>
          </table:table-cell>
          <table:table-cell office:value-type="string" calcext:value-type="string">
            <text:p>Turdus merula</text:p>
          </table:table-cell>
          <table:table-cell office:value-type="float" office:value="251.858182206732" calcext:value-type="float">
            <text:p>251,8581822067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8:15:00" calcext:value-type="date">
            <text:p>2019-06-04 08:15:00</text:p>
          </table:table-cell>
          <table:table-cell office:value-type="string" calcext:value-type="string">
            <text:p>Sylvia atricapilla</text:p>
          </table:table-cell>
          <table:table-cell office:value-type="float" office:value="131.807115157704" calcext:value-type="float">
            <text:p>131,80711515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42:00" calcext:value-type="date">
            <text:p>2019-06-04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5.803118083663" calcext:value-type="float">
            <text:p>145,8031180836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Turdus merula</text:p>
          </table:table-cell>
          <table:table-cell office:value-type="float" office:value="92.0472449553136" calcext:value-type="float">
            <text:p>92,0472449553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8:00" calcext:value-type="date">
            <text:p>2019-06-04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2.4492438208013" calcext:value-type="float">
            <text:p>92,4492438208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91.7562048603793" calcext:value-type="float">
            <text:p>91,75620486037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4T07:39:00" calcext:value-type="date">
            <text:p>2019-06-04 07:39:00</text:p>
          </table:table-cell>
          <table:table-cell office:value-type="string" calcext:value-type="string">
            <text:p>Turdus merula</text:p>
          </table:table-cell>
          <table:table-cell office:value-type="float" office:value="189.118587483616" calcext:value-type="float">
            <text:p>189,118587483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8:26:00" calcext:value-type="date">
            <text:p>2019-06-08 08:26:00</text:p>
          </table:table-cell>
          <table:table-cell office:value-type="string" calcext:value-type="string">
            <text:p>Sylvia atricapilla</text:p>
          </table:table-cell>
          <table:table-cell office:value-type="float" office:value="35.8686140106724" calcext:value-type="float">
            <text:p>35,8686140106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4:00" calcext:value-type="date">
            <text:p>2019-06-08 07:34:00</text:p>
          </table:table-cell>
          <table:table-cell office:value-type="string" calcext:value-type="string">
            <text:p>Sylvia atricapilla</text:p>
          </table:table-cell>
          <table:table-cell office:value-type="float" office:value="109.951629101562" calcext:value-type="float">
            <text:p>109,95162910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5:00" calcext:value-type="date">
            <text:p>2019-06-08 07:35:00</text:p>
          </table:table-cell>
          <table:table-cell office:value-type="string" calcext:value-type="string">
            <text:p>Turdus merula</text:p>
          </table:table-cell>
          <table:table-cell office:value-type="float" office:value="171.037338238097" calcext:value-type="float">
            <text:p>171,037338238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7:00" calcext:value-type="date">
            <text:p>2019-06-08 07:37:00</text:p>
          </table:table-cell>
          <table:table-cell office:value-type="string" calcext:value-type="string">
            <text:p>Sylvia atricapilla</text:p>
          </table:table-cell>
          <table:table-cell office:value-type="float" office:value="87.1399209604263" calcext:value-type="float">
            <text:p>87,1399209604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38:00" calcext:value-type="date">
            <text:p>2019-06-08 07:38:00</text:p>
          </table:table-cell>
          <table:table-cell office:value-type="string" calcext:value-type="string">
            <text:p>Sylvia atricapilla</text:p>
          </table:table-cell>
          <table:table-cell office:value-type="float" office:value="99.5798036245413" calcext:value-type="float">
            <text:p>99,579803624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141.97360737281" calcext:value-type="float">
            <text:p>141,973607372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6:54:00" calcext:value-type="date">
            <text:p>2019-06-08 06:54:00</text:p>
          </table:table-cell>
          <table:table-cell office:value-type="string" calcext:value-type="string">
            <text:p>Turdus merula</text:p>
          </table:table-cell>
          <table:table-cell office:value-type="float" office:value="57.4722876450469" calcext:value-type="float">
            <text:p>57,4722876450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11:00" calcext:value-type="date">
            <text:p>2019-06-08 09:11:00</text:p>
          </table:table-cell>
          <table:table-cell office:value-type="string" calcext:value-type="string">
            <text:p>Turdus merula</text:p>
          </table:table-cell>
          <table:table-cell office:value-type="float" office:value="115.943127662193" calcext:value-type="float">
            <text:p>115,943127662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0:00" calcext:value-type="date">
            <text:p>2019-06-08 09:30:00</text:p>
          </table:table-cell>
          <table:table-cell office:value-type="string" calcext:value-type="string">
            <text:p>Turdus merula</text:p>
          </table:table-cell>
          <table:table-cell office:value-type="float" office:value="131.890839628045" calcext:value-type="float">
            <text:p>131,890839628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1:00" calcext:value-type="date">
            <text:p>2019-06-08 09:31:00</text:p>
          </table:table-cell>
          <table:table-cell office:value-type="string" calcext:value-type="string">
            <text:p>Sylvia atricapilla</text:p>
          </table:table-cell>
          <table:table-cell office:value-type="float" office:value="83.0924633268964" calcext:value-type="float">
            <text:p>83,0924633268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9:33:00" calcext:value-type="date">
            <text:p>2019-06-08 09:33:00</text:p>
          </table:table-cell>
          <table:table-cell office:value-type="string" calcext:value-type="string">
            <text:p>Turdus merula</text:p>
          </table:table-cell>
          <table:table-cell office:value-type="float" office:value="103.189312453513" calcext:value-type="float">
            <text:p>103,189312453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T07:16:00" calcext:value-type="date">
            <text:p>2019-06-08 07:16:00</text:p>
          </table:table-cell>
          <table:table-cell office:value-type="string" calcext:value-type="string">
            <text:p>Turdus merula</text:p>
          </table:table-cell>
          <table:table-cell office:value-type="float" office:value="29.9065400966744" calcext:value-type="float">
            <text:p>29,90654009667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0:00" calcext:value-type="date">
            <text:p>2019-05-26 06:40:00</text:p>
          </table:table-cell>
          <table:table-cell office:value-type="string" calcext:value-type="string">
            <text:p>Turdus merula</text:p>
          </table:table-cell>
          <table:table-cell office:value-type="float" office:value="44.9618995997698" calcext:value-type="float">
            <text:p>44,9618995997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42:00" calcext:value-type="date">
            <text:p>2019-05-26 06:42:00</text:p>
          </table:table-cell>
          <table:table-cell office:value-type="string" calcext:value-type="string">
            <text:p>Turdus merula</text:p>
          </table:table-cell>
          <table:table-cell office:value-type="float" office:value="128.803580746817" calcext:value-type="float">
            <text:p>128,803580746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5:00" calcext:value-type="date">
            <text:p>2019-05-26 06:35:00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6:35:00" calcext:value-type="date">
            <text:p>2019-05-26 06:35:00</text:p>
          </table:table-cell>
          <table:table-cell office:value-type="string" calcext:value-type="string">
            <text:p>Turdus merula</text:p>
          </table:table-cell>
          <table:table-cell office:value-type="float" office:value="31.4282183706542" calcext:value-type="float">
            <text:p>31,4282183706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6:00" calcext:value-type="date">
            <text:p>2019-05-26 07:26:00</text:p>
          </table:table-cell>
          <table:table-cell office:value-type="string" calcext:value-type="string">
            <text:p>Turdus merula</text:p>
          </table:table-cell>
          <table:table-cell office:value-type="float" office:value="219.327027519667" calcext:value-type="float">
            <text:p>219,327027519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28:00" calcext:value-type="date">
            <text:p>2019-05-26 07:28:00</text:p>
          </table:table-cell>
          <table:table-cell office:value-type="string" calcext:value-type="string">
            <text:p>Sylvia atricapilla</text:p>
          </table:table-cell>
          <table:table-cell office:value-type="float" office:value="261.553033281239" calcext:value-type="float">
            <text:p>261,55303328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30:00" calcext:value-type="date">
            <text:p>2019-05-26 07:30:00</text:p>
          </table:table-cell>
          <table:table-cell office:value-type="string" calcext:value-type="string">
            <text:p>Sylvia atricapilla</text:p>
          </table:table-cell>
          <table:table-cell office:value-type="float" office:value="259.353948088643" calcext:value-type="float">
            <text:p>259,353948088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49:00" calcext:value-type="date">
            <text:p>2019-05-26 07:49:00</text:p>
          </table:table-cell>
          <table:table-cell office:value-type="string" calcext:value-type="string">
            <text:p>Turdus merula</text:p>
          </table:table-cell>
          <table:table-cell office:value-type="float" office:value="87.8244352681025" calcext:value-type="float">
            <text:p>87,82443526810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52:00" calcext:value-type="date">
            <text:p>2019-05-26 07:52:00</text:p>
          </table:table-cell>
          <table:table-cell office:value-type="string" calcext:value-type="string">
            <text:p>Sylvia atricapilla</text:p>
          </table:table-cell>
          <table:table-cell office:value-type="float" office:value="366.984383223507" calcext:value-type="float">
            <text:p>366,984383223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2:00" calcext:value-type="date">
            <text:p>2019-05-26 07:02:00</text:p>
          </table:table-cell>
          <table:table-cell office:value-type="string" calcext:value-type="string">
            <text:p>Sylvia atricapilla</text:p>
          </table:table-cell>
          <table:table-cell office:value-type="float" office:value="127.72292478656" calcext:value-type="float">
            <text:p>127,72292478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07:00" calcext:value-type="date">
            <text:p>2019-05-26 07:07:00</text:p>
          </table:table-cell>
          <table:table-cell office:value-type="string" calcext:value-type="string">
            <text:p>Turdus merula</text:p>
          </table:table-cell>
          <table:table-cell office:value-type="float" office:value="172.81663779251" calcext:value-type="float">
            <text:p>172,816637792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126.041710608328" calcext:value-type="float">
            <text:p>126,0417106083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Turdus merula</text:p>
          </table:table-cell>
          <table:table-cell office:value-type="float" office:value="68.6868390701636" calcext:value-type="float">
            <text:p>68,6868390701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7:10:00" calcext:value-type="date">
            <text:p>2019-05-26 07:10:00</text:p>
          </table:table-cell>
          <table:table-cell office:value-type="string" calcext:value-type="string">
            <text:p>Sylvia atricapilla</text:p>
          </table:table-cell>
          <table:table-cell office:value-type="float" office:value="71.7463215766894" calcext:value-type="float">
            <text:p>71,7463215766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08:00" calcext:value-type="date">
            <text:p>2019-05-26 08:08:00</text:p>
          </table:table-cell>
          <table:table-cell office:value-type="string" calcext:value-type="string">
            <text:p>Turdus merula</text:p>
          </table:table-cell>
          <table:table-cell office:value-type="float" office:value="113.545259564074" calcext:value-type="float">
            <text:p>113,54525956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17:00" calcext:value-type="date">
            <text:p>2019-05-26 08:17:00</text:p>
          </table:table-cell>
          <table:table-cell office:value-type="string" calcext:value-type="string">
            <text:p>Sylvia atricapilla</text:p>
          </table:table-cell>
          <table:table-cell office:value-type="float" office:value="85.0910895736893" calcext:value-type="float">
            <text:p>85,0910895736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4:00" calcext:value-type="date">
            <text:p>2019-05-26 08:34:00</text:p>
          </table:table-cell>
          <table:table-cell office:value-type="string" calcext:value-type="string">
            <text:p>Turdus merula</text:p>
          </table:table-cell>
          <table:table-cell office:value-type="float" office:value="88.8073900347208" calcext:value-type="float">
            <text:p>88,8073900347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35:00" calcext:value-type="date">
            <text:p>2019-05-26 08:35:00</text:p>
          </table:table-cell>
          <table:table-cell office:value-type="string" calcext:value-type="string">
            <text:p>Turdus merula</text:p>
          </table:table-cell>
          <table:table-cell office:value-type="float" office:value="67.7557596345001" calcext:value-type="float">
            <text:p>67,75575963450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0:00" calcext:value-type="date">
            <text:p>2019-05-26 08:40:00</text:p>
          </table:table-cell>
          <table:table-cell office:value-type="string" calcext:value-type="string">
            <text:p>Turdus merula</text:p>
          </table:table-cell>
          <table:table-cell office:value-type="float" office:value="86.0061402592512" calcext:value-type="float">
            <text:p>86,00614025925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6T08:41:00" calcext:value-type="date">
            <text:p>2019-05-26 08:41:00</text:p>
          </table:table-cell>
          <table:table-cell office:value-type="string" calcext:value-type="string">
            <text:p>Turdus merula</text:p>
          </table:table-cell>
          <table:table-cell office:value-type="float" office:value="36.0866660948236" calcext:value-type="float">
            <text:p>36,0866660948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5:00" calcext:value-type="date">
            <text:p>2019-06-01 06:45:00</text:p>
          </table:table-cell>
          <table:table-cell office:value-type="string" calcext:value-type="string">
            <text:p>Turdus merula</text:p>
          </table:table-cell>
          <table:table-cell office:value-type="float" office:value="115.496132570125" calcext:value-type="float">
            <text:p>115,496132570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7:00" calcext:value-type="date">
            <text:p>2019-06-01 06:47:00</text:p>
          </table:table-cell>
          <table:table-cell office:value-type="string" calcext:value-type="string">
            <text:p>Sylvia atricapilla</text:p>
          </table:table-cell>
          <table:table-cell office:value-type="float" office:value="184.669138393749" calcext:value-type="float">
            <text:p>184,669138393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0:00" calcext:value-type="date">
            <text:p>2019-06-0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90.5071157462212" calcext:value-type="float">
            <text:p>90,5071157462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3:00" calcext:value-type="date">
            <text:p>2019-06-01 07:03:00</text:p>
          </table:table-cell>
          <table:table-cell office:value-type="string" calcext:value-type="string">
            <text:p>Turdus merula</text:p>
          </table:table-cell>
          <table:table-cell office:value-type="float" office:value="129.485041552095" calcext:value-type="float">
            <text:p>129,485041552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8:00" calcext:value-type="date">
            <text:p>2019-06-01 07:08:00</text:p>
          </table:table-cell>
          <table:table-cell office:value-type="string" calcext:value-type="string">
            <text:p>Turdus merula</text:p>
          </table:table-cell>
          <table:table-cell office:value-type="float" office:value="179.609558218571" calcext:value-type="float">
            <text:p>179,60955821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1:00" calcext:value-type="date">
            <text:p>2019-06-01 07:41:00</text:p>
          </table:table-cell>
          <table:table-cell office:value-type="string" calcext:value-type="string">
            <text:p>Turdus merula</text:p>
          </table:table-cell>
          <table:table-cell office:value-type="float" office:value="102.517120064404" calcext:value-type="float">
            <text:p>102,5171200644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46:00" calcext:value-type="date">
            <text:p>2019-06-0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93.9549633110319" calcext:value-type="float">
            <text:p>93,95496331103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07:00" calcext:value-type="date">
            <text:p>2019-06-01 08:07:00</text:p>
          </table:table-cell>
          <table:table-cell office:value-type="string" calcext:value-type="string">
            <text:p>Sylvia atricapilla</text:p>
          </table:table-cell>
          <table:table-cell office:value-type="float" office:value="90.746217255329" calcext:value-type="float">
            <text:p>90,746217255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2:00" calcext:value-type="date">
            <text:p>2019-06-01 08:32:00</text:p>
          </table:table-cell>
          <table:table-cell office:value-type="string" calcext:value-type="string">
            <text:p>Sylvia atricapilla</text:p>
          </table:table-cell>
          <table:table-cell office:value-type="float" office:value="138.803462350616" calcext:value-type="float">
            <text:p>138,80346235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5:00" calcext:value-type="date">
            <text:p>2019-06-01 08:35:00</text:p>
          </table:table-cell>
          <table:table-cell office:value-type="string" calcext:value-type="string">
            <text:p>Sylvia atricapilla</text:p>
          </table:table-cell>
          <table:table-cell office:value-type="float" office:value="82.7403148152994" calcext:value-type="float">
            <text:p>82,74031481529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6:00" calcext:value-type="date">
            <text:p>2019-06-01 08:36:00</text:p>
          </table:table-cell>
          <table:table-cell office:value-type="string" calcext:value-type="string">
            <text:p>Turdus merula</text:p>
          </table:table-cell>
          <table:table-cell office:value-type="float" office:value="108.323656467374" calcext:value-type="float">
            <text:p>108,32365646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8:38:00" calcext:value-type="date">
            <text:p>2019-06-01 08:38:00</text:p>
          </table:table-cell>
          <table:table-cell office:value-type="string" calcext:value-type="string">
            <text:p>Turdus merula</text:p>
          </table:table-cell>
          <table:table-cell office:value-type="float" office:value="76.248264190042" calcext:value-type="float">
            <text:p>76,24826419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8:00" calcext:value-type="date">
            <text:p>2019-05-28 06:48:00</text:p>
          </table:table-cell>
          <table:table-cell office:value-type="string" calcext:value-type="string">
            <text:p>Sylvia atricapilla</text:p>
          </table:table-cell>
          <table:table-cell office:value-type="float" office:value="86.9074639198327" calcext:value-type="float">
            <text:p>86,9074639198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1.3271692988391" calcext:value-type="float">
            <text:p>21,327169298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233.22366353155" calcext:value-type="float">
            <text:p>233,22366353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49:00" calcext:value-type="date">
            <text:p>2019-05-28 06:49:00</text:p>
          </table:table-cell>
          <table:table-cell office:value-type="string" calcext:value-type="string">
            <text:p>Turdus merula</text:p>
          </table:table-cell>
          <table:table-cell office:value-type="float" office:value="117.139516626397" calcext:value-type="float">
            <text:p>117,1395166263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Sylvia atricapilla</text:p>
          </table:table-cell>
          <table:table-cell office:value-type="float" office:value="63.4434683646557" calcext:value-type="float">
            <text:p>63,4434683646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0:00" calcext:value-type="date">
            <text:p>2019-05-28 06:50:00</text:p>
          </table:table-cell>
          <table:table-cell office:value-type="string" calcext:value-type="string">
            <text:p>Turdus merula</text:p>
          </table:table-cell>
          <table:table-cell office:value-type="float" office:value="180.986271943655" calcext:value-type="float">
            <text:p>180,986271943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1:00" calcext:value-type="date">
            <text:p>2019-05-28 06:51:00</text:p>
          </table:table-cell>
          <table:table-cell office:value-type="string" calcext:value-type="string">
            <text:p>Turdus merula</text:p>
          </table:table-cell>
          <table:table-cell office:value-type="float" office:value="325.656765628168" calcext:value-type="float">
            <text:p>325,656765628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19.1240877834543" calcext:value-type="float">
            <text:p>19,124087783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2:00" calcext:value-type="date">
            <text:p>2019-05-28 06:52:00</text:p>
          </table:table-cell>
          <table:table-cell office:value-type="string" calcext:value-type="string">
            <text:p>Sylvia atricapilla</text:p>
          </table:table-cell>
          <table:table-cell office:value-type="float" office:value="91.0421954657071" calcext:value-type="float">
            <text:p>91,04219546570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6:56:00" calcext:value-type="date">
            <text:p>2019-05-28 06:56:00</text:p>
          </table:table-cell>
          <table:table-cell office:value-type="string" calcext:value-type="string">
            <text:p>Sylvia atricapilla</text:p>
          </table:table-cell>
          <table:table-cell office:value-type="float" office:value="68.1625969124183" calcext:value-type="float">
            <text:p>68,1625969124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5:00" calcext:value-type="date">
            <text:p>2019-05-28 07:05:00</text:p>
          </table:table-cell>
          <table:table-cell office:value-type="string" calcext:value-type="string">
            <text:p>Sylvia atricapilla</text:p>
          </table:table-cell>
          <table:table-cell office:value-type="float" office:value="71.1698565252967" calcext:value-type="float">
            <text:p>71,16985652529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7:00" calcext:value-type="date">
            <text:p>2019-05-28 07:07:00</text:p>
          </table:table-cell>
          <table:table-cell office:value-type="string" calcext:value-type="string">
            <text:p>Turdus merula</text:p>
          </table:table-cell>
          <table:table-cell office:value-type="float" office:value="182.913017518651" calcext:value-type="float">
            <text:p>182,913017518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08:00" calcext:value-type="date">
            <text:p>2019-05-28 07:08:00</text:p>
          </table:table-cell>
          <table:table-cell office:value-type="string" calcext:value-type="string">
            <text:p>Turdus merula</text:p>
          </table:table-cell>
          <table:table-cell office:value-type="float" office:value="220.373234386702" calcext:value-type="float">
            <text:p>220,373234386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Turdus merula</text:p>
          </table:table-cell>
          <table:table-cell office:value-type="float" office:value="149.167329758541" calcext:value-type="float">
            <text:p>149,167329758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3:00" calcext:value-type="date">
            <text:p>2019-05-28 07:23:00</text:p>
          </table:table-cell>
          <table:table-cell office:value-type="string" calcext:value-type="string">
            <text:p>Sylvia atricapilla</text:p>
          </table:table-cell>
          <table:table-cell office:value-type="float" office:value="86.9291169462373" calcext:value-type="float">
            <text:p>86,92911694623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58:00" calcext:value-type="date">
            <text:p>2019-05-28 07:58:00</text:p>
          </table:table-cell>
          <table:table-cell office:value-type="string" calcext:value-type="string">
            <text:p>Turdus merula</text:p>
          </table:table-cell>
          <table:table-cell office:value-type="float" office:value="55.0466745030845" calcext:value-type="float">
            <text:p>55,04667450308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28:00" calcext:value-type="date">
            <text:p>2019-05-28 07:28:00</text:p>
          </table:table-cell>
          <table:table-cell office:value-type="string" calcext:value-type="string">
            <text:p>Turdus merula</text:p>
          </table:table-cell>
          <table:table-cell office:value-type="float" office:value="374.74840180782" calcext:value-type="float">
            <text:p>374,748401807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7:00" calcext:value-type="date">
            <text:p>2019-05-28 07:47:00</text:p>
          </table:table-cell>
          <table:table-cell office:value-type="string" calcext:value-type="string">
            <text:p>Turdus merula</text:p>
          </table:table-cell>
          <table:table-cell office:value-type="float" office:value="227.952048430532" calcext:value-type="float">
            <text:p>227,952048430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8:00" calcext:value-type="date">
            <text:p>2019-05-28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11.689528931598" calcext:value-type="float">
            <text:p>111,689528931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13:00" calcext:value-type="date">
            <text:p>2019-05-28 07:13:00</text:p>
          </table:table-cell>
          <table:table-cell office:value-type="string" calcext:value-type="string">
            <text:p>Sylvia atricapilla</text:p>
          </table:table-cell>
          <table:table-cell office:value-type="float" office:value="116.341139357354" calcext:value-type="float">
            <text:p>116,341139357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2:00" calcext:value-type="date">
            <text:p>2019-05-28 08:22:00</text:p>
          </table:table-cell>
          <table:table-cell office:value-type="string" calcext:value-type="string">
            <text:p>Sylvia atricapilla</text:p>
          </table:table-cell>
          <table:table-cell office:value-type="float" office:value="177.256970936467" calcext:value-type="float">
            <text:p>177,256970936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3:00" calcext:value-type="date">
            <text:p>2019-05-28 08:23:00</text:p>
          </table:table-cell>
          <table:table-cell office:value-type="string" calcext:value-type="string">
            <text:p>Sylvia atricapilla</text:p>
          </table:table-cell>
          <table:table-cell office:value-type="float" office:value="135.63081332074" calcext:value-type="float">
            <text:p>135,6308133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4:00" calcext:value-type="date">
            <text:p>2019-05-28 08:24:00</text:p>
          </table:table-cell>
          <table:table-cell office:value-type="string" calcext:value-type="string">
            <text:p>Turdus merula</text:p>
          </table:table-cell>
          <table:table-cell office:value-type="float" office:value="77.5937352289222" calcext:value-type="float">
            <text:p>77,5937352289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Sylvia atricapilla</text:p>
          </table:table-cell>
          <table:table-cell office:value-type="float" office:value="111.95899451544" calcext:value-type="float">
            <text:p>111,958994515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Turdus merula</text:p>
          </table:table-cell>
          <table:table-cell office:value-type="float" office:value="390.279334935296" calcext:value-type="float">
            <text:p>390,279334935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1:00" calcext:value-type="date">
            <text:p>2019-05-28 08:01:00</text:p>
          </table:table-cell>
          <table:table-cell office:value-type="string" calcext:value-type="string">
            <text:p>Sylvia atricapilla</text:p>
          </table:table-cell>
          <table:table-cell office:value-type="float" office:value="114.044346072595" calcext:value-type="float">
            <text:p>114,044346072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04:00" calcext:value-type="date">
            <text:p>2019-05-28 08:04:00</text:p>
          </table:table-cell>
          <table:table-cell office:value-type="string" calcext:value-type="string">
            <text:p>Sylvia atricapilla</text:p>
          </table:table-cell>
          <table:table-cell office:value-type="float" office:value="200.770114550447" calcext:value-type="float">
            <text:p>200,77011455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5.999853708534" calcext:value-type="float">
            <text:p>175,9998537085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9:00" calcext:value-type="date">
            <text:p>2019-05-28 08:39:00</text:p>
          </table:table-cell>
          <table:table-cell office:value-type="string" calcext:value-type="string">
            <text:p>Sylvia atricapilla</text:p>
          </table:table-cell>
          <table:table-cell office:value-type="float" office:value="170.847887795215" calcext:value-type="float">
            <text:p>170,847887795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87.273530537381" calcext:value-type="float">
            <text:p>187,27353053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0:00" calcext:value-type="date">
            <text:p>2019-05-28 08:40:00</text:p>
          </table:table-cell>
          <table:table-cell office:value-type="string" calcext:value-type="string">
            <text:p>Sylvia atricapilla</text:p>
          </table:table-cell>
          <table:table-cell office:value-type="float" office:value="193.324813426341" calcext:value-type="float">
            <text:p>193,324813426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2:00" calcext:value-type="date">
            <text:p>2019-05-28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5.3867034165114" calcext:value-type="float">
            <text:p>55,3867034165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7:41:00" calcext:value-type="date">
            <text:p>2019-05-28 07:41:00</text:p>
          </table:table-cell>
          <table:table-cell office:value-type="string" calcext:value-type="string">
            <text:p>Sylvia atricapilla</text:p>
          </table:table-cell>
          <table:table-cell office:value-type="float" office:value="99.9302117426991" calcext:value-type="float">
            <text:p>99,9302117426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64.4737136060858" calcext:value-type="float">
            <text:p>64,4737136060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52.602983639721" calcext:value-type="float">
            <text:p>52,602983639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9:00" calcext:value-type="date">
            <text:p>2019-05-28 08:59:00</text:p>
          </table:table-cell>
          <table:table-cell office:value-type="string" calcext:value-type="string">
            <text:p>Sylvia atricapilla</text:p>
          </table:table-cell>
          <table:table-cell office:value-type="float" office:value="87.9658458755123" calcext:value-type="float">
            <text:p>87,9658458755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0:00" calcext:value-type="date">
            <text:p>2019-05-28 09:00:00</text:p>
          </table:table-cell>
          <table:table-cell office:value-type="string" calcext:value-type="string">
            <text:p>Sylvia atricapilla</text:p>
          </table:table-cell>
          <table:table-cell office:value-type="float" office:value="104.487531304497" calcext:value-type="float">
            <text:p>104,4875313044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5:00" calcext:value-type="date">
            <text:p>2019-05-28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10.541326606429" calcext:value-type="float">
            <text:p>110,54132660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6:00" calcext:value-type="date">
            <text:p>2019-05-28 09:06:00</text:p>
          </table:table-cell>
          <table:table-cell office:value-type="string" calcext:value-type="string">
            <text:p>Turdus merula</text:p>
          </table:table-cell>
          <table:table-cell office:value-type="float" office:value="53.892450002457" calcext:value-type="float">
            <text:p>53,892450002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9:07:00" calcext:value-type="date">
            <text:p>2019-05-28 09:07:00</text:p>
          </table:table-cell>
          <table:table-cell office:value-type="string" calcext:value-type="string">
            <text:p>Turdus merula</text:p>
          </table:table-cell>
          <table:table-cell office:value-type="float" office:value="129.031232442239" calcext:value-type="float">
            <text:p>129,031232442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5:00" calcext:value-type="date">
            <text:p>2019-05-28 08:25:00</text:p>
          </table:table-cell>
          <table:table-cell office:value-type="string" calcext:value-type="string">
            <text:p>Turdus merula</text:p>
          </table:table-cell>
          <table:table-cell office:value-type="float" office:value="223.049619956881" calcext:value-type="float">
            <text:p>223,049619956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6:00" calcext:value-type="date">
            <text:p>2019-05-28 08:26:00</text:p>
          </table:table-cell>
          <table:table-cell office:value-type="string" calcext:value-type="string">
            <text:p>Turdus merula</text:p>
          </table:table-cell>
          <table:table-cell office:value-type="float" office:value="132.536499887377" calcext:value-type="float">
            <text:p>132,536499887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7:00" calcext:value-type="date">
            <text:p>2019-05-28 08:27:00</text:p>
          </table:table-cell>
          <table:table-cell office:value-type="string" calcext:value-type="string">
            <text:p>Sylvia atricapilla</text:p>
          </table:table-cell>
          <table:table-cell office:value-type="float" office:value="242.146655918217" calcext:value-type="float">
            <text:p>242,146655918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28:00" calcext:value-type="date">
            <text:p>2019-05-28 08:28:00</text:p>
          </table:table-cell>
          <table:table-cell office:value-type="string" calcext:value-type="string">
            <text:p>Sylvia atricapilla</text:p>
          </table:table-cell>
          <table:table-cell office:value-type="float" office:value="125.049097720932" calcext:value-type="float">
            <text:p>125,049097720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32:00" calcext:value-type="date">
            <text:p>2019-05-28 08:32:00</text:p>
          </table:table-cell>
          <table:table-cell office:value-type="string" calcext:value-type="string">
            <text:p>Turdus merula</text:p>
          </table:table-cell>
          <table:table-cell office:value-type="float" office:value="289.483810148956" calcext:value-type="float">
            <text:p>289,483810148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7:00" calcext:value-type="date">
            <text:p>2019-05-28 08:57:00</text:p>
          </table:table-cell>
          <table:table-cell office:value-type="string" calcext:value-type="string">
            <text:p>Turdus merula</text:p>
          </table:table-cell>
          <table:table-cell office:value-type="float" office:value="146.356501685337" calcext:value-type="float">
            <text:p>146,356501685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58:00" calcext:value-type="date">
            <text:p>2019-05-28 08:58:00</text:p>
          </table:table-cell>
          <table:table-cell office:value-type="string" calcext:value-type="string">
            <text:p>Sylvia atricapilla</text:p>
          </table:table-cell>
          <table:table-cell office:value-type="float" office:value="93.8889046216105" calcext:value-type="float">
            <text:p>93,888904621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3:00" calcext:value-type="date">
            <text:p>2019-05-28 08:43:00</text:p>
          </table:table-cell>
          <table:table-cell office:value-type="string" calcext:value-type="string">
            <text:p>Turdus merula</text:p>
          </table:table-cell>
          <table:table-cell office:value-type="float" office:value="173.910759451117" calcext:value-type="float">
            <text:p>173,91075945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5:00" calcext:value-type="date">
            <text:p>2019-05-28 08:45:00</text:p>
          </table:table-cell>
          <table:table-cell office:value-type="string" calcext:value-type="string">
            <text:p>Turdus merula</text:p>
          </table:table-cell>
          <table:table-cell office:value-type="float" office:value="90.9118021067527" calcext:value-type="float">
            <text:p>90,9118021067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148.706106614272" calcext:value-type="float">
            <text:p>148,706106614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6:00" calcext:value-type="date">
            <text:p>2019-05-28 08:46:00</text:p>
          </table:table-cell>
          <table:table-cell office:value-type="string" calcext:value-type="string">
            <text:p>Sylvia atricapilla</text:p>
          </table:table-cell>
          <table:table-cell office:value-type="float" office:value="249.842515918773" calcext:value-type="float">
            <text:p>249,842515918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Turdus merula</text:p>
          </table:table-cell>
          <table:table-cell office:value-type="float" office:value="327.318037750912" calcext:value-type="float">
            <text:p>327,318037750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8T08:47:00" calcext:value-type="date">
            <text:p>2019-05-28 08:47:00</text:p>
          </table:table-cell>
          <table:table-cell office:value-type="string" calcext:value-type="string">
            <text:p>Sylvia atricapilla</text:p>
          </table:table-cell>
          <table:table-cell office:value-type="float" office:value="115.648343142872" calcext:value-type="float">
            <text:p>115,648343142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09:00" calcext:value-type="date">
            <text:p>2019-05-29 07:09:00</text:p>
          </table:table-cell>
          <table:table-cell office:value-type="string" calcext:value-type="string">
            <text:p>Turdus merula</text:p>
          </table:table-cell>
          <table:table-cell office:value-type="float" office:value="25.5634769348645" calcext:value-type="float">
            <text:p>25,5634769348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2:00" calcext:value-type="date">
            <text:p>2019-05-29 07:12:00</text:p>
          </table:table-cell>
          <table:table-cell office:value-type="string" calcext:value-type="string">
            <text:p>Turdus merula</text:p>
          </table:table-cell>
          <table:table-cell office:value-type="float" office:value="194.317140755548" calcext:value-type="float">
            <text:p>194,317140755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0:00" calcext:value-type="date">
            <text:p>2019-05-29 06:50:00</text:p>
          </table:table-cell>
          <table:table-cell office:value-type="string" calcext:value-type="string">
            <text:p>Sylvia atricapilla</text:p>
          </table:table-cell>
          <table:table-cell office:value-type="float" office:value="85.5936243170301" calcext:value-type="float">
            <text:p>85,593624317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3:00" calcext:value-type="date">
            <text:p>2019-05-29 06:53:00</text:p>
          </table:table-cell>
          <table:table-cell office:value-type="string" calcext:value-type="string">
            <text:p>Sylvia atricapilla</text:p>
          </table:table-cell>
          <table:table-cell office:value-type="float" office:value="102.34309877716" calcext:value-type="float">
            <text:p>102,343098777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137.398095333549" calcext:value-type="float">
            <text:p>137,398095333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Sylvia atricapilla</text:p>
          </table:table-cell>
          <table:table-cell office:value-type="float" office:value="97.6515710964477" calcext:value-type="float">
            <text:p>97,6515710964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6:55:00" calcext:value-type="date">
            <text:p>2019-05-29 06:55:00</text:p>
          </table:table-cell>
          <table:table-cell office:value-type="string" calcext:value-type="string">
            <text:p>Turdus merula</text:p>
          </table:table-cell>
          <table:table-cell office:value-type="float" office:value="61.589731899875" calcext:value-type="float">
            <text:p>61,5897318998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55.8333099738697" calcext:value-type="float">
            <text:p>55,8333099738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40.8143185796284" calcext:value-type="float">
            <text:p>40,8143185796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79.5170246776122" calcext:value-type="float">
            <text:p>79,5170246776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5:00" calcext:value-type="date">
            <text:p>2019-05-2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47.4777641048659" calcext:value-type="float">
            <text:p>47,4777641048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6:00" calcext:value-type="date">
            <text:p>2019-05-29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7.95064978336" calcext:value-type="float">
            <text:p>87,950649783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8:00" calcext:value-type="date">
            <text:p>2019-05-29 07:48:00</text:p>
          </table:table-cell>
          <table:table-cell office:value-type="string" calcext:value-type="string">
            <text:p>Sylvia atricapilla</text:p>
          </table:table-cell>
          <table:table-cell office:value-type="float" office:value="85.7327817080214" calcext:value-type="float">
            <text:p>85,7327817080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9:00" calcext:value-type="date">
            <text:p>2019-05-29 07:49:00</text:p>
          </table:table-cell>
          <table:table-cell office:value-type="string" calcext:value-type="string">
            <text:p>Turdus merula</text:p>
          </table:table-cell>
          <table:table-cell office:value-type="float" office:value="16.4078935230062" calcext:value-type="float">
            <text:p>16,40789352300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2:00" calcext:value-type="date">
            <text:p>2019-05-29 08:02:00</text:p>
          </table:table-cell>
          <table:table-cell office:value-type="string" calcext:value-type="string">
            <text:p>Turdus merula</text:p>
          </table:table-cell>
          <table:table-cell office:value-type="float" office:value="194.672578642924" calcext:value-type="float">
            <text:p>194,67257864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3:00" calcext:value-type="date">
            <text:p>2019-05-29 08:03:00</text:p>
          </table:table-cell>
          <table:table-cell office:value-type="string" calcext:value-type="string">
            <text:p>Turdus merula</text:p>
          </table:table-cell>
          <table:table-cell office:value-type="float" office:value="271.842808075572" calcext:value-type="float">
            <text:p>271,842808075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1:00" calcext:value-type="date">
            <text:p>2019-05-29 08:21:00</text:p>
          </table:table-cell>
          <table:table-cell office:value-type="string" calcext:value-type="string">
            <text:p>Sylvia atricapilla</text:p>
          </table:table-cell>
          <table:table-cell office:value-type="float" office:value="80.1202123574848" calcext:value-type="float">
            <text:p>80,1202123574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3:00" calcext:value-type="date">
            <text:p>2019-05-29 08:23:00</text:p>
          </table:table-cell>
          <table:table-cell office:value-type="string" calcext:value-type="string">
            <text:p>Sylvia atricapilla</text:p>
          </table:table-cell>
          <table:table-cell office:value-type="float" office:value="75.3883765682289" calcext:value-type="float">
            <text:p>75,38837656822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3:00" calcext:value-type="date">
            <text:p>2019-05-29 08:43:00</text:p>
          </table:table-cell>
          <table:table-cell office:value-type="string" calcext:value-type="string">
            <text:p>Turdus merula</text:p>
          </table:table-cell>
          <table:table-cell office:value-type="float" office:value="176.523782678208" calcext:value-type="float">
            <text:p>176,523782678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44:00" calcext:value-type="date">
            <text:p>2019-05-29 08:44:00</text:p>
          </table:table-cell>
          <table:table-cell office:value-type="string" calcext:value-type="string">
            <text:p>Turdus merula</text:p>
          </table:table-cell>
          <table:table-cell office:value-type="float" office:value="91.123399150572" calcext:value-type="float">
            <text:p>91,123399150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1:00" calcext:value-type="date">
            <text:p>2019-05-29 08:51:00</text:p>
          </table:table-cell>
          <table:table-cell office:value-type="string" calcext:value-type="string">
            <text:p>Sylvia atricapilla</text:p>
          </table:table-cell>
          <table:table-cell office:value-type="float" office:value="147.723216799237" calcext:value-type="float">
            <text:p>147,723216799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2:00" calcext:value-type="date">
            <text:p>2019-05-29 08:52:00</text:p>
          </table:table-cell>
          <table:table-cell office:value-type="string" calcext:value-type="string">
            <text:p>Sylvia atricapilla</text:p>
          </table:table-cell>
          <table:table-cell office:value-type="float" office:value="234.1634672416" calcext:value-type="float">
            <text:p>234,1634672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3:00" calcext:value-type="date">
            <text:p>2019-05-29 08:53:00</text:p>
          </table:table-cell>
          <table:table-cell office:value-type="string" calcext:value-type="string">
            <text:p>Turdus merula</text:p>
          </table:table-cell>
          <table:table-cell office:value-type="float" office:value="132.48899276357" calcext:value-type="float">
            <text:p>132,488992763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4:00" calcext:value-type="date">
            <text:p>2019-05-29 08:54:00</text:p>
          </table:table-cell>
          <table:table-cell office:value-type="string" calcext:value-type="string">
            <text:p>Turdus merula</text:p>
          </table:table-cell>
          <table:table-cell office:value-type="float" office:value="299.593673056821" calcext:value-type="float">
            <text:p>299,59367305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57:00" calcext:value-type="date">
            <text:p>2019-05-29 08:57:00</text:p>
          </table:table-cell>
          <table:table-cell office:value-type="string" calcext:value-type="string">
            <text:p>Sylvia atricapilla</text:p>
          </table:table-cell>
          <table:table-cell office:value-type="float" office:value="233.963921414074" calcext:value-type="float">
            <text:p>233,963921414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3:00" calcext:value-type="date">
            <text:p>2019-05-29 07:43:00</text:p>
          </table:table-cell>
          <table:table-cell office:value-type="string" calcext:value-type="string">
            <text:p>Sylvia atricapilla</text:p>
          </table:table-cell>
          <table:table-cell office:value-type="float" office:value="13.721383740161" calcext:value-type="float">
            <text:p>13,721383740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44:00" calcext:value-type="date">
            <text:p>2019-05-29 07:44:00</text:p>
          </table:table-cell>
          <table:table-cell office:value-type="string" calcext:value-type="string">
            <text:p>Sylvia atricapilla</text:p>
          </table:table-cell>
          <table:table-cell office:value-type="float" office:value="19.840708003402" calcext:value-type="float">
            <text:p>19,840708003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7:00" calcext:value-type="date">
            <text:p>2019-05-29 07:37:00</text:p>
          </table:table-cell>
          <table:table-cell office:value-type="string" calcext:value-type="string">
            <text:p>Turdus merula</text:p>
          </table:table-cell>
          <table:table-cell office:value-type="float" office:value="189.815595686587" calcext:value-type="float">
            <text:p>189,8155956865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179.333861272182" calcext:value-type="float">
            <text:p>179,3338612721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Turdus merula</text:p>
          </table:table-cell>
          <table:table-cell office:value-type="float" office:value="264.025859026806" calcext:value-type="float">
            <text:p>264,02585902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5:00" calcext:value-type="date">
            <text:p>2019-05-29 08:05:00</text:p>
          </table:table-cell>
          <table:table-cell office:value-type="string" calcext:value-type="string">
            <text:p>Sylvia atricapilla</text:p>
          </table:table-cell>
          <table:table-cell office:value-type="float" office:value="137.028866890834" calcext:value-type="float">
            <text:p>137,028866890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6:00" calcext:value-type="date">
            <text:p>2019-05-2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60.050109501794" calcext:value-type="float">
            <text:p>160,0501095017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7:00" calcext:value-type="date">
            <text:p>2019-05-29 08:07:00</text:p>
          </table:table-cell>
          <table:table-cell office:value-type="string" calcext:value-type="string">
            <text:p>Sylvia atricapilla</text:p>
          </table:table-cell>
          <table:table-cell office:value-type="float" office:value="231.525710192311" calcext:value-type="float">
            <text:p>231,5257101923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09:00" calcext:value-type="date">
            <text:p>2019-05-29 08:09:00</text:p>
          </table:table-cell>
          <table:table-cell office:value-type="string" calcext:value-type="string">
            <text:p>Turdus merula</text:p>
          </table:table-cell>
          <table:table-cell office:value-type="float" office:value="123.818896181846" calcext:value-type="float">
            <text:p>123,818896181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5:00" calcext:value-type="date">
            <text:p>2019-05-29 08:25:00</text:p>
          </table:table-cell>
          <table:table-cell office:value-type="string" calcext:value-type="string">
            <text:p>Turdus merula</text:p>
          </table:table-cell>
          <table:table-cell office:value-type="float" office:value="276.821356764666" calcext:value-type="float">
            <text:p>276,8213567646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10.29995039799" calcext:value-type="float">
            <text:p>110,299950397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6:00" calcext:value-type="date">
            <text:p>2019-05-29 08:26:00</text:p>
          </table:table-cell>
          <table:table-cell office:value-type="string" calcext:value-type="string">
            <text:p>Sylvia atricapilla</text:p>
          </table:table-cell>
          <table:table-cell office:value-type="float" office:value="131.249526947719" calcext:value-type="float">
            <text:p>131,249526947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28:00" calcext:value-type="date">
            <text:p>2019-05-2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83.92065273159" calcext:value-type="float">
            <text:p>83,92065273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15:00" calcext:value-type="date">
            <text:p>2019-05-29 07:15:00</text:p>
          </table:table-cell>
          <table:table-cell office:value-type="string" calcext:value-type="string">
            <text:p>Turdus merula</text:p>
          </table:table-cell>
          <table:table-cell office:value-type="float" office:value="32.8466345112159" calcext:value-type="float">
            <text:p>32,8466345112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7:32:00" calcext:value-type="date">
            <text:p>2019-05-29 07:32:00</text:p>
          </table:table-cell>
          <table:table-cell office:value-type="string" calcext:value-type="string">
            <text:p>Turdus merula</text:p>
          </table:table-cell>
          <table:table-cell office:value-type="float" office:value="396.0113910189" calcext:value-type="float">
            <text:p>396,0113910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5:00" calcext:value-type="date">
            <text:p>2019-05-29 08:35:00</text:p>
          </table:table-cell>
          <table:table-cell office:value-type="string" calcext:value-type="string">
            <text:p>Sylvia atricapilla</text:p>
          </table:table-cell>
          <table:table-cell office:value-type="float" office:value="185.080418773069" calcext:value-type="float">
            <text:p>185,08041877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9T08:38:00" calcext:value-type="date">
            <text:p>2019-05-29 08:38:00</text:p>
          </table:table-cell>
          <table:table-cell office:value-type="string" calcext:value-type="string">
            <text:p>Sylvia atricapilla</text:p>
          </table:table-cell>
          <table:table-cell office:value-type="float" office:value="153.898627381937" calcext:value-type="float">
            <text:p>153,898627381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Sylvia atricapilla</text:p>
          </table:table-cell>
          <table:table-cell office:value-type="float" office:value="122.347372460018" calcext:value-type="float">
            <text:p>122,347372460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1:00" calcext:value-type="date">
            <text:p>2019-05-31 07:21:00</text:p>
          </table:table-cell>
          <table:table-cell office:value-type="string" calcext:value-type="string">
            <text:p>Turdus merula</text:p>
          </table:table-cell>
          <table:table-cell office:value-type="float" office:value="138.837606263542" calcext:value-type="float">
            <text:p>138,83760626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6:00" calcext:value-type="date">
            <text:p>2019-05-31 06:16:00</text:p>
          </table:table-cell>
          <table:table-cell office:value-type="string" calcext:value-type="string">
            <text:p>Turdus merula</text:p>
          </table:table-cell>
          <table:table-cell office:value-type="float" office:value="141.251910364754" calcext:value-type="float">
            <text:p>141,251910364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17:00" calcext:value-type="date">
            <text:p>2019-05-31 06:17:00</text:p>
          </table:table-cell>
          <table:table-cell office:value-type="string" calcext:value-type="string">
            <text:p>Sylvia atricapilla</text:p>
          </table:table-cell>
          <table:table-cell office:value-type="float" office:value="225.353801058873" calcext:value-type="float">
            <text:p>225,353801058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4:00" calcext:value-type="date">
            <text:p>2019-05-31 08:14:00</text:p>
          </table:table-cell>
          <table:table-cell office:value-type="string" calcext:value-type="string">
            <text:p>Turdus merula</text:p>
          </table:table-cell>
          <table:table-cell office:value-type="float" office:value="204.991984451307" calcext:value-type="float">
            <text:p>204,991984451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9:00" calcext:value-type="date">
            <text:p>2019-05-31 08:19:00</text:p>
          </table:table-cell>
          <table:table-cell office:value-type="string" calcext:value-type="string">
            <text:p>Turdus merula</text:p>
          </table:table-cell>
          <table:table-cell office:value-type="float" office:value="210.219647655198" calcext:value-type="float">
            <text:p>210,219647655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21:00" calcext:value-type="date">
            <text:p>2019-05-31 08:21:00</text:p>
          </table:table-cell>
          <table:table-cell office:value-type="string" calcext:value-type="string">
            <text:p>Sylvia atricapilla</text:p>
          </table:table-cell>
          <table:table-cell office:value-type="float" office:value="227.977026889568" calcext:value-type="float">
            <text:p>227,977026889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Sylvia atricapilla</text:p>
          </table:table-cell>
          <table:table-cell office:value-type="float" office:value="81.6259020105094" calcext:value-type="float">
            <text:p>81,6259020105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8:00" calcext:value-type="date">
            <text:p>2019-05-31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40.701261559891" calcext:value-type="float">
            <text:p>140,7012615598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71.2857269241643" calcext:value-type="float">
            <text:p>71,28572692416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6:00" calcext:value-type="date">
            <text:p>2019-05-31 06:36:00</text:p>
          </table:table-cell>
          <table:table-cell office:value-type="string" calcext:value-type="string">
            <text:p>Sylvia atricapilla</text:p>
          </table:table-cell>
          <table:table-cell office:value-type="float" office:value="185.829669476463" calcext:value-type="float">
            <text:p>185,829669476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39:00" calcext:value-type="date">
            <text:p>2019-05-31 06:39:00</text:p>
          </table:table-cell>
          <table:table-cell office:value-type="string" calcext:value-type="string">
            <text:p>Turdus merula</text:p>
          </table:table-cell>
          <table:table-cell office:value-type="float" office:value="181.425587432091" calcext:value-type="float">
            <text:p>181,425587432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82.5762532107204" calcext:value-type="float">
            <text:p>82,5762532107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9:00" calcext:value-type="date">
            <text:p>2019-05-31 07:49:00</text:p>
          </table:table-cell>
          <table:table-cell office:value-type="string" calcext:value-type="string">
            <text:p>Turdus merula</text:p>
          </table:table-cell>
          <table:table-cell office:value-type="float" office:value="106.264287177078" calcext:value-type="float">
            <text:p>106,2642871770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0:00" calcext:value-type="date">
            <text:p>2019-05-31 07:50:00</text:p>
          </table:table-cell>
          <table:table-cell office:value-type="string" calcext:value-type="string">
            <text:p>Turdus merula</text:p>
          </table:table-cell>
          <table:table-cell office:value-type="float" office:value="155.759343112106" calcext:value-type="float">
            <text:p>155,759343112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1:00" calcext:value-type="date">
            <text:p>2019-05-31 07:51:00</text:p>
          </table:table-cell>
          <table:table-cell office:value-type="string" calcext:value-type="string">
            <text:p>Sylvia atricapilla</text:p>
          </table:table-cell>
          <table:table-cell office:value-type="float" office:value="142.242927814439" calcext:value-type="float">
            <text:p>142,242927814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55:00" calcext:value-type="date">
            <text:p>2019-05-31 07:55:00</text:p>
          </table:table-cell>
          <table:table-cell office:value-type="string" calcext:value-type="string">
            <text:p>Sylvia atricapilla</text:p>
          </table:table-cell>
          <table:table-cell office:value-type="float" office:value="169.065012522768" calcext:value-type="float">
            <text:p>169,065012522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5:00" calcext:value-type="date">
            <text:p>2019-05-31 06:55:00</text:p>
          </table:table-cell>
          <table:table-cell office:value-type="string" calcext:value-type="string">
            <text:p>Turdus merula</text:p>
          </table:table-cell>
          <table:table-cell office:value-type="float" office:value="46.8240116680007" calcext:value-type="float">
            <text:p>46,82401166800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8:00" calcext:value-type="date">
            <text:p>2019-05-31 06:58:00</text:p>
          </table:table-cell>
          <table:table-cell office:value-type="string" calcext:value-type="string">
            <text:p>Turdus merula</text:p>
          </table:table-cell>
          <table:table-cell office:value-type="float" office:value="87.8484245792987" calcext:value-type="float">
            <text:p>87,84842457929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Turdus merula</text:p>
          </table:table-cell>
          <table:table-cell office:value-type="float" office:value="150.058998314798" calcext:value-type="float">
            <text:p>150,05899831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9:00" calcext:value-type="date">
            <text:p>2019-05-31 06:59:00</text:p>
          </table:table-cell>
          <table:table-cell office:value-type="string" calcext:value-type="string">
            <text:p>Sylvia atricapilla</text:p>
          </table:table-cell>
          <table:table-cell office:value-type="float" office:value="292.382192060413" calcext:value-type="float">
            <text:p>292,382192060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4:00" calcext:value-type="date">
            <text:p>2019-05-31 07:04:00</text:p>
          </table:table-cell>
          <table:table-cell office:value-type="string" calcext:value-type="string">
            <text:p>Turdus merula</text:p>
          </table:table-cell>
          <table:table-cell office:value-type="float" office:value="152.012236639432" calcext:value-type="float">
            <text:p>152,012236639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0:00" calcext:value-type="date">
            <text:p>2019-05-31 07:30:00</text:p>
          </table:table-cell>
          <table:table-cell office:value-type="string" calcext:value-type="string">
            <text:p>Sylvia atricapilla</text:p>
          </table:table-cell>
          <table:table-cell office:value-type="float" office:value="184.145901060044" calcext:value-type="float">
            <text:p>184,1459010600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1:00" calcext:value-type="date">
            <text:p>2019-05-31 08:41:00</text:p>
          </table:table-cell>
          <table:table-cell office:value-type="string" calcext:value-type="string">
            <text:p>Sylvia atricapilla</text:p>
          </table:table-cell>
          <table:table-cell office:value-type="float" office:value="28.1071190088421" calcext:value-type="float">
            <text:p>28,1071190088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2:00" calcext:value-type="date">
            <text:p>2019-05-31 08:42:00</text:p>
          </table:table-cell>
          <table:table-cell office:value-type="string" calcext:value-type="string">
            <text:p>Sylvia atricapilla</text:p>
          </table:table-cell>
          <table:table-cell office:value-type="float" office:value="122.457529994836" calcext:value-type="float">
            <text:p>122,45752999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5:00" calcext:value-type="date">
            <text:p>2019-05-31 08:45:00</text:p>
          </table:table-cell>
          <table:table-cell office:value-type="string" calcext:value-type="string">
            <text:p>Sylvia atricapilla</text:p>
          </table:table-cell>
          <table:table-cell office:value-type="float" office:value="106.586828647211" calcext:value-type="float">
            <text:p>106,58682864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6:00" calcext:value-type="date">
            <text:p>2019-05-31 08:46:00</text:p>
          </table:table-cell>
          <table:table-cell office:value-type="string" calcext:value-type="string">
            <text:p>Turdus merula</text:p>
          </table:table-cell>
          <table:table-cell office:value-type="float" office:value="29.5787287463329" calcext:value-type="float">
            <text:p>29,5787287463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Sylvia atricapilla</text:p>
          </table:table-cell>
          <table:table-cell office:value-type="float" office:value="49.6092712345579" calcext:value-type="float">
            <text:p>49,60927123455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2:00" calcext:value-type="date">
            <text:p>2019-05-31 07:22:00</text:p>
          </table:table-cell>
          <table:table-cell office:value-type="string" calcext:value-type="string">
            <text:p>Sylvia atricapilla</text:p>
          </table:table-cell>
          <table:table-cell office:value-type="float" office:value="97.5150087938805" calcext:value-type="float">
            <text:p>97,515008793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1:00" calcext:value-type="date">
            <text:p>2019-05-31 09:11:00</text:p>
          </table:table-cell>
          <table:table-cell office:value-type="string" calcext:value-type="string">
            <text:p>Turdus merula</text:p>
          </table:table-cell>
          <table:table-cell office:value-type="float" office:value="32.9744388299945" calcext:value-type="float">
            <text:p>32,97443882999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2:00" calcext:value-type="date">
            <text:p>2019-05-31 09:12:00</text:p>
          </table:table-cell>
          <table:table-cell office:value-type="string" calcext:value-type="string">
            <text:p>Sylvia atricapilla</text:p>
          </table:table-cell>
          <table:table-cell office:value-type="float" office:value="25.6908988972365" calcext:value-type="float">
            <text:p>25,6908988972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4:00" calcext:value-type="date">
            <text:p>2019-05-31 09:14:00</text:p>
          </table:table-cell>
          <table:table-cell office:value-type="string" calcext:value-type="string">
            <text:p>Sylvia atricapilla</text:p>
          </table:table-cell>
          <table:table-cell office:value-type="float" office:value="93.9215397954466" calcext:value-type="float">
            <text:p>93,9215397954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5:00" calcext:value-type="date">
            <text:p>2019-05-31 09:15:00</text:p>
          </table:table-cell>
          <table:table-cell office:value-type="string" calcext:value-type="string">
            <text:p>Turdus merula</text:p>
          </table:table-cell>
          <table:table-cell office:value-type="float" office:value="117.366741418366" calcext:value-type="float">
            <text:p>117,366741418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9:17:00" calcext:value-type="date">
            <text:p>2019-05-31 09:17:00</text:p>
          </table:table-cell>
          <table:table-cell office:value-type="string" calcext:value-type="string">
            <text:p>Sylvia atricapilla</text:p>
          </table:table-cell>
          <table:table-cell office:value-type="float" office:value="187.039294768673" calcext:value-type="float">
            <text:p>187,039294768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6:00" calcext:value-type="date">
            <text:p>2019-06-02 06:16:00</text:p>
          </table:table-cell>
          <table:table-cell office:value-type="string" calcext:value-type="string">
            <text:p>Sylvia atricapilla</text:p>
          </table:table-cell>
          <table:table-cell office:value-type="float" office:value="25.2397120836358" calcext:value-type="float">
            <text:p>25,2397120836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7:00" calcext:value-type="date">
            <text:p>2019-06-02 06:17:00</text:p>
          </table:table-cell>
          <table:table-cell office:value-type="string" calcext:value-type="string">
            <text:p>Sylvia atricapilla</text:p>
          </table:table-cell>
          <table:table-cell office:value-type="float" office:value="94.7717470419758" calcext:value-type="float">
            <text:p>94,7717470419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8:00" calcext:value-type="date">
            <text:p>2019-06-02 06:18:00</text:p>
          </table:table-cell>
          <table:table-cell office:value-type="string" calcext:value-type="string">
            <text:p>Turdus merula</text:p>
          </table:table-cell>
          <table:table-cell office:value-type="float" office:value="177.388400828894" calcext:value-type="float">
            <text:p>177,388400828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19:00" calcext:value-type="date">
            <text:p>2019-06-02 06:19:00</text:p>
          </table:table-cell>
          <table:table-cell office:value-type="string" calcext:value-type="string">
            <text:p>Sylvia atricapilla</text:p>
          </table:table-cell>
          <table:table-cell office:value-type="float" office:value="214.321423325492" calcext:value-type="float">
            <text:p>214,3214233254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24:00" calcext:value-type="date">
            <text:p>2019-06-02 06:24:00</text:p>
          </table:table-cell>
          <table:table-cell office:value-type="string" calcext:value-type="string">
            <text:p>Turdus merula</text:p>
          </table:table-cell>
          <table:table-cell office:value-type="float" office:value="375.590297994829" calcext:value-type="float">
            <text:p>375,590297994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7:00" calcext:value-type="date">
            <text:p>2019-06-02 06:37:00</text:p>
          </table:table-cell>
          <table:table-cell office:value-type="string" calcext:value-type="string">
            <text:p>Sylvia atricapilla</text:p>
          </table:table-cell>
          <table:table-cell office:value-type="float" office:value="39.9877292446602" calcext:value-type="float">
            <text:p>39,9877292446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8:00" calcext:value-type="date">
            <text:p>2019-06-02 06:38:00</text:p>
          </table:table-cell>
          <table:table-cell office:value-type="string" calcext:value-type="string">
            <text:p>Sylvia atricapilla</text:p>
          </table:table-cell>
          <table:table-cell office:value-type="float" office:value="74.1392620611907" calcext:value-type="float">
            <text:p>74,1392620611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0:00" calcext:value-type="date">
            <text:p>2019-06-02 07:00:00</text:p>
          </table:table-cell>
          <table:table-cell office:value-type="string" calcext:value-type="string">
            <text:p>Turdus merula</text:p>
          </table:table-cell>
          <table:table-cell office:value-type="float" office:value="37.4574967169599" calcext:value-type="float">
            <text:p>37,45749671695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33.259979974075" calcext:value-type="float">
            <text:p>133,259979974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1:00" calcext:value-type="date">
            <text:p>2019-06-02 07:01:00</text:p>
          </table:table-cell>
          <table:table-cell office:value-type="string" calcext:value-type="string">
            <text:p>Sylvia atricapilla</text:p>
          </table:table-cell>
          <table:table-cell office:value-type="float" office:value="183.099150676003" calcext:value-type="float">
            <text:p>183,099150676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5:00" calcext:value-type="date">
            <text:p>2019-06-02 06:45:00</text:p>
          </table:table-cell>
          <table:table-cell office:value-type="string" calcext:value-type="string">
            <text:p>Turdus merula</text:p>
          </table:table-cell>
          <table:table-cell office:value-type="float" office:value="344.5872543801" calcext:value-type="float">
            <text:p>344,5872543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3:00" calcext:value-type="date">
            <text:p>2019-06-02 07:03:00</text:p>
          </table:table-cell>
          <table:table-cell office:value-type="string" calcext:value-type="string">
            <text:p>Sylvia atricapilla</text:p>
          </table:table-cell>
          <table:table-cell office:value-type="float" office:value="369.678167296488" calcext:value-type="float">
            <text:p>369,678167296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6:00" calcext:value-type="date">
            <text:p>2019-06-02 07:06:00</text:p>
          </table:table-cell>
          <table:table-cell office:value-type="string" calcext:value-type="string">
            <text:p>Turdus merula</text:p>
          </table:table-cell>
          <table:table-cell office:value-type="float" office:value="386.911505448664" calcext:value-type="float">
            <text:p>386,911505448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7:00" calcext:value-type="date">
            <text:p>2019-06-02 07:07:00</text:p>
          </table:table-cell>
          <table:table-cell office:value-type="string" calcext:value-type="string">
            <text:p>Turdus merula</text:p>
          </table:table-cell>
          <table:table-cell office:value-type="float" office:value="268.19447867476" calcext:value-type="float">
            <text:p>268,19447867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09:00" calcext:value-type="date">
            <text:p>2019-06-02 07:09:00</text:p>
          </table:table-cell>
          <table:table-cell office:value-type="string" calcext:value-type="string">
            <text:p>Sylvia atricapilla</text:p>
          </table:table-cell>
          <table:table-cell office:value-type="float" office:value="248.822403077431" calcext:value-type="float">
            <text:p>248,822403077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39:00" calcext:value-type="date">
            <text:p>2019-06-02 06:39:00</text:p>
          </table:table-cell>
          <table:table-cell office:value-type="string" calcext:value-type="string">
            <text:p>Turdus merula</text:p>
          </table:table-cell>
          <table:table-cell office:value-type="float" office:value="111.169259777381" calcext:value-type="float">
            <text:p>111,169259777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0:00" calcext:value-type="date">
            <text:p>2019-06-02 06:40:00</text:p>
          </table:table-cell>
          <table:table-cell office:value-type="string" calcext:value-type="string">
            <text:p>Turdus merula</text:p>
          </table:table-cell>
          <table:table-cell office:value-type="float" office:value="301.944983182198" calcext:value-type="float">
            <text:p>301,944983182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281.5040844809" calcext:value-type="float">
            <text:p>281,50408448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6:41:00" calcext:value-type="date">
            <text:p>2019-06-02 06:41:00</text:p>
          </table:table-cell>
          <table:table-cell office:value-type="string" calcext:value-type="string">
            <text:p>Sylvia atricapilla</text:p>
          </table:table-cell>
          <table:table-cell office:value-type="float" office:value="401.412833410474" calcext:value-type="float">
            <text:p>401,412833410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88.187599344441" calcext:value-type="float">
            <text:p>488,187599344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3:00" calcext:value-type="date">
            <text:p>2019-06-02 07:23:00</text:p>
          </table:table-cell>
          <table:table-cell office:value-type="string" calcext:value-type="string">
            <text:p>Sylvia atricapil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4:00" calcext:value-type="date">
            <text:p>2019-06-02 07:24:00</text:p>
          </table:table-cell>
          <table:table-cell office:value-type="string" calcext:value-type="string">
            <text:p>Turdus merula</text:p>
          </table:table-cell>
          <table:table-cell office:value-type="float" office:value="470.874664385611" calcext:value-type="float">
            <text:p>470,8746643856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5:00" calcext:value-type="date">
            <text:p>2019-06-02 07:25:00</text:p>
          </table:table-cell>
          <table:table-cell office:value-type="string" calcext:value-type="string">
            <text:p>Turdus merula</text:p>
          </table:table-cell>
          <table:table-cell office:value-type="float" office:value="85.3176406945369" calcext:value-type="float">
            <text:p>85,31764069453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6:00" calcext:value-type="date">
            <text:p>2019-06-02 07:26:00</text:p>
          </table:table-cell>
          <table:table-cell office:value-type="string" calcext:value-type="string">
            <text:p>Turdus merula</text:p>
          </table:table-cell>
          <table:table-cell office:value-type="float" office:value="83.9915369641295" calcext:value-type="float">
            <text:p>83,99153696412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8:00" calcext:value-type="date">
            <text:p>2019-06-02 07:28:00</text:p>
          </table:table-cell>
          <table:table-cell office:value-type="string" calcext:value-type="string">
            <text:p>Sylvia atricapilla</text:p>
          </table:table-cell>
          <table:table-cell office:value-type="float" office:value="396.372026841634" calcext:value-type="float">
            <text:p>396,37202684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29:00" calcext:value-type="date">
            <text:p>2019-06-02 07:29:00</text:p>
          </table:table-cell>
          <table:table-cell office:value-type="string" calcext:value-type="string">
            <text:p>Turdus merula</text:p>
          </table:table-cell>
          <table:table-cell office:value-type="float" office:value="785.995389460555" calcext:value-type="float">
            <text:p>785,995389460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31:00" calcext:value-type="date">
            <text:p>2019-06-02 07:31:00</text:p>
          </table:table-cell>
          <table:table-cell office:value-type="string" calcext:value-type="string">
            <text:p>Sylvia atricapilla</text:p>
          </table:table-cell>
          <table:table-cell office:value-type="float" office:value="399.547106167211" calcext:value-type="float">
            <text:p>399,547106167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49:00" calcext:value-type="date">
            <text:p>2019-06-02 07:49:00</text:p>
          </table:table-cell>
          <table:table-cell office:value-type="string" calcext:value-type="string">
            <text:p>Sylvia atricapilla</text:p>
          </table:table-cell>
          <table:table-cell office:value-type="float" office:value="63.9809267697648" calcext:value-type="float">
            <text:p>63,98092676976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0:00" calcext:value-type="date">
            <text:p>2019-06-02 07:50:00</text:p>
          </table:table-cell>
          <table:table-cell office:value-type="string" calcext:value-type="string">
            <text:p>Sylvia atricapilla</text:p>
          </table:table-cell>
          <table:table-cell office:value-type="float" office:value="175.147686731569" calcext:value-type="float">
            <text:p>175,147686731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2:00" calcext:value-type="date">
            <text:p>2019-06-02 07:52:00</text:p>
          </table:table-cell>
          <table:table-cell office:value-type="string" calcext:value-type="string">
            <text:p>Sylvia atricapilla</text:p>
          </table:table-cell>
          <table:table-cell office:value-type="float" office:value="233.873721138026" calcext:value-type="float">
            <text:p>233,87372113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3:00" calcext:value-type="date">
            <text:p>2019-06-02 07:53:00</text:p>
          </table:table-cell>
          <table:table-cell office:value-type="string" calcext:value-type="string">
            <text:p>Turdus merula</text:p>
          </table:table-cell>
          <table:table-cell office:value-type="float" office:value="88.0297669460339" calcext:value-type="float">
            <text:p>88,0297669460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4:00" calcext:value-type="date">
            <text:p>2019-06-02 07:54:00</text:p>
          </table:table-cell>
          <table:table-cell office:value-type="string" calcext:value-type="string">
            <text:p>Sylvia atricapilla</text:p>
          </table:table-cell>
          <table:table-cell office:value-type="float" office:value="90.994573558546" calcext:value-type="float">
            <text:p>90,994573558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7:55:00" calcext:value-type="date">
            <text:p>2019-06-02 07:55:00</text:p>
          </table:table-cell>
          <table:table-cell office:value-type="string" calcext:value-type="string">
            <text:p>Turdus merula</text:p>
          </table:table-cell>
          <table:table-cell office:value-type="float" office:value="176.380517545501" calcext:value-type="float">
            <text:p>176,3805175455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94.6100175195207" calcext:value-type="float">
            <text:p>94,6100175195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7:00" calcext:value-type="date">
            <text:p>2019-06-02 08:17:00</text:p>
          </table:table-cell>
          <table:table-cell office:value-type="string" calcext:value-type="string">
            <text:p>Sylvia atricapilla</text:p>
          </table:table-cell>
          <table:table-cell office:value-type="float" office:value="64.6750704153055" calcext:value-type="float">
            <text:p>64,6750704153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18:00" calcext:value-type="date">
            <text:p>2019-06-02 08:18:00</text:p>
          </table:table-cell>
          <table:table-cell office:value-type="string" calcext:value-type="string">
            <text:p>Turdus merula</text:p>
          </table:table-cell>
          <table:table-cell office:value-type="float" office:value="81.1340793520673" calcext:value-type="float">
            <text:p>81,13407935206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Turdus merula</text:p>
          </table:table-cell>
          <table:table-cell office:value-type="float" office:value="46.2187331190314" calcext:value-type="float">
            <text:p>46,21873311903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2:00" calcext:value-type="date">
            <text:p>2019-06-02 08:22:00</text:p>
          </table:table-cell>
          <table:table-cell office:value-type="string" calcext:value-type="string">
            <text:p>Turdus merula</text:p>
          </table:table-cell>
          <table:table-cell office:value-type="float" office:value="135.068311069524" calcext:value-type="float">
            <text:p>135,068311069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20:00" calcext:value-type="date">
            <text:p>2019-06-02 08:20:00</text:p>
          </table:table-cell>
          <table:table-cell office:value-type="string" calcext:value-type="string">
            <text:p>Sylvia atricapilla</text:p>
          </table:table-cell>
          <table:table-cell office:value-type="float" office:value="105.555271997449" calcext:value-type="float">
            <text:p>105,555271997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Turdus merula</text:p>
          </table:table-cell>
          <table:table-cell office:value-type="float" office:value="85.0468531933341" calcext:value-type="float">
            <text:p>85,046853193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52.3395497902679" calcext:value-type="float">
            <text:p>52,33954979026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2:00" calcext:value-type="date">
            <text:p>2019-06-02 08:42:00</text:p>
          </table:table-cell>
          <table:table-cell office:value-type="string" calcext:value-type="string">
            <text:p>Sylvia atricapilla</text:p>
          </table:table-cell>
          <table:table-cell office:value-type="float" office:value="95.2728504014871" calcext:value-type="float">
            <text:p>95,2728504014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3:00" calcext:value-type="date">
            <text:p>2019-06-02 08:43:00</text:p>
          </table:table-cell>
          <table:table-cell office:value-type="string" calcext:value-type="string">
            <text:p>Turdus merula</text:p>
          </table:table-cell>
          <table:table-cell office:value-type="float" office:value="111.917453425008" calcext:value-type="float">
            <text:p>111,917453425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00.649096867963" calcext:value-type="float">
            <text:p>100,649096867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8:00" calcext:value-type="date">
            <text:p>2019-06-02 08:48:00</text:p>
          </table:table-cell>
          <table:table-cell office:value-type="string" calcext:value-type="string">
            <text:p>Turdus merula</text:p>
          </table:table-cell>
          <table:table-cell office:value-type="float" office:value="185.677720669702" calcext:value-type="float">
            <text:p>185,677720669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8:45:00" calcext:value-type="date">
            <text:p>2019-06-02 08:45:00</text:p>
          </table:table-cell>
          <table:table-cell office:value-type="string" calcext:value-type="string">
            <text:p>Turdus merula</text:p>
          </table:table-cell>
          <table:table-cell office:value-type="float" office:value="249.658395430083" calcext:value-type="float">
            <text:p>249,65839543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3:00" calcext:value-type="date">
            <text:p>2019-06-02 09:03:00</text:p>
          </table:table-cell>
          <table:table-cell office:value-type="string" calcext:value-type="string">
            <text:p>Turdus merula</text:p>
          </table:table-cell>
          <table:table-cell office:value-type="float" office:value="98.1131793158432" calcext:value-type="float">
            <text:p>98,1131793158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4:00" calcext:value-type="date">
            <text:p>2019-06-02 09:04:00</text:p>
          </table:table-cell>
          <table:table-cell office:value-type="string" calcext:value-type="string">
            <text:p>Sylvia atricapilla</text:p>
          </table:table-cell>
          <table:table-cell office:value-type="float" office:value="230.177686433325" calcext:value-type="float">
            <text:p>230,1776864333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5:00" calcext:value-type="date">
            <text:p>2019-06-02 09:05:00</text:p>
          </table:table-cell>
          <table:table-cell office:value-type="string" calcext:value-type="string">
            <text:p>Sylvia atricapilla</text:p>
          </table:table-cell>
          <table:table-cell office:value-type="float" office:value="192.286911680354" calcext:value-type="float">
            <text:p>192,286911680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8:00" calcext:value-type="date">
            <text:p>2019-06-02 09:08:00</text:p>
          </table:table-cell>
          <table:table-cell office:value-type="string" calcext:value-type="string">
            <text:p>Turdus merula</text:p>
          </table:table-cell>
          <table:table-cell office:value-type="float" office:value="92.511093700162" calcext:value-type="float">
            <text:p>92,511093700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9:00" calcext:value-type="date">
            <text:p>2019-06-02 09:09:00</text:p>
          </table:table-cell>
          <table:table-cell office:value-type="string" calcext:value-type="string">
            <text:p>Sylvia atricapilla</text:p>
          </table:table-cell>
          <table:table-cell office:value-type="float" office:value="70.7470286867231" calcext:value-type="float">
            <text:p>70,7470286867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02:00" calcext:value-type="date">
            <text:p>2019-06-02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3.867882650729" calcext:value-type="float">
            <text:p>23,867882650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6:00" calcext:value-type="date">
            <text:p>2019-06-02 09:26:00</text:p>
          </table:table-cell>
          <table:table-cell office:value-type="string" calcext:value-type="string">
            <text:p>Turdus merula</text:p>
          </table:table-cell>
          <table:table-cell office:value-type="float" office:value="28.2073020965536" calcext:value-type="float">
            <text:p>28,2073020965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9:00" calcext:value-type="date">
            <text:p>2019-06-02 09:29:00</text:p>
          </table:table-cell>
          <table:table-cell office:value-type="string" calcext:value-type="string">
            <text:p>Sylvia atricapilla</text:p>
          </table:table-cell>
          <table:table-cell office:value-type="float" office:value="159.669827650405" calcext:value-type="float">
            <text:p>159,6698276504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87.7900715088337" calcext:value-type="float">
            <text:p>87,79007150883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97.7769739124529" calcext:value-type="float">
            <text:p>97,7769739124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Turdus merula</text:p>
          </table:table-cell>
          <table:table-cell office:value-type="float" office:value="142.361768091142" calcext:value-type="float">
            <text:p>142,36176809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2:00" calcext:value-type="date">
            <text:p>2019-06-02 09:22:00</text:p>
          </table:table-cell>
          <table:table-cell office:value-type="string" calcext:value-type="string">
            <text:p>Sylvia atricapilla</text:p>
          </table:table-cell>
          <table:table-cell office:value-type="float" office:value="191.890665591629" calcext:value-type="float">
            <text:p>191,890665591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4:00" calcext:value-type="date">
            <text:p>2019-06-02 09:24:00</text:p>
          </table:table-cell>
          <table:table-cell office:value-type="string" calcext:value-type="string">
            <text:p>Sylvia atricapilla</text:p>
          </table:table-cell>
          <table:table-cell office:value-type="float" office:value="143.065846265151" calcext:value-type="float">
            <text:p>143,065846265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2T09:25:00" calcext:value-type="date">
            <text:p>2019-06-02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9.773378770527" calcext:value-type="float">
            <text:p>29,77337877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06.877686302756" calcext:value-type="float">
            <text:p>106,877686302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3:00" calcext:value-type="date">
            <text:p>2019-05-30 06:23:00</text:p>
          </table:table-cell>
          <table:table-cell office:value-type="string" calcext:value-type="string">
            <text:p>Turdus merula</text:p>
          </table:table-cell>
          <table:table-cell office:value-type="float" office:value="128.383205941655" calcext:value-type="float">
            <text:p>128,383205941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6:00" calcext:value-type="date">
            <text:p>2019-05-30 06:26:00</text:p>
          </table:table-cell>
          <table:table-cell office:value-type="string" calcext:value-type="string">
            <text:p>Sylvia atricapilla</text:p>
          </table:table-cell>
          <table:table-cell office:value-type="float" office:value="11.1567640779112" calcext:value-type="float">
            <text:p>11,1567640779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Sylvia atricapilla</text:p>
          </table:table-cell>
          <table:table-cell office:value-type="float" office:value="66.4083266445324" calcext:value-type="float">
            <text:p>66,4083266445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29:00" calcext:value-type="date">
            <text:p>2019-05-30 06:29:00</text:p>
          </table:table-cell>
          <table:table-cell office:value-type="string" calcext:value-type="string">
            <text:p>Turdus merula</text:p>
          </table:table-cell>
          <table:table-cell office:value-type="float" office:value="109.99853057345" calcext:value-type="float">
            <text:p>109,99853057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29:00" calcext:value-type="date">
            <text:p>2019-05-30 07:29:00</text:p>
          </table:table-cell>
          <table:table-cell office:value-type="string" calcext:value-type="string">
            <text:p>Turdus merula</text:p>
          </table:table-cell>
          <table:table-cell office:value-type="float" office:value="182.93316874818" calcext:value-type="float">
            <text:p>182,93316874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1:00" calcext:value-type="date">
            <text:p>2019-05-30 07:31:00</text:p>
          </table:table-cell>
          <table:table-cell office:value-type="string" calcext:value-type="string">
            <text:p>Turdus merula</text:p>
          </table:table-cell>
          <table:table-cell office:value-type="float" office:value="282.034473174971" calcext:value-type="float">
            <text:p>282,0344731749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7:32:00" calcext:value-type="date">
            <text:p>2019-05-30 07:32:00</text:p>
          </table:table-cell>
          <table:table-cell office:value-type="string" calcext:value-type="string">
            <text:p>Sylvia atricapilla</text:p>
          </table:table-cell>
          <table:table-cell office:value-type="float" office:value="75.8382693925961" calcext:value-type="float">
            <text:p>75,8382693925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0:00" calcext:value-type="date">
            <text:p>2019-05-30 06:50:00</text:p>
          </table:table-cell>
          <table:table-cell office:value-type="string" calcext:value-type="string">
            <text:p>Sylvia atricapilla</text:p>
          </table:table-cell>
          <table:table-cell office:value-type="float" office:value="38.9039697354077" calcext:value-type="float">
            <text:p>38,90396973540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2:00" calcext:value-type="date">
            <text:p>2019-05-30 06:52:00</text:p>
          </table:table-cell>
          <table:table-cell office:value-type="string" calcext:value-type="string">
            <text:p>Sylvia atricapilla</text:p>
          </table:table-cell>
          <table:table-cell office:value-type="float" office:value="53.5031767526618" calcext:value-type="float">
            <text:p>53,5031767526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3:00" calcext:value-type="date">
            <text:p>2019-05-30 06:53:00</text:p>
          </table:table-cell>
          <table:table-cell office:value-type="string" calcext:value-type="string">
            <text:p>Turdus merula</text:p>
          </table:table-cell>
          <table:table-cell office:value-type="float" office:value="97.8109941842548" calcext:value-type="float">
            <text:p>97,81099418425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03:00" calcext:value-type="date">
            <text:p>2019-05-30 08:03:00</text:p>
          </table:table-cell>
          <table:table-cell office:value-type="string" calcext:value-type="string">
            <text:p>Turdus merula</text:p>
          </table:table-cell>
          <table:table-cell office:value-type="float" office:value="381.468602565706" calcext:value-type="float">
            <text:p>381,4686025657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5:00" calcext:value-type="date">
            <text:p>2019-05-30 06:55:00</text:p>
          </table:table-cell>
          <table:table-cell office:value-type="string" calcext:value-type="string">
            <text:p>Turdus merula</text:p>
          </table:table-cell>
          <table:table-cell office:value-type="float" office:value="90.091888508907" calcext:value-type="float">
            <text:p>90,091888508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6:57:00" calcext:value-type="date">
            <text:p>2019-05-30 06:57:00</text:p>
          </table:table-cell>
          <table:table-cell office:value-type="string" calcext:value-type="string">
            <text:p>Sylvia atricapilla</text:p>
          </table:table-cell>
          <table:table-cell office:value-type="float" office:value="8.37568478345874" calcext:value-type="float">
            <text:p>8,375684783458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0T08:32:00" calcext:value-type="date">
            <text:p>2019-05-30 08:32:00</text:p>
          </table:table-cell>
          <table:table-cell office:value-type="string" calcext:value-type="string">
            <text:p>Sylvia atricapilla</text:p>
          </table:table-cell>
          <table:table-cell office:value-type="float" office:value="94.453521600305" calcext:value-type="float">
            <text:p>94,453521600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3:00" calcext:value-type="date">
            <text:p>2019-05-31 07:33:00</text:p>
          </table:table-cell>
          <table:table-cell office:value-type="string" calcext:value-type="string">
            <text:p>Sylvia atricapilla</text:p>
          </table:table-cell>
          <table:table-cell office:value-type="float" office:value="43.1857940848726" calcext:value-type="float">
            <text:p>43,1857940848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4:00" calcext:value-type="date">
            <text:p>2019-05-31 07:34:00</text:p>
          </table:table-cell>
          <table:table-cell office:value-type="string" calcext:value-type="string">
            <text:p>Turdus merula</text:p>
          </table:table-cell>
          <table:table-cell office:value-type="float" office:value="116.983814455686" calcext:value-type="float">
            <text:p>116,9838144556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56:00" calcext:value-type="date">
            <text:p>2019-05-31 06:56:00</text:p>
          </table:table-cell>
          <table:table-cell office:value-type="string" calcext:value-type="string">
            <text:p>Turdus merula</text:p>
          </table:table-cell>
          <table:table-cell office:value-type="float" office:value="129.4587800962" calcext:value-type="float">
            <text:p>129,4587800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36:00" calcext:value-type="date">
            <text:p>2019-05-31 07:36:00</text:p>
          </table:table-cell>
          <table:table-cell office:value-type="string" calcext:value-type="string">
            <text:p>Turdus merula</text:p>
          </table:table-cell>
          <table:table-cell office:value-type="float" office:value="162.072304315858" calcext:value-type="float">
            <text:p>162,0723043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0:00" calcext:value-type="date">
            <text:p>2019-05-31 07:00:00</text:p>
          </table:table-cell>
          <table:table-cell office:value-type="string" calcext:value-type="string">
            <text:p>Sylvia atricapilla</text:p>
          </table:table-cell>
          <table:table-cell office:value-type="float" office:value="76.8768121594653" calcext:value-type="float">
            <text:p>76,87681215946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6:42:00" calcext:value-type="date">
            <text:p>2019-05-31 06:42:00</text:p>
          </table:table-cell>
          <table:table-cell office:value-type="string" calcext:value-type="string">
            <text:p>Turdus merula</text:p>
          </table:table-cell>
          <table:table-cell office:value-type="float" office:value="2.92857962277939" calcext:value-type="float">
            <text:p>2,92857962277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2:00" calcext:value-type="date">
            <text:p>2019-05-31 07:02:00</text:p>
          </table:table-cell>
          <table:table-cell office:value-type="string" calcext:value-type="string">
            <text:p>Sylvia atricapilla</text:p>
          </table:table-cell>
          <table:table-cell office:value-type="float" office:value="95.2024512868509" calcext:value-type="float">
            <text:p>95,20245128685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03:00" calcext:value-type="date">
            <text:p>2019-05-31 07:03:00</text:p>
          </table:table-cell>
          <table:table-cell office:value-type="string" calcext:value-type="string">
            <text:p>Turdus merula</text:p>
          </table:table-cell>
          <table:table-cell office:value-type="float" office:value="45.9993750143565" calcext:value-type="float">
            <text:p>45,99937501435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Turdus merula</text:p>
          </table:table-cell>
          <table:table-cell office:value-type="float" office:value="24.4632555353894" calcext:value-type="float">
            <text:p>24,4632555353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53.0528214352068" calcext:value-type="float">
            <text:p>53,0528214352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46:00" calcext:value-type="date">
            <text:p>2019-05-31 07:46:00</text:p>
          </table:table-cell>
          <table:table-cell office:value-type="string" calcext:value-type="string">
            <text:p>Turdus merula</text:p>
          </table:table-cell>
          <table:table-cell office:value-type="float" office:value="65.8526829976632" calcext:value-type="float">
            <text:p>65,8526829976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07:00" calcext:value-type="date">
            <text:p>2019-05-31 08:07:00</text:p>
          </table:table-cell>
          <table:table-cell office:value-type="string" calcext:value-type="string">
            <text:p>Turdus merula</text:p>
          </table:table-cell>
          <table:table-cell office:value-type="float" office:value="166.263294491058" calcext:value-type="float">
            <text:p>166,2632944910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7:24:00" calcext:value-type="date">
            <text:p>2019-05-31 07:24:00</text:p>
          </table:table-cell>
          <table:table-cell office:value-type="string" calcext:value-type="string">
            <text:p>Sylvia atricapilla</text:p>
          </table:table-cell>
          <table:table-cell office:value-type="float" office:value="79.1165313136128" calcext:value-type="float">
            <text:p>79,1165313136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10:00" calcext:value-type="date">
            <text:p>2019-05-31 08:10:00</text:p>
          </table:table-cell>
          <table:table-cell office:value-type="string" calcext:value-type="string">
            <text:p>Sylvia atricapilla</text:p>
          </table:table-cell>
          <table:table-cell office:value-type="float" office:value="246.975567486761" calcext:value-type="float">
            <text:p>246,9755674867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49:00" calcext:value-type="date">
            <text:p>2019-05-31 08:49:00</text:p>
          </table:table-cell>
          <table:table-cell office:value-type="string" calcext:value-type="string">
            <text:p>Sylvia atricapilla</text:p>
          </table:table-cell>
          <table:table-cell office:value-type="float" office:value="29.2217084684824" calcext:value-type="float">
            <text:p>29,2217084684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1:00" calcext:value-type="date">
            <text:p>2019-05-31 08:51:00</text:p>
          </table:table-cell>
          <table:table-cell office:value-type="string" calcext:value-type="string">
            <text:p>Turdus merula</text:p>
          </table:table-cell>
          <table:table-cell office:value-type="float" office:value="144.549764258517" calcext:value-type="float">
            <text:p>144,549764258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31T08:53:00" calcext:value-type="date">
            <text:p>2019-05-31 08:53:00</text:p>
          </table:table-cell>
          <table:table-cell office:value-type="string" calcext:value-type="string">
            <text:p>Turdus merula</text:p>
          </table:table-cell>
          <table:table-cell office:value-type="float" office:value="59.3193807214437" calcext:value-type="float">
            <text:p>59,31938072144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5:00" calcext:value-type="date">
            <text:p>2019-06-01 07:25:00</text:p>
          </table:table-cell>
          <table:table-cell office:value-type="string" calcext:value-type="string">
            <text:p>Sylvia atricapilla</text:p>
          </table:table-cell>
          <table:table-cell office:value-type="float" office:value="213.709629873797" calcext:value-type="float">
            <text:p>213,7096298737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8:00" calcext:value-type="date">
            <text:p>2019-06-01 06:48:00</text:p>
          </table:table-cell>
          <table:table-cell office:value-type="string" calcext:value-type="string">
            <text:p>Turdus merula</text:p>
          </table:table-cell>
          <table:table-cell office:value-type="float" office:value="57.984250900842" calcext:value-type="float">
            <text:p>57,984250900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01:00" calcext:value-type="date">
            <text:p>2019-06-01 07:01:00</text:p>
          </table:table-cell>
          <table:table-cell office:value-type="string" calcext:value-type="string">
            <text:p>Turdus merula</text:p>
          </table:table-cell>
          <table:table-cell office:value-type="float" office:value="42.5203681379496" calcext:value-type="float">
            <text:p>42,520368137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0:00" calcext:value-type="date">
            <text:p>2019-06-01 07:20:00</text:p>
          </table:table-cell>
          <table:table-cell office:value-type="string" calcext:value-type="string">
            <text:p>Turdus merula</text:p>
          </table:table-cell>
          <table:table-cell office:value-type="float" office:value="229.538738383905" calcext:value-type="float">
            <text:p>229,538738383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7:21:00" calcext:value-type="date">
            <text:p>2019-06-01 07:21:00</text:p>
          </table:table-cell>
          <table:table-cell office:value-type="string" calcext:value-type="string">
            <text:p>Turdus merula</text:p>
          </table:table-cell>
          <table:table-cell office:value-type="float" office:value="135.516867264187" calcext:value-type="float">
            <text:p>135,51686726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1T06:46:00" calcext:value-type="date">
            <text:p>2019-06-01 06:46:00</text:p>
          </table:table-cell>
          <table:table-cell office:value-type="string" calcext:value-type="string">
            <text:p>Sylvia atricapilla</text:p>
          </table:table-cell>
          <table:table-cell office:value-type="float" office:value="112.120384896738" calcext:value-type="float">
            <text:p>112,1203848967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36:00" calcext:value-type="date">
            <text:p>2019-05-19 07:36:00</text:p>
          </table:table-cell>
          <table:table-cell office:value-type="string" calcext:value-type="string">
            <text:p>Turdus merula</text:p>
          </table:table-cell>
          <table:table-cell office:value-type="float" office:value="314.269659528192" calcext:value-type="float">
            <text:p>314,2696595281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5:00" calcext:value-type="date">
            <text:p>2019-05-19 07:45:00</text:p>
          </table:table-cell>
          <table:table-cell office:value-type="string" calcext:value-type="string">
            <text:p>Sylvia atricapilla</text:p>
          </table:table-cell>
          <table:table-cell office:value-type="float" office:value="226.244901982929" calcext:value-type="float">
            <text:p>226,244901982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59:00" calcext:value-type="date">
            <text:p>2019-05-19 07:59:00</text:p>
          </table:table-cell>
          <table:table-cell office:value-type="string" calcext:value-type="string">
            <text:p>Sylvia atricapilla</text:p>
          </table:table-cell>
          <table:table-cell office:value-type="float" office:value="55.5154377142656" calcext:value-type="float">
            <text:p>55,51543771426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48:00" calcext:value-type="date">
            <text:p>2019-05-19 07:48:00</text:p>
          </table:table-cell>
          <table:table-cell office:value-type="string" calcext:value-type="string">
            <text:p>Turdus merula</text:p>
          </table:table-cell>
          <table:table-cell office:value-type="float" office:value="578.549050217186" calcext:value-type="float">
            <text:p>578,5490502171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6:00" calcext:value-type="date">
            <text:p>2019-05-19 07:26:00</text:p>
          </table:table-cell>
          <table:table-cell office:value-type="string" calcext:value-type="string">
            <text:p>Turdus merula</text:p>
          </table:table-cell>
          <table:table-cell office:value-type="float" office:value="105.692103127537" calcext:value-type="float">
            <text:p>105,692103127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7:28:00" calcext:value-type="date">
            <text:p>2019-05-19 07:28:00</text:p>
          </table:table-cell>
          <table:table-cell office:value-type="string" calcext:value-type="string">
            <text:p>Sylvia atricapilla</text:p>
          </table:table-cell>
          <table:table-cell office:value-type="float" office:value="75.4571212075323" calcext:value-type="float">
            <text:p>75,4571212075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230.454766784465" calcext:value-type="float">
            <text:p>230,454766784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1:00" calcext:value-type="date">
            <text:p>2019-05-19 08:01:00</text:p>
          </table:table-cell>
          <table:table-cell office:value-type="string" calcext:value-type="string">
            <text:p>Turdus merula</text:p>
          </table:table-cell>
          <table:table-cell office:value-type="float" office:value="445.690200800541" calcext:value-type="float">
            <text:p>445,6902008005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7:00" calcext:value-type="date">
            <text:p>2019-05-19 08:17:00</text:p>
          </table:table-cell>
          <table:table-cell office:value-type="string" calcext:value-type="string">
            <text:p>Sylvia atricapilla</text:p>
          </table:table-cell>
          <table:table-cell office:value-type="float" office:value="151.022774239461" calcext:value-type="float">
            <text:p>151,022774239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9:00" calcext:value-type="date">
            <text:p>2019-05-19 08:19:00</text:p>
          </table:table-cell>
          <table:table-cell office:value-type="string" calcext:value-type="string">
            <text:p>Turdus merula</text:p>
          </table:table-cell>
          <table:table-cell office:value-type="float" office:value="182.804985895204" calcext:value-type="float">
            <text:p>182,804985895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77.4914058552128" calcext:value-type="float">
            <text:p>77,4914058552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5:00" calcext:value-type="date">
            <text:p>2019-05-19 08:45:00</text:p>
          </table:table-cell>
          <table:table-cell office:value-type="string" calcext:value-type="string">
            <text:p>Sylvia atricapilla</text:p>
          </table:table-cell>
          <table:table-cell office:value-type="float" office:value="230.58520366491" calcext:value-type="float">
            <text:p>230,585203664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196.878971381274" calcext:value-type="float">
            <text:p>196,878971381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20.7589108108805" calcext:value-type="float">
            <text:p>20,7589108108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Turdus merula</text:p>
          </table:table-cell>
          <table:table-cell office:value-type="float" office:value="112.87537030419" calcext:value-type="float">
            <text:p>112,87537030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8:00" calcext:value-type="date">
            <text:p>2019-05-19 08:28:00</text:p>
          </table:table-cell>
          <table:table-cell office:value-type="string" calcext:value-type="string">
            <text:p>Sylvia atricapilla</text:p>
          </table:table-cell>
          <table:table-cell office:value-type="float" office:value="70.2976609878504" calcext:value-type="float">
            <text:p>70,2976609878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29:00" calcext:value-type="date">
            <text:p>2019-05-19 08:29:00</text:p>
          </table:table-cell>
          <table:table-cell office:value-type="string" calcext:value-type="string">
            <text:p>Turdus merula</text:p>
          </table:table-cell>
          <table:table-cell office:value-type="float" office:value="83.5005479444535" calcext:value-type="float">
            <text:p>83,5005479444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1:00" calcext:value-type="date">
            <text:p>2019-05-19 08:31:00</text:p>
          </table:table-cell>
          <table:table-cell office:value-type="string" calcext:value-type="string">
            <text:p>Turdus merula</text:p>
          </table:table-cell>
          <table:table-cell office:value-type="float" office:value="404.827332414102" calcext:value-type="float">
            <text:p>404,82733241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32:00" calcext:value-type="date">
            <text:p>2019-05-19 08:32:00</text:p>
          </table:table-cell>
          <table:table-cell office:value-type="string" calcext:value-type="string">
            <text:p>Turdus merula</text:p>
          </table:table-cell>
          <table:table-cell office:value-type="float" office:value="214.558677111554" calcext:value-type="float">
            <text:p>214,558677111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6:00" calcext:value-type="date">
            <text:p>2019-05-19 08:06:00</text:p>
          </table:table-cell>
          <table:table-cell office:value-type="string" calcext:value-type="string">
            <text:p>Sylvia atricapilla</text:p>
          </table:table-cell>
          <table:table-cell office:value-type="float" office:value="230.63740952012" calcext:value-type="float">
            <text:p>230,637409520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7:00" calcext:value-type="date">
            <text:p>2019-05-19 08:07:00</text:p>
          </table:table-cell>
          <table:table-cell office:value-type="string" calcext:value-type="string">
            <text:p>Turdus merula</text:p>
          </table:table-cell>
          <table:table-cell office:value-type="float" office:value="190.778377100597" calcext:value-type="float">
            <text:p>190,7783771005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08:00" calcext:value-type="date">
            <text:p>2019-05-19 08:08:00</text:p>
          </table:table-cell>
          <table:table-cell office:value-type="string" calcext:value-type="string">
            <text:p>Turdus merula</text:p>
          </table:table-cell>
          <table:table-cell office:value-type="float" office:value="174.484545370616" calcext:value-type="float">
            <text:p>174,484545370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Turdus merula</text:p>
          </table:table-cell>
          <table:table-cell office:value-type="float" office:value="188.733445523316" calcext:value-type="float">
            <text:p>188,7334455233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13:00" calcext:value-type="date">
            <text:p>2019-05-19 08:13:00</text:p>
          </table:table-cell>
          <table:table-cell office:value-type="string" calcext:value-type="string">
            <text:p>Sylvia atricapilla</text:p>
          </table:table-cell>
          <table:table-cell office:value-type="float" office:value="155.108190017018" calcext:value-type="float">
            <text:p>155,108190017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5:00" calcext:value-type="date">
            <text:p>2019-05-19 10:25:00</text:p>
          </table:table-cell>
          <table:table-cell office:value-type="string" calcext:value-type="string">
            <text:p>Turdus merula</text:p>
          </table:table-cell>
          <table:table-cell office:value-type="float" office:value="164.813020691576" calcext:value-type="float">
            <text:p>164,813020691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6:00" calcext:value-type="date">
            <text:p>2019-05-19 10:26:00</text:p>
          </table:table-cell>
          <table:table-cell office:value-type="string" calcext:value-type="string">
            <text:p>Turdus merula</text:p>
          </table:table-cell>
          <table:table-cell office:value-type="float" office:value="83.9953920550282" calcext:value-type="float">
            <text:p>83,9953920550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390.561760835284" calcext:value-type="float">
            <text:p>390,561760835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Turdus merula</text:p>
          </table:table-cell>
          <table:table-cell office:value-type="float" office:value="285.96876972567" calcext:value-type="float">
            <text:p>285,96876972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8:00" calcext:value-type="date">
            <text:p>2019-05-19 10:28:00</text:p>
          </table:table-cell>
          <table:table-cell office:value-type="string" calcext:value-type="string">
            <text:p>Sylvia atricapilla</text:p>
          </table:table-cell>
          <table:table-cell office:value-type="float" office:value="151.032924968133" calcext:value-type="float">
            <text:p>151,032924968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27:00" calcext:value-type="date">
            <text:p>2019-05-19 10:27:00</text:p>
          </table:table-cell>
          <table:table-cell office:value-type="string" calcext:value-type="string">
            <text:p>Sylvia atricapilla</text:p>
          </table:table-cell>
          <table:table-cell office:value-type="float" office:value="111.968698306741" calcext:value-type="float">
            <text:p>111,968698306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64.8538272823881" calcext:value-type="float">
            <text:p>64,8538272823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236.073633127207" calcext:value-type="float">
            <text:p>236,073633127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6:00" calcext:value-type="date">
            <text:p>2019-05-19 08:46:00</text:p>
          </table:table-cell>
          <table:table-cell office:value-type="string" calcext:value-type="string">
            <text:p>Turdus merula</text:p>
          </table:table-cell>
          <table:table-cell office:value-type="float" office:value="344.112761094052" calcext:value-type="float">
            <text:p>344,112761094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8:00" calcext:value-type="date">
            <text:p>2019-05-19 08:48:00</text:p>
          </table:table-cell>
          <table:table-cell office:value-type="string" calcext:value-type="string">
            <text:p>Sylvia atricapilla</text:p>
          </table:table-cell>
          <table:table-cell office:value-type="float" office:value="148.772353536436" calcext:value-type="float">
            <text:p>148,77235353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9:00" calcext:value-type="date">
            <text:p>2019-05-19 08:49:00</text:p>
          </table:table-cell>
          <table:table-cell office:value-type="string" calcext:value-type="string">
            <text:p>Turdus merula</text:p>
          </table:table-cell>
          <table:table-cell office:value-type="float" office:value="69.3470780035237" calcext:value-type="float">
            <text:p>69,3470780035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43:00" calcext:value-type="date">
            <text:p>2019-05-19 08:43:00</text:p>
          </table:table-cell>
          <table:table-cell office:value-type="string" calcext:value-type="string">
            <text:p>Sylvia atricapilla</text:p>
          </table:table-cell>
          <table:table-cell office:value-type="float" office:value="157.108206724952" calcext:value-type="float">
            <text:p>157,108206724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6:00" calcext:value-type="date">
            <text:p>2019-05-19 09:16:00</text:p>
          </table:table-cell>
          <table:table-cell office:value-type="string" calcext:value-type="string">
            <text:p>Sylvia atricapilla</text:p>
          </table:table-cell>
          <table:table-cell office:value-type="float" office:value="149.549935313953" calcext:value-type="float">
            <text:p>149,5499353139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69.103232098713" calcext:value-type="float">
            <text:p>269,10323209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159.541292631572" calcext:value-type="float">
            <text:p>159,541292631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8:00" calcext:value-type="date">
            <text:p>2019-05-19 09:18:00</text:p>
          </table:table-cell>
          <table:table-cell office:value-type="string" calcext:value-type="string">
            <text:p>Turdus merula</text:p>
          </table:table-cell>
          <table:table-cell office:value-type="float" office:value="57.2474654718607" calcext:value-type="float">
            <text:p>57,2474654718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04.820512787689" calcext:value-type="float">
            <text:p>204,820512787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06.468627407402" calcext:value-type="float">
            <text:p>206,468627407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116.256607464459" calcext:value-type="float">
            <text:p>116,256607464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6:00" calcext:value-type="date">
            <text:p>2019-05-19 09:06:00</text:p>
          </table:table-cell>
          <table:table-cell office:value-type="string" calcext:value-type="string">
            <text:p>Turdus merula</text:p>
          </table:table-cell>
          <table:table-cell office:value-type="float" office:value="224.795799799529" calcext:value-type="float">
            <text:p>224,7957997995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7:00" calcext:value-type="date">
            <text:p>2019-05-19 09:07:00</text:p>
          </table:table-cell>
          <table:table-cell office:value-type="string" calcext:value-type="string">
            <text:p>Sylvia atricapilla</text:p>
          </table:table-cell>
          <table:table-cell office:value-type="float" office:value="163.278686152778" calcext:value-type="float">
            <text:p>163,278686152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0:00" calcext:value-type="date">
            <text:p>2019-05-19 09:10:00</text:p>
          </table:table-cell>
          <table:table-cell office:value-type="string" calcext:value-type="string">
            <text:p>Turdus merula</text:p>
          </table:table-cell>
          <table:table-cell office:value-type="float" office:value="259.087567379223" calcext:value-type="float">
            <text:p>259,087567379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2:00" calcext:value-type="date">
            <text:p>2019-05-19 09:32:00</text:p>
          </table:table-cell>
          <table:table-cell office:value-type="string" calcext:value-type="string">
            <text:p>Sylvia atricapilla</text:p>
          </table:table-cell>
          <table:table-cell office:value-type="float" office:value="47.4840336285747" calcext:value-type="float">
            <text:p>47,4840336285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3:00" calcext:value-type="date">
            <text:p>2019-05-19 09:33:00</text:p>
          </table:table-cell>
          <table:table-cell office:value-type="string" calcext:value-type="string">
            <text:p>Turdus merula</text:p>
          </table:table-cell>
          <table:table-cell office:value-type="float" office:value="274.105616152574" calcext:value-type="float">
            <text:p>274,1056161525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4:00" calcext:value-type="date">
            <text:p>2019-05-19 09:34:00</text:p>
          </table:table-cell>
          <table:table-cell office:value-type="string" calcext:value-type="string">
            <text:p>Sylvia atricapilla</text:p>
          </table:table-cell>
          <table:table-cell office:value-type="float" office:value="74.2205932370791" calcext:value-type="float">
            <text:p>74,2205932370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6:00" calcext:value-type="date">
            <text:p>2019-05-19 09:36:00</text:p>
          </table:table-cell>
          <table:table-cell office:value-type="string" calcext:value-type="string">
            <text:p>Turdus merula</text:p>
          </table:table-cell>
          <table:table-cell office:value-type="float" office:value="358.828182383701" calcext:value-type="float">
            <text:p>358,8281823837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Sylvia atricapilla</text:p>
          </table:table-cell>
          <table:table-cell office:value-type="float" office:value="154.222902439573" calcext:value-type="float">
            <text:p>154,2229024395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0:00" calcext:value-type="date">
            <text:p>2019-05-19 09:30:00</text:p>
          </table:table-cell>
          <table:table-cell office:value-type="string" calcext:value-type="string">
            <text:p>Turdus merula</text:p>
          </table:table-cell>
          <table:table-cell office:value-type="float" office:value="120.482846326105" calcext:value-type="float">
            <text:p>120,482846326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Turdus merula</text:p>
          </table:table-cell>
          <table:table-cell office:value-type="float" office:value="172.983282613824" calcext:value-type="float">
            <text:p>172,9832826138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31:00" calcext:value-type="date">
            <text:p>2019-05-19 09:31:00</text:p>
          </table:table-cell>
          <table:table-cell office:value-type="string" calcext:value-type="string">
            <text:p>Sylvia atricapilla</text:p>
          </table:table-cell>
          <table:table-cell office:value-type="float" office:value="166.370326143183" calcext:value-type="float">
            <text:p>166,370326143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Sylvia atricapilla</text:p>
          </table:table-cell>
          <table:table-cell office:value-type="float" office:value="93.2856979386096" calcext:value-type="float">
            <text:p>93,2856979386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8:53:00" calcext:value-type="date">
            <text:p>2019-05-19 08:53:00</text:p>
          </table:table-cell>
          <table:table-cell office:value-type="string" calcext:value-type="string">
            <text:p>Turdus merula</text:p>
          </table:table-cell>
          <table:table-cell office:value-type="float" office:value="199.577066440138" calcext:value-type="float">
            <text:p>199,577066440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2:00" calcext:value-type="date">
            <text:p>2019-05-19 09:02:00</text:p>
          </table:table-cell>
          <table:table-cell office:value-type="string" calcext:value-type="string">
            <text:p>Sylvia atricapilla</text:p>
          </table:table-cell>
          <table:table-cell office:value-type="float" office:value="21.9737497822554" calcext:value-type="float">
            <text:p>21,9737497822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84.29988379559" calcext:value-type="float">
            <text:p>84,299883795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3:00" calcext:value-type="date">
            <text:p>2019-05-19 09:03:00</text:p>
          </table:table-cell>
          <table:table-cell office:value-type="string" calcext:value-type="string">
            <text:p>Sylvia atricapilla</text:p>
          </table:table-cell>
          <table:table-cell office:value-type="float" office:value="65.5692770735142" calcext:value-type="float">
            <text:p>65,5692770735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94.6441121500707" calcext:value-type="float">
            <text:p>94,64411215007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05:00" calcext:value-type="date">
            <text:p>2019-05-19 09:05:00</text:p>
          </table:table-cell>
          <table:table-cell office:value-type="string" calcext:value-type="string">
            <text:p>Sylvia atricapilla</text:p>
          </table:table-cell>
          <table:table-cell office:value-type="float" office:value="209.971089898003" calcext:value-type="float">
            <text:p>209,9710898980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17:00" calcext:value-type="date">
            <text:p>2019-05-19 09:17:00</text:p>
          </table:table-cell>
          <table:table-cell office:value-type="string" calcext:value-type="string">
            <text:p>Turdus merula</text:p>
          </table:table-cell>
          <table:table-cell office:value-type="float" office:value="273.656789941117" calcext:value-type="float">
            <text:p>273,656789941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21:00" calcext:value-type="date">
            <text:p>2019-05-19 09:21:00</text:p>
          </table:table-cell>
          <table:table-cell office:value-type="string" calcext:value-type="string">
            <text:p>Turdus merula</text:p>
          </table:table-cell>
          <table:table-cell office:value-type="float" office:value="321.202476379865" calcext:value-type="float">
            <text:p>321,2024763798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158.254604377097" calcext:value-type="float">
            <text:p>158,254604377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Sylvia atricapilla</text:p>
          </table:table-cell>
          <table:table-cell office:value-type="float" office:value="32.9362936308021" calcext:value-type="float">
            <text:p>32,93629363080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4:00" calcext:value-type="date">
            <text:p>2019-05-19 10:04:00</text:p>
          </table:table-cell>
          <table:table-cell office:value-type="string" calcext:value-type="string">
            <text:p>Turdus merula</text:p>
          </table:table-cell>
          <table:table-cell office:value-type="float" office:value="86.2467298425392" calcext:value-type="float">
            <text:p>86,2467298425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5:00" calcext:value-type="date">
            <text:p>2019-05-19 10:05:00</text:p>
          </table:table-cell>
          <table:table-cell office:value-type="string" calcext:value-type="string">
            <text:p>Sylvia atricapilla</text:p>
          </table:table-cell>
          <table:table-cell office:value-type="float" office:value="27.7993649052719" calcext:value-type="float">
            <text:p>27,7993649052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Sylvia atricapilla</text:p>
          </table:table-cell>
          <table:table-cell office:value-type="float" office:value="92.8522801044085" calcext:value-type="float">
            <text:p>92,85228010440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49:00" calcext:value-type="date">
            <text:p>2019-05-19 09:49:00</text:p>
          </table:table-cell>
          <table:table-cell office:value-type="string" calcext:value-type="string">
            <text:p>Turdus merula</text:p>
          </table:table-cell>
          <table:table-cell office:value-type="float" office:value="189.069537468702" calcext:value-type="float">
            <text:p>189,069537468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0:00" calcext:value-type="date">
            <text:p>2019-05-19 09:50:00</text:p>
          </table:table-cell>
          <table:table-cell office:value-type="string" calcext:value-type="string">
            <text:p>Sylvia atricapilla</text:p>
          </table:table-cell>
          <table:table-cell office:value-type="float" office:value="76.8481927300906" calcext:value-type="float">
            <text:p>76,84819273009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1:00" calcext:value-type="date">
            <text:p>2019-05-19 09:51:00</text:p>
          </table:table-cell>
          <table:table-cell office:value-type="string" calcext:value-type="string">
            <text:p>Turdus merula</text:p>
          </table:table-cell>
          <table:table-cell office:value-type="float" office:value="243.577116230435" calcext:value-type="float">
            <text:p>243,577116230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09:53:00" calcext:value-type="date">
            <text:p>2019-05-19 09:53:00</text:p>
          </table:table-cell>
          <table:table-cell office:value-type="string" calcext:value-type="string">
            <text:p>Turdus merula</text:p>
          </table:table-cell>
          <table:table-cell office:value-type="float" office:value="475.381207935052" calcext:value-type="float">
            <text:p>475,3812079350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6:00" calcext:value-type="date">
            <text:p>2019-05-19 10:06:00</text:p>
          </table:table-cell>
          <table:table-cell office:value-type="string" calcext:value-type="string">
            <text:p>Turdus merula</text:p>
          </table:table-cell>
          <table:table-cell office:value-type="float" office:value="78.0874284634836" calcext:value-type="float">
            <text:p>78,087428463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7:00" calcext:value-type="date">
            <text:p>2019-05-19 10:07:00</text:p>
          </table:table-cell>
          <table:table-cell office:value-type="string" calcext:value-type="string">
            <text:p>Turdus merula</text:p>
          </table:table-cell>
          <table:table-cell office:value-type="float" office:value="179.459861833792" calcext:value-type="float">
            <text:p>179,459861833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8:00" calcext:value-type="date">
            <text:p>2019-05-19 10:08:00</text:p>
          </table:table-cell>
          <table:table-cell office:value-type="string" calcext:value-type="string">
            <text:p>Sylvia atricapilla</text:p>
          </table:table-cell>
          <table:table-cell office:value-type="float" office:value="87.0665440228693" calcext:value-type="float">
            <text:p>87,06654402286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09:00" calcext:value-type="date">
            <text:p>2019-05-19 10:09:00</text:p>
          </table:table-cell>
          <table:table-cell office:value-type="string" calcext:value-type="string">
            <text:p>Turdus merula</text:p>
          </table:table-cell>
          <table:table-cell office:value-type="float" office:value="48.2712468047957" calcext:value-type="float">
            <text:p>48,27124680479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19T10:12:00" calcext:value-type="date">
            <text:p>2019-05-19 10:12:00</text:p>
          </table:table-cell>
          <table:table-cell office:value-type="string" calcext:value-type="string">
            <text:p>Sylvia atricapilla</text:p>
          </table:table-cell>
          <table:table-cell office:value-type="float" office:value="19.1577673253517" calcext:value-type="float">
            <text:p>19,15776732535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0:00" calcext:value-type="date">
            <text:p>2019-05-25 07:40:00</text:p>
          </table:table-cell>
          <table:table-cell office:value-type="string" calcext:value-type="string">
            <text:p>Turdus merula</text:p>
          </table:table-cell>
          <table:table-cell office:value-type="float" office:value="16.4144849487812" calcext:value-type="float">
            <text:p>16,41448494878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Turdus merula</text:p>
          </table:table-cell>
          <table:table-cell office:value-type="float" office:value="102.428714810528" calcext:value-type="float">
            <text:p>102,428714810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3:00" calcext:value-type="date">
            <text:p>2019-05-25 07:43:00</text:p>
          </table:table-cell>
          <table:table-cell office:value-type="string" calcext:value-type="string">
            <text:p>Turdus merula</text:p>
          </table:table-cell>
          <table:table-cell office:value-type="float" office:value="88.9239332254556" calcext:value-type="float">
            <text:p>88,92393322545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4:00" calcext:value-type="date">
            <text:p>2019-05-25 07:44:00</text:p>
          </table:table-cell>
          <table:table-cell office:value-type="string" calcext:value-type="string">
            <text:p>Sylvia atricapilla</text:p>
          </table:table-cell>
          <table:table-cell office:value-type="float" office:value="84.8987277902702" calcext:value-type="float">
            <text:p>84,89872779027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7:00" calcext:value-type="date">
            <text:p>2019-05-25 07:47:00</text:p>
          </table:table-cell>
          <table:table-cell office:value-type="string" calcext:value-type="string">
            <text:p>Turdus merula</text:p>
          </table:table-cell>
          <table:table-cell office:value-type="float" office:value="146.40070534234" calcext:value-type="float">
            <text:p>146,40070534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8:00" calcext:value-type="date">
            <text:p>2019-05-25 07:48:00</text:p>
          </table:table-cell>
          <table:table-cell office:value-type="string" calcext:value-type="string">
            <text:p>Sylvia atricapilla</text:p>
          </table:table-cell>
          <table:table-cell office:value-type="float" office:value="197.424492668829" calcext:value-type="float">
            <text:p>197,424492668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7:42:00" calcext:value-type="date">
            <text:p>2019-05-25 07:42:00</text:p>
          </table:table-cell>
          <table:table-cell office:value-type="string" calcext:value-type="string">
            <text:p>Sylvia atricapilla</text:p>
          </table:table-cell>
          <table:table-cell office:value-type="float" office:value="143.938722410539" calcext:value-type="float">
            <text:p>143,938722410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2.703632657927" calcext:value-type="float">
            <text:p>242,7036326579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Turdus merula</text:p>
          </table:table-cell>
          <table:table-cell office:value-type="float" office:value="263.295830723725" calcext:value-type="float">
            <text:p>263,295830723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1:00" calcext:value-type="date">
            <text:p>2019-05-25 08:01:00</text:p>
          </table:table-cell>
          <table:table-cell office:value-type="string" calcext:value-type="string">
            <text:p>Turdus merula</text:p>
          </table:table-cell>
          <table:table-cell office:value-type="float" office:value="241.474830570028" calcext:value-type="float">
            <text:p>241,4748305700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6:00" calcext:value-type="date">
            <text:p>2019-05-25 08:06:00</text:p>
          </table:table-cell>
          <table:table-cell office:value-type="string" calcext:value-type="string">
            <text:p>Sylvia atricapilla</text:p>
          </table:table-cell>
          <table:table-cell office:value-type="float" office:value="111.382179654238" calcext:value-type="float">
            <text:p>111,382179654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462.950824575766" calcext:value-type="float">
            <text:p>462,9508245757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7:00" calcext:value-type="date">
            <text:p>2019-05-25 08:17:00</text:p>
          </table:table-cell>
          <table:table-cell office:value-type="string" calcext:value-type="string">
            <text:p>Turdus merula</text:p>
          </table:table-cell>
          <table:table-cell office:value-type="float" office:value="133.045490286655" calcext:value-type="float">
            <text:p>133,0454902866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Turdus merula</text:p>
          </table:table-cell>
          <table:table-cell office:value-type="float" office:value="114.735681845831" calcext:value-type="float">
            <text:p>114,735681845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19:00" calcext:value-type="date">
            <text:p>2019-05-25 08:19:00</text:p>
          </table:table-cell>
          <table:table-cell office:value-type="string" calcext:value-type="string">
            <text:p>Sylvia atricapilla</text:p>
          </table:table-cell>
          <table:table-cell office:value-type="float" office:value="232.976994417462" calcext:value-type="float">
            <text:p>232,976994417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3:00" calcext:value-type="date">
            <text:p>2019-05-25 09:03:00</text:p>
          </table:table-cell>
          <table:table-cell office:value-type="string" calcext:value-type="string">
            <text:p>Turdus merula</text:p>
          </table:table-cell>
          <table:table-cell office:value-type="float" office:value="33.2471626834187" calcext:value-type="float">
            <text:p>33,24716268341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4:00" calcext:value-type="date">
            <text:p>2019-05-25 09:04:00</text:p>
          </table:table-cell>
          <table:table-cell office:value-type="string" calcext:value-type="string">
            <text:p>Sylvia atricapilla</text:p>
          </table:table-cell>
          <table:table-cell office:value-type="float" office:value="87.4848074703498" calcext:value-type="float">
            <text:p>87,4848074703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5:00" calcext:value-type="date">
            <text:p>2019-05-25 09:05:00</text:p>
          </table:table-cell>
          <table:table-cell office:value-type="string" calcext:value-type="string">
            <text:p>Turdus merula</text:p>
          </table:table-cell>
          <table:table-cell office:value-type="float" office:value="182.07565226346" calcext:value-type="float">
            <text:p>182,075652263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8:02:00" calcext:value-type="date">
            <text:p>2019-05-25 08:02:00</text:p>
          </table:table-cell>
          <table:table-cell office:value-type="string" calcext:value-type="string">
            <text:p>Sylvia atricapilla</text:p>
          </table:table-cell>
          <table:table-cell office:value-type="float" office:value="62.1941037709382" calcext:value-type="float">
            <text:p>62,1941037709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1:00" calcext:value-type="date">
            <text:p>2019-05-25 09:01:00</text:p>
          </table:table-cell>
          <table:table-cell office:value-type="string" calcext:value-type="string">
            <text:p>Turdus merula</text:p>
          </table:table-cell>
          <table:table-cell office:value-type="float" office:value="189.091174829645" calcext:value-type="float">
            <text:p>189,091174829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85.9287549143592" calcext:value-type="float">
            <text:p>85,9287549143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177.810620078351" calcext:value-type="float">
            <text:p>177,810620078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02:00" calcext:value-type="date">
            <text:p>2019-05-25 09:02:00</text:p>
          </table:table-cell>
          <table:table-cell office:value-type="string" calcext:value-type="string">
            <text:p>Sylvia atricapilla</text:p>
          </table:table-cell>
          <table:table-cell office:value-type="float" office:value="68.6919884483247" calcext:value-type="float">
            <text:p>68,691988448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159.861164931582" calcext:value-type="float">
            <text:p>159,8611649315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7:00" calcext:value-type="date">
            <text:p>2019-05-25 09:27:00</text:p>
          </table:table-cell>
          <table:table-cell office:value-type="string" calcext:value-type="string">
            <text:p>Turdus merula</text:p>
          </table:table-cell>
          <table:table-cell office:value-type="float" office:value="81.7386008916298" calcext:value-type="float">
            <text:p>81,7386008916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31:00" calcext:value-type="date">
            <text:p>2019-05-25 09:31:00</text:p>
          </table:table-cell>
          <table:table-cell office:value-type="string" calcext:value-type="string">
            <text:p>Turdus merula</text:p>
          </table:table-cell>
          <table:table-cell office:value-type="float" office:value="50.8939794790157" calcext:value-type="float">
            <text:p>50,8939794790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3:00" calcext:value-type="date">
            <text:p>2019-05-25 09:53:00</text:p>
          </table:table-cell>
          <table:table-cell office:value-type="string" calcext:value-type="string">
            <text:p>Turdus merula</text:p>
          </table:table-cell>
          <table:table-cell office:value-type="float" office:value="90.5016344809496" calcext:value-type="float">
            <text:p>90,5016344809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4:00" calcext:value-type="date">
            <text:p>2019-05-25 09:54:00</text:p>
          </table:table-cell>
          <table:table-cell office:value-type="string" calcext:value-type="string">
            <text:p>Turdus merula</text:p>
          </table:table-cell>
          <table:table-cell office:value-type="float" office:value="333.597110606329" calcext:value-type="float">
            <text:p>333,597110606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Turdus merula</text:p>
          </table:table-cell>
          <table:table-cell office:value-type="float" office:value="46.8363548845309" calcext:value-type="float">
            <text:p>46,8363548845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3:00" calcext:value-type="date">
            <text:p>2019-05-25 09:23:00</text:p>
          </table:table-cell>
          <table:table-cell office:value-type="string" calcext:value-type="string">
            <text:p>Sylvia atricapilla</text:p>
          </table:table-cell>
          <table:table-cell office:value-type="float" office:value="94.9491968354498" calcext:value-type="float">
            <text:p>94,94919683544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4:00" calcext:value-type="date">
            <text:p>2019-05-25 09:24:00</text:p>
          </table:table-cell>
          <table:table-cell office:value-type="string" calcext:value-type="string">
            <text:p>Sylvia atricapilla</text:p>
          </table:table-cell>
          <table:table-cell office:value-type="float" office:value="89.6151454411263" calcext:value-type="float">
            <text:p>89,6151454411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Sylvia atricapilla</text:p>
          </table:table-cell>
          <table:table-cell office:value-type="float" office:value="22.2844932040719" calcext:value-type="float">
            <text:p>22,28449320407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25:00" calcext:value-type="date">
            <text:p>2019-05-25 09:25:00</text:p>
          </table:table-cell>
          <table:table-cell office:value-type="string" calcext:value-type="string">
            <text:p>Turdus merula</text:p>
          </table:table-cell>
          <table:table-cell office:value-type="float" office:value="113.949681526436" calcext:value-type="float">
            <text:p>113,949681526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1:00" calcext:value-type="date">
            <text:p>2019-05-25 10:01:00</text:p>
          </table:table-cell>
          <table:table-cell office:value-type="string" calcext:value-type="string">
            <text:p>Turdus merula</text:p>
          </table:table-cell>
          <table:table-cell office:value-type="float" office:value="144.837120089572" calcext:value-type="float">
            <text:p>144,8371200895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02:00" calcext:value-type="date">
            <text:p>2019-05-25 10:02:00</text:p>
          </table:table-cell>
          <table:table-cell office:value-type="string" calcext:value-type="string">
            <text:p>Turdus merula</text:p>
          </table:table-cell>
          <table:table-cell office:value-type="float" office:value="155.823276903623" calcext:value-type="float">
            <text:p>155,823276903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09:55:00" calcext:value-type="date">
            <text:p>2019-05-25 09:55:00</text:p>
          </table:table-cell>
          <table:table-cell office:value-type="string" calcext:value-type="string">
            <text:p>Sylvia atricapilla</text:p>
          </table:table-cell>
          <table:table-cell office:value-type="float" office:value="78.8303512828083" calcext:value-type="float">
            <text:p>78,8303512828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Turdus merula</text:p>
          </table:table-cell>
          <table:table-cell office:value-type="float" office:value="13.9640915394748" calcext:value-type="float">
            <text:p>13,96409153947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2.132732074831" calcext:value-type="float">
            <text:p>62,1327320748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Sylvia atricapilla</text:p>
          </table:table-cell>
          <table:table-cell office:value-type="float" office:value="102.819517232736" calcext:value-type="float">
            <text:p>102,8195172327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6:00" calcext:value-type="date">
            <text:p>2019-05-25 10:16:00</text:p>
          </table:table-cell>
          <table:table-cell office:value-type="string" calcext:value-type="string">
            <text:p>Turdus merula</text:p>
          </table:table-cell>
          <table:table-cell office:value-type="float" office:value="220.296755219249" calcext:value-type="float">
            <text:p>220,296755219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7:00" calcext:value-type="date">
            <text:p>2019-05-25 10:17:00</text:p>
          </table:table-cell>
          <table:table-cell office:value-type="string" calcext:value-type="string">
            <text:p>Turdus merula</text:p>
          </table:table-cell>
          <table:table-cell office:value-type="float" office:value="278.261430776171" calcext:value-type="float">
            <text:p>278,261430776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23:00" calcext:value-type="date">
            <text:p>2019-05-25 10:23:00</text:p>
          </table:table-cell>
          <table:table-cell office:value-type="string" calcext:value-type="string">
            <text:p>Turdus merula</text:p>
          </table:table-cell>
          <table:table-cell office:value-type="float" office:value="110.957560028684" calcext:value-type="float">
            <text:p>110,957560028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25T10:15:00" calcext:value-type="date">
            <text:p>2019-05-25 10:15:00</text:p>
          </table:table-cell>
          <table:table-cell office:value-type="string" calcext:value-type="string">
            <text:p>Sylvia atricapilla</text:p>
          </table:table-cell>
          <table:table-cell office:value-type="float" office:value="66.5912768024966" calcext:value-type="float">
            <text:p>66,5912768024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56"/>
        </table:table-row>
        <table:table-row table:style-name="ro1" table:number-rows-repeated="104729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ventaires" table:style-name="ta2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number-columns-repeated="59" table:default-cell-style-name="Default"/>
        <table:table-row table:style-name="ro1"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Observate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Effort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3" calcext:value-type="date">
            <text:p>2019-04-1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4-12" calcext:value-type="date">
            <text:p>2019-04-1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4-30" calcext:value-type="date">
            <text:p>2019-04-3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9" calcext:value-type="date">
            <text:p>2019-05-2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7" calcext:value-type="date">
            <text:p>2019-05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4" calcext:value-type="date">
            <text:p>2019-06-04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5-02" calcext:value-type="date">
            <text:p>2019-05-02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table:style-name="ce2" office:value-type="date" office:date-value="2019-06-03" calcext:value-type="date">
            <text:p>2019-06-03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E</text:p>
          </table:table-cell>
          <table:table-cell table:style-name="ce2" office:value-type="date" office:date-value="2019-06-02" calcext:value-type="date">
            <text:p>2019-06-02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0" calcext:value-type="date">
            <text:p>2019-04-20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0" calcext:value-type="date">
            <text:p>2019-05-30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4-21" calcext:value-type="date">
            <text:p>2019-04-2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</text:p>
          </table:table-cell>
          <table:table-cell table:style-name="ce2" office:value-type="date" office:date-value="2019-05-31" calcext:value-type="date">
            <text:p>2019-05-3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6-01" calcext:value-type="date">
            <text:p>2019-06-01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25" calcext:value-type="date">
            <text:p>2019-05-25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</text:p>
          </table:table-cell>
          <table:table-cell table:style-name="ce2" office:value-type="date" office:date-value="2019-05-26" calcext:value-type="date">
            <text:p>2019-05-26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03" calcext:value-type="date">
            <text:p>2019-05-03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</text:p>
          </table:table-cell>
          <table:table-cell table:style-name="ce2" office:value-type="date" office:date-value="2019-05-28" calcext:value-type="date">
            <text:p>2019-05-2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07" calcext:value-type="date">
            <text:p>2019-04-07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4-14" calcext:value-type="date">
            <text:p>2019-04-14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H</text:p>
          </table:table-cell>
          <table:table-cell table:style-name="ce2" office:value-type="date" office:date-value="2019-05-19" calcext:value-type="date">
            <text:p>2019-05-19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5-01" calcext:value-type="date">
            <text:p>2019-05-01 00:00: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B</text:p>
          </table:table-cell>
          <table:table-cell table:style-name="ce2" office:value-type="date" office:date-value="2019-06-08" calcext:value-type="date">
            <text:p>2019-06-08 00:00: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 table:number-rows-repeated="104838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ventaires" style:display-name="PageStyle_Inventai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nnéesIndiv" style:display-name="PageStyle_DonnéesIndi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an-Philippe Meuret</dc:creator>
    <meta:creation-date>2020-04-19T12:45:01</meta:creation-date>
    <dc:date>2020-04-19T12:47:27</dc:date>
    <meta:generator>LibreOffice/6.3.2.2$Windows_x86 LibreOffice_project/98b30e735bda24bc04ab42594c85f7fd8be07b9c</meta:generator>
    <meta:document-statistic meta:table-count="2" meta:cell-count="1120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